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00000002065F3F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Tabla1" style:family="table">
      <style:table-properties style:width="17cm" table:align="left"/>
    </style:style>
    <style:style style:name="Tabla1.A" style:family="table-column">
      <style:table-column-properties style:column-width="5.332cm"/>
    </style:style>
    <style:style style:name="Tabla1.B" style:family="table-column">
      <style:table-column-properties style:column-width="8.983cm"/>
    </style:style>
    <style:style style:name="Tabla1.C" style:family="table-column">
      <style:table-column-properties style:column-width="2.685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3.872cm"/>
    </style:style>
    <style:style style:name="Tabla2.B" style:family="table-column">
      <style:table-column-properties style:column-width="13.129cm"/>
    </style:style>
    <style:style style:name="Tabla2.A1" style:family="table-cell">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3.6cm"/>
    </style:style>
    <style:style style:name="Tabla7.B" style:family="table-column">
      <style:table-column-properties style:column-width="13.4cm"/>
    </style:style>
    <style:style style:name="Tabla7.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4.187cm"/>
    </style:style>
    <style:style style:name="Tabla3.B" style:family="table-column">
      <style:table-column-properties style:column-width="1.692cm"/>
    </style:style>
    <style:style style:name="Tabla3.C" style:family="table-column">
      <style:table-column-properties style:column-width="4.195cm"/>
    </style:style>
    <style:style style:name="Tabla3.D" style:family="table-column">
      <style:table-column-properties style:column-width="3.561cm"/>
    </style:style>
    <style:style style:name="Tabla3.E" style:family="table-column">
      <style:table-column-properties style:column-width="3.366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4.648cm"/>
    </style:style>
    <style:style style:name="Tabla4.B" style:family="table-column">
      <style:table-column-properties style:column-width="4.403cm"/>
    </style:style>
    <style:style style:name="Tabla4.C" style:family="table-column">
      <style:table-column-properties style:column-width="7.95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1.037cm"/>
    </style:style>
    <style:style style:name="Tabla5.B" style:family="table-column">
      <style:table-column-properties style:column-width="4.124cm"/>
    </style:style>
    <style:style style:name="Tabla5.C" style:family="table-column">
      <style:table-column-properties style:column-width="11.839cm"/>
    </style:style>
    <style:style style:name="Tabla5.A1" style:family="table-cell">
      <style:table-cell-properties style:vertical-align="middle" fo:padding="0.049cm" fo:border="none"/>
    </style:style>
    <style:style style:name="Tabla6" style:family="table">
      <style:table-properties style:width="17.007cm" table:align="left" fo:background-color="transparent">
        <style:background-image/>
      </style:table-properties>
    </style:style>
    <style:style style:name="Tabla6.A" style:family="table-column">
      <style:table-column-properties style:column-width="3.036cm"/>
    </style:style>
    <style:style style:name="Tabla6.B" style:family="table-column">
      <style:table-column-properties style:column-width="2.94cm"/>
    </style:style>
    <style:style style:name="Tabla6.C" style:family="table-column">
      <style:table-column-properties style:column-width="2.752cm"/>
    </style:style>
    <style:style style:name="Tabla6.D" style:family="table-column">
      <style:table-column-properties style:column-width="2.847cm"/>
    </style:style>
    <style:style style:name="Tabla6.E" style:family="table-column">
      <style:table-column-properties style:column-width="5.433cm"/>
    </style:style>
    <style:style style:name="Tabla6.1" style:family="table-row">
      <style:table-row-properties fo:background-color="transparent">
        <style:background-image/>
      </style:table-row-properties>
    </style:style>
    <style:style style:name="Tabla6.A1" style:family="table-cell">
      <style:table-cell-properties style:vertical-align="middle" fo:background-color="transparent" fo:padding="0.049cm" fo:border="0.75pt solid #cfd9de">
        <style:background-image/>
      </style:table-cell-properties>
    </style:style>
    <style:style style:name="Tabla9" style:family="table">
      <style:table-properties style:width="17cm" table:align="left"/>
    </style:style>
    <style:style style:name="Tabla9.A" style:family="table-column">
      <style:table-column-properties style:column-width="1.083cm"/>
    </style:style>
    <style:style style:name="Tabla9.B" style:family="table-column">
      <style:table-column-properties style:column-width="6.316cm"/>
    </style:style>
    <style:style style:name="Tabla9.C" style:family="table-column">
      <style:table-column-properties style:column-width="9.601cm"/>
    </style:style>
    <style:style style:name="Tabla9.A1" style:family="table-cell">
      <style:table-cell-properties style:vertical-align="middle" fo:padding="0.049cm" fo:border="none"/>
    </style:style>
    <style:style style:name="Tabla10" style:family="table">
      <style:table-properties style:width="16.515cm" table:align="left"/>
    </style:style>
    <style:style style:name="Tabla10.A" style:family="table-column">
      <style:table-column-properties style:column-width="1.741cm"/>
    </style:style>
    <style:style style:name="Tabla10.B" style:family="table-column">
      <style:table-column-properties style:column-width="3.738cm"/>
    </style:style>
    <style:style style:name="Tabla10.C" style:family="table-column">
      <style:table-column-properties style:column-width="11.037cm"/>
    </style:style>
    <style:style style:name="Tabla10.A1" style:family="table-cell">
      <style:table-cell-properties style:vertical-align="middle" fo:padding="0.049cm" fo:border="none"/>
    </style:style>
    <style:style style:name="Tabla8" style:family="table">
      <style:table-properties style:width="17cm" table:align="left"/>
    </style:style>
    <style:style style:name="Tabla8.A" style:family="table-column">
      <style:table-column-properties style:column-width="2.141cm"/>
    </style:style>
    <style:style style:name="Tabla8.B" style:family="table-column">
      <style:table-column-properties style:column-width="3.233cm"/>
    </style:style>
    <style:style style:name="Tabla8.C" style:family="table-column">
      <style:table-column-properties style:column-width="9.423cm"/>
    </style:style>
    <style:style style:name="Tabla8.D" style:family="table-column">
      <style:table-column-properties style:column-width="2.203cm"/>
    </style:style>
    <style:style style:name="Tabla8.A1" style:family="table-cell">
      <style:table-cell-properties style:vertical-align="middle" fo:padding="0.049cm" fo:border="none"/>
    </style:style>
    <style:style style:name="Tabla11" style:family="table">
      <style:table-properties style:width="17cm" table:align="left"/>
    </style:style>
    <style:style style:name="Tabla11.A" style:family="table-column">
      <style:table-column-properties style:column-width="4.949cm"/>
    </style:style>
    <style:style style:name="Tabla11.B" style:family="table-column">
      <style:table-column-properties style:column-width="12.051cm"/>
    </style:style>
    <style:style style:name="Tabla11.A1" style:family="table-cell">
      <style:table-cell-properties style:vertical-align="middle" fo:padding="0.049cm" fo:border="none"/>
    </style:style>
    <style:style style:name="Tabla12" style:family="table">
      <style:table-properties style:width="8.823cm" table:align="left"/>
    </style:style>
    <style:style style:name="Tabla12.A" style:family="table-column">
      <style:table-column-properties style:column-width="6.35cm"/>
    </style:style>
    <style:style style:name="Tabla12.B" style:family="table-column">
      <style:table-column-properties style:column-width="2.473cm"/>
    </style:style>
    <style:style style:name="Tabla12.A1" style:family="table-cell">
      <style:table-cell-properties style:vertical-align="middle" fo:padding="0.049cm" fo:border="none"/>
    </style:style>
    <style:style style:name="P1" style:family="paragraph" style:parent-style-name="Text_20_body" style:list-style-name="L1"/>
    <style:style style:name="P2" style:family="paragraph" style:parent-style-name="Heading_20_3">
      <style:text-properties officeooo:paragraph-rsid="00125307"/>
    </style:style>
    <style:style style:name="P3" style:family="paragraph" style:parent-style-name="Text_20_body" style:list-style-name="L2">
      <style:text-properties officeooo:paragraph-rsid="00125307"/>
    </style:style>
    <style:style style:name="P4" style:family="paragraph" style:parent-style-name="Text_20_body" style:list-style-name="L3">
      <style:text-properties officeooo:paragraph-rsid="00125307"/>
    </style:style>
    <style:style style:name="P5" style:family="paragraph" style:parent-style-name="Text_20_body" style:list-style-name="L4">
      <style:text-properties officeooo:paragraph-rsid="00125307"/>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able_20_Contents">
      <style:text-properties fo:font-size="2pt" style:font-size-asian="2pt" style:font-size-complex="2pt"/>
    </style:style>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Quotations"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Standard">
      <style:paragraph-properties fo:margin-left="0cm" fo:margin-right="0cm" fo:text-indent="0cm" style:auto-text-indent="false" style:writing-mode="lr-tb"/>
      <style:text-properties fo:color="#000000" loext:opacity="100%" style:font-name="sans-serif" fo:background-color="transparent"/>
    </style:style>
    <style:style style:name="P33"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style:font-name="sans-serif" fo:background-color="transparent"/>
    </style:style>
    <style:style style:name="P34" style:family="paragraph" style:parent-style-name="Text_20_body">
      <style:paragraph-properties fo:margin-left="0cm" fo:margin-right="0cm" fo:text-indent="0cm" style:auto-text-indent="false" style:writing-mode="lr-tb"/>
      <style:text-properties fo:color="#000000" loext:opacity="100%" style:font-name="sans-serif" fo:background-color="transparent"/>
    </style:style>
    <style:style style:name="P35" style:family="paragraph" style:parent-style-name="Text_20_body" style:list-style-name="L3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6" style:family="paragraph" style:parent-style-name="Text_20_body" style:list-style-name="L3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7" style:family="paragraph" style:parent-style-name="Text_20_body" style:list-style-name="L3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8" style:family="paragraph" style:parent-style-name="Text_20_body" style:list-style-name="L3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39" style:family="paragraph" style:parent-style-name="Text_20_body" style:list-style-name="L3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0" style:family="paragraph" style:parent-style-name="Text_20_body" style:list-style-name="L3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1" style:family="paragraph" style:parent-style-name="Text_20_body" style:list-style-name="L3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2" style:family="paragraph" style:parent-style-name="Table_20_Heading">
      <style:paragraph-properties fo:margin-left="0cm" fo:margin-right="0cm" fo:text-indent="0cm" style:auto-text-indent="false" style:writing-mode="lr-tb"/>
      <style:text-properties fo:color="#000000" loext:opacity="100%" style:font-name="sans-serif" fo:font-weight="bold" fo:background-color="transparent"/>
    </style:style>
    <style:style style:name="P43" style:family="paragraph" style:parent-style-name="Table_20_Contents">
      <style:paragraph-properties fo:margin-left="0cm" fo:margin-right="0cm" fo:text-indent="0cm" style:auto-text-indent="false" style:writing-mode="lr-tb"/>
      <style:text-properties fo:color="#000000" loext:opacity="100%" style:font-name="sans-serif" fo:background-color="transparent"/>
    </style:style>
    <style:style style:name="P44" style:family="paragraph" style:parent-style-name="Text_20_body" style:list-style-name="L3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5" style:family="paragraph" style:parent-style-name="Text_20_body" style:list-style-name="L3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2"/>
    <style:style style:name="P50" style:family="paragraph" style:parent-style-name="Text_20_body" style:list-style-name="L43"/>
    <style:style style:name="P51" style:family="paragraph" style:parent-style-name="Text_20_body" style:list-style-name="L44"/>
    <style:style style:name="P52" style:family="paragraph" style:parent-style-name="Text_20_body" style:list-style-name="L45"/>
    <style:style style:name="P53" style:family="paragraph" style:parent-style-name="Text_20_body" style:list-style-name="L46"/>
    <style:style style:name="P54" style:family="paragraph" style:parent-style-name="Text_20_body" style:list-style-name="L47"/>
    <style:style style:name="P55" style:family="paragraph" style:parent-style-name="Text_20_body" style:list-style-name="L48"/>
    <style:style style:name="P56" style:family="paragraph" style:parent-style-name="Text_20_body" style:list-style-name="L49"/>
    <style:style style:name="P57" style:family="paragraph" style:parent-style-name="Text_20_body" style:list-style-name="L50"/>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style style:name="P70" style:family="paragraph" style:parent-style-name="Text_20_body" style:list-style-name="L63"/>
    <style:style style:name="P71" style:family="paragraph" style:parent-style-name="Text_20_body" style:list-style-name="L64"/>
    <style:style style:name="P72" style:family="paragraph" style:parent-style-name="Text_20_body" style:list-style-name="L65"/>
    <style:style style:name="P73" style:family="paragraph" style:parent-style-name="Text_20_body" style:list-style-name="L66"/>
    <style:style style:name="P74" style:family="paragraph" style:parent-style-name="Text_20_body" style:list-style-name="L67"/>
    <style:style style:name="P75" style:family="paragraph" style:parent-style-name="Text_20_body" style:list-style-name="L68"/>
    <style:style style:name="P76" style:family="paragraph" style:parent-style-name="Text_20_body" style:list-style-name="L69"/>
    <style:style style:name="P77" style:family="paragraph" style:parent-style-name="Text_20_body" style:list-style-name="L70"/>
    <style:style style:name="P78" style:family="paragraph" style:parent-style-name="Text_20_body" style:list-style-name="L71"/>
    <style:style style:name="P79" style:family="paragraph" style:parent-style-name="Text_20_body" style:list-style-name="L72"/>
    <style:style style:name="P80" style:family="paragraph" style:parent-style-name="Text_20_body" style:list-style-name="L73"/>
    <style:style style:name="P81" style:family="paragraph" style:parent-style-name="Standard">
      <style:text-properties officeooo:rsid="00164eca" officeooo:paragraph-rsid="00164eca"/>
    </style:style>
    <style:style style:name="P82" style:family="paragraph" style:parent-style-name="Standard">
      <style:text-properties fo:color="#000000" loext:opacity="100%" style:font-name="sans-serif" officeooo:rsid="00164eca" officeooo:paragraph-rsid="00164eca" fo:background-color="transparent"/>
    </style:style>
    <style:style style:name="P83" style:family="paragraph" style:parent-style-name="Text_20_body" style:list-style-name="L7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4" style:family="paragraph" style:parent-style-name="Text_20_body" style:list-style-name="L7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5" style:family="paragraph" style:parent-style-name="Text_20_body" style:list-style-name="L7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6" style:family="paragraph" style:parent-style-name="Text_20_body">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7" style:family="paragraph" style:parent-style-name="Standard">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8" style:family="paragraph" style:parent-style-name="Text_20_body" style:list-style-name="L77">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89" style:family="paragraph" style:parent-style-name="Text_20_body" style:list-style-name="L7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0" style:family="paragraph" style:parent-style-name="Text_20_body" style:list-style-name="L7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fo:background-color="transparent"/>
    </style:style>
    <style:style style:name="P91" style:family="paragraph" style:parent-style-name="Text_20_body" style:list-style-name="L7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2" style:family="paragraph" style:parent-style-name="Text_20_body" style:list-style-name="L7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3" style:family="paragraph" style:parent-style-name="Text_20_body" style:list-style-name="L8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4" style:family="paragraph" style:parent-style-name="Text_20_body" style:list-style-name="L8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5" style:family="paragraph" style:parent-style-name="Text_20_body" style:list-style-name="L8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6" style:family="paragraph" style:parent-style-name="Text_20_body" style:list-style-name="L8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7" style:family="paragraph" style:parent-style-name="Text_20_body" style:list-style-name="L8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8" style:family="paragraph" style:parent-style-name="Text_20_body" style:list-style-name="L8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9" style:family="paragraph" style:parent-style-name="Text_20_body" style:list-style-name="L8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0" style:family="paragraph" style:parent-style-name="Text_20_body" style:list-style-name="L8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1" style:family="paragraph" style:parent-style-name="Text_20_body" style:list-style-name="L8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2" style:family="paragraph" style:parent-style-name="Text_20_body" style:list-style-name="L8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3" style:family="paragraph" style:parent-style-name="Text_20_body" style:list-style-name="L9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4" style:family="paragraph" style:parent-style-name="Text_20_body" style:list-style-name="L9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05" style:family="paragraph" style:parent-style-name="Text_20_body" style:list-style-name="L9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T1" style:family="text">
      <style:text-properties fo:color="#000000" loext:opacity="100%" style:font-name="sans-serif" fo:background-color="transparent" loext:char-shading-value="0"/>
    </style:style>
    <style:style style:name="T2" style:family="text">
      <style:text-properties style:font-name="monospace" fo:font-size="10pt"/>
    </style:style>
    <style:style style:name="T3" style:family="text">
      <style:text-properties fo:color="#000000" loext:opacity="100%" style:font-name="sans-serif" fo:font-weight="bold" style:font-name-asian="sans-serif" style:font-weight-asian="bold" style:font-name-complex="sans-serif" style:font-weight-complex="bold"/>
    </style:style>
    <style:style style:name="T4" style:family="text">
      <style:text-properties fo:color="#000000" loext:opacity="100%" style:font-name="sans-serif" style:font-name-asian="sans-serif" style:font-name-complex="sans-serif"/>
    </style:style>
    <style:style style:name="T5" style:family="text">
      <style:text-properties officeooo:rsid="0016ad3d"/>
    </style:style>
    <style:style style:name="T6" style:family="text">
      <style:text-properties fo:color="#000000" loext:opacity="100%" style:font-name="monospace" fo:font-size="10pt" fo:background-color="transparent" loext:char-shading-value="0"/>
    </style:style>
    <style:style style:name="T7" style:family="text">
      <style:text-properties fo:color="#000080" loext:opacity="100%" style:font-name="sans-serif"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1. Problema Real y en Expansión</text:span></text:h>
      <text:p text:style-name="Text_20_body">Millones de creadores, medios, instituciones y empresas están viendo su contenido:</text:p>
      <text:list text:style-name="L1">
        <text:list-item>
          <text:p text:style-name="P1">Usado para entrenar modelos sin permiso (imágenes, texto, música, código…)</text:p>
        </text:list-item>
        <text:list-item>
          <text:p text:style-name="P1">Reproducido o parafraseado sin atribución</text:p>
        </text:list-item>
        <text:list-item>
          <text:p text:style-name="P1">Vulnerable ante agentes automáticos (scrapers, crawlers, bots LLM)</text:p>
        </text:list-item>
      </text:list>
      <text:p text:style-name="Horizontal_20_Line"/>
      <text:h text:style-name="Heading_20_2" text:outline-level="2"><text:span text:style-name="Strong_20_Emphasis">2. Propuesta de Valor: ¿Qué Solucionas?</text:span></text:h>
      <text:p text:style-name="Text_20_body">Tu startup podría ofrecer:</text:p>
      <text:h text:style-name="P2" text:outline-level="3">a. <text:span text:style-name="Strong_20_Emphasis">Protección Técnica</text:span></text:h>
      <text:list text:style-name="L2">
        <text:list-item>
          <text:p text:style-name="P3">Generación automática de <text:span text:style-name="Source_20_Text">robots.txt</text:span>, <text:span text:style-name="Source_20_Text">llms.txt</text:span>, <text:span text:style-name="Source_20_Text">meta tags</text:span>, <text:span text:style-name="Source_20_Text">headers</text:span></text:p>
        </text:list-item>
        <text:list-item>
          <text:p text:style-name="P3">Bloqueo y detección de crawlers IA en tiempo real (mediante IP, user-agent, fingerprints)</text:p>
        </text:list-item>
        <text:list-item>
          <text:p text:style-name="P3">Fingerprinting de texto, imágenes, audio o código con marcas invisibles</text:p>
        </text:list-item>
        <text:list-item>
          <text:p text:style-name="P3">Generación de hashes y timestamps en blockchain para prueba de autoría</text:p>
        </text:list-item>
      </text:list>
      <text:h text:style-name="P2" text:outline-level="3">b. <text:span text:style-name="Strong_20_Emphasis">Legal + Contratos</text:span></text:h>
      <text:list text:style-name="L3">
        <text:list-item>
          <text:p text:style-name="P4">Generador de <text:span text:style-name="Strong_20_Emphasis">Términos de uso</text:span> personalizados anti-IA</text:p>
        </text:list-item>
        <text:list-item>
          <text:p text:style-name="P4">Licencias “No IA” de fácil integración para fotógrafos, escritores, músicos, etc.</text:p>
        </text:list-item>
        <text:list-item>
          <text:p text:style-name="P4">Plantillas legales de protección y herramientas para enviar <text:span text:style-name="Strong_20_Emphasis">takedown notices</text:span></text:p>
        </text:list-item>
      </text:list>
      <text:h text:style-name="P2" text:outline-level="3">c. <text:span text:style-name="Strong_20_Emphasis">Monitoreo y Auditoría</text:span></text:h>
      <text:list text:style-name="L4">
        <text:list-item>
          <text:p text:style-name="P5">Monitoreo de uso indebido del contenido en modelos LLM conocidos</text:p>
        </text:list-item>
        <text:list-item>
          <text:p text:style-name="P5">Alertas cuando tu texto, imagen o código aparece en productos generativos</text:p>
        </text:list-item>
        <text:list-item>
          <text:p text:style-name="P5"><text:span text:style-name="Strong_20_Emphasis">API para detectar similitud con modelos (¿te entrenaron sin permiso?)</text:span></text:p>
        </text:list-item>
      </text:list>
      <text:p text:style-name="Horizontal_20_Line"/>
      <text:h text:style-name="Heading_20_2" text:outline-level="2"><text:span text:style-name="Strong_20_Emphasis">3. Público Objetivo (Clientes Potenciales)</text:span></text:h>
      <text:list text:style-name="L5">
        <text:list-item>
          <text:p text:style-name="P6">Creadores independientes (artistas, escritores, ilustradores)</text:p>
        </text:list-item>
        <text:list-item>
          <text:p text:style-name="P6">Medios de comunicación y blogs</text:p>
        </text:list-item>
        <text:list-item>
          <text:p text:style-name="P6">Educadores y universidades</text:p>
        </text:list-item>
        <text:list-item>
          <text:p text:style-name="P6">Empresas con contenido técnico o propietario</text:p>
        </text:list-item>
        <text:list-item>
          <text:p text:style-name="P6">Plataformas de contenido (como sitios de cursos, stock, tutoriales)</text:p>
        </text:list-item>
      </text:list>
      <text:p text:style-name="Horizontal_20_Line"/>
      <text:h text:style-name="Heading_20_2" text:outline-level="2"><text:soft-page-break/><text:span text:style-name="Strong_20_Emphasis">4. Modelos de Negocio</text:span></text:h>
      <text:list text:style-name="L6">
        <text:list-item>
          <text:p text:style-name="P7"><text:span text:style-name="Strong_20_Emphasis">SaaS mensual:</text:span> Protección + monitoreo continuo</text:p>
        </text:list-item>
        <text:list-item>
          <text:p text:style-name="P7"><text:span text:style-name="Strong_20_Emphasis">Freemium + Premium:</text:span> Funciones básicas gratis, detección avanzada de pago</text:p>
        </text:list-item>
        <text:list-item>
          <text:p text:style-name="P7"><text:span text:style-name="Strong_20_Emphasis">White-label o API:</text:span> Para CMS, sitios de membresía, redes de contenido</text:p>
        </text:list-item>
        <text:list-item>
          <text:p text:style-name="P7"><text:span text:style-name="Strong_20_Emphasis">Consultoría legal/tech personalizada</text:span> para grandes medios</text:p>
        </text:list-item>
      </text:list>
      <text:p text:style-name="Horizontal_20_Line"/>
      <text:h text:style-name="Heading_20_2" text:outline-level="2"><text:span text:style-name="Strong_20_Emphasis">5. Barreras y Fortalezas</text:span></text:h>
      <text:p text:style-name="Text_20_body"><text:span text:style-name="Strong_20_Emphasis">Desafíos:</text:span></text:p>
      <text:list text:style-name="L7">
        <text:list-item>
          <text:p text:style-name="P8">Algunos bots ignorarán <text:span text:style-name="Source_20_Text">robots.txt</text:span></text:p>
        </text:list-item>
        <text:list-item>
          <text:p text:style-name="P8">Detección de uso en modelos cerrados es difícil (pero es un buen reto técnico)</text:p>
        </text:list-item>
        <text:list-item>
          <text:p text:style-name="P8">Requiere combinación legal + técnica</text:p>
        </text:list-item>
      </text:list>
      <text:p text:style-name="Text_20_body"><text:span text:style-name="Strong_20_Emphasis">Fortalezas:</text:span></text:p>
      <text:list text:style-name="L8">
        <text:list-item>
          <text:p text:style-name="P9">Timing perfecto (la legislación se está moviendo)</text:p>
        </text:list-item>
        <text:list-item>
          <text:p text:style-name="P9">Puedes posicionarte como referente ético y técnico</text:p>
        </text:list-item>
        <text:list-item>
          <text:p text:style-name="P9">Aún no hay un “Cloudflare” o “Defender” para creadores frente a IA</text:p>
        </text:list-item>
      </text:list>
      <text:p text:style-name="Standard"/>
      <text:p text:style-name="Standard"/>
      <text:h text:style-name="Heading_20_2" text:outline-level="2"><text:span text:style-name="Strong_20_Emphasis">Pitch de Startup</text:span></text:h>
      <text:p text:style-name="Text_20_body"><text:span text:style-name="Strong_20_Emphasis">Nombre Tentativo:</text:span> <text:span text:style-name="Emphasis">ContentShield AI</text:span><text:line-break/><text:span text:style-name="Strong_20_Emphasis">Tagline:</text:span> <text:span text:style-name="Emphasis">Tu contenido. Tus reglas. Contra la IA, tú mandas.</text:span></text:p>
      <text:h text:style-name="Heading_20_3" text:outline-level="3"><text:span text:style-name="Strong_20_Emphasis">Problema</text:span></text:h>
      <text:p text:style-name="Text_20_body">La inteligencia artificial está aprendiendo y generando contenido a partir de millones de páginas web, sin consentimiento, atribución ni compensación. Creadores, empresas y medios ven cómo su propiedad intelectual es usada en modelos de IA sin control.</text:p>
      <text:h text:style-name="Heading_20_3" text:outline-level="3"><text:span text:style-name="Strong_20_Emphasis">Solución</text:span></text:h>
      <text:p text:style-name="Text_20_body"><text:span text:style-name="Emphasis">ContentShield AI</text:span> es una plataforma que permite a cualquier creador o empresa <text:span text:style-name="Strong_20_Emphasis">proteger, marcar, monitorear y defender su contenido</text:span> frente al uso no autorizado por modelos de IA.</text:p>
      <text:h text:style-name="Heading_20_3" text:outline-level="3"><text:span text:style-name="Strong_20_Emphasis">Producto</text:span></text:h>
      <text:p text:style-name="Text_20_body">Una solución todo-en-uno que incluye:</text:p>
      <text:list text:style-name="L9">
        <text:list-item>
          <text:p text:style-name="P10"><text:span text:style-name="Strong_20_Emphasis">Protección técnica automatizada:</text:span> generación de <text:span text:style-name="Source_20_Text">robots.txt</text:span>, <text:span text:style-name="Source_20_Text">llms.txt</text:span>, y bloqueo de crawlers IA con un clic.</text:p>
        </text:list-item>
        <text:list-item>
          <text:p text:style-name="P10"><text:soft-page-break/><text:span text:style-name="Strong_20_Emphasis">Fingerprinting inteligente:</text:span> marcas invisibles en texto e imágenes que permiten rastrear uso indebido.</text:p>
        </text:list-item>
        <text:list-item>
          <text:p text:style-name="P10"><text:span text:style-name="Strong_20_Emphasis">Auditoría de LLMs:</text:span> análisis para detectar si tu contenido fue usado para entrenar modelos.</text:p>
        </text:list-item>
        <text:list-item>
          <text:p text:style-name="P10"><text:span text:style-name="Strong_20_Emphasis">Pruebas de autoría en blockchain:</text:span> timestamp y hash verificable de tus publicaciones.</text:p>
        </text:list-item>
        <text:list-item>
          <text:p text:style-name="P10"><text:span text:style-name="Strong_20_Emphasis">Panel de control + plugin WordPress</text:span>: para facilitar todo sin conocimientos técnicos.</text:p>
        </text:list-item>
      </text:list>
      <text:h text:style-name="Heading_20_3" text:outline-level="3"><text:span text:style-name="Strong_20_Emphasis">Mercado Objetivo</text:span></text:h>
      <text:list text:style-name="L10">
        <text:list-item>
          <text:p text:style-name="P11">Medios digitales</text:p>
        </text:list-item>
        <text:list-item>
          <text:p text:style-name="P11">Empresas con contenido propietario</text:p>
        </text:list-item>
        <text:list-item>
          <text:p text:style-name="P11">Educadores y formadores online</text:p>
        </text:list-item>
        <text:list-item>
          <text:p text:style-name="P11">Artistas visuales y escritores</text:p>
        </text:list-item>
        <text:list-item>
          <text:p text:style-name="P11">Plataformas de membresía y academias</text:p>
        </text:list-item>
      </text:list>
      <text:h text:style-name="Heading_20_3" text:outline-level="3"><text:span text:style-name="Strong_20_Emphasis">Modelo de negocio</text:span></text:h>
      <text:list text:style-name="L11">
        <text:list-item>
          <text:p text:style-name="P12">Freemium: protección básica gratuita, premium con fingerprinting, blockchain y auditoría.</text:p>
        </text:list-item>
        <text:list-item>
          <text:p text:style-name="P12">API/SDK para integrar en CMS y marketplaces</text:p>
        </text:list-item>
        <text:list-item>
          <text:p text:style-name="P12">Servicios legales y monitoreo personalizado para grandes cuentas</text:p>
        </text:list-item>
      </text:list>
      <text:h text:style-name="Heading_20_3" text:outline-level="3"><text:span text:style-name="Strong_20_Emphasis">Ventaja competitiva</text:span></text:h>
      <text:list text:style-name="L12">
        <text:list-item>
          <text:p text:style-name="P13">Combina protección legal, técnica y ética</text:p>
        </text:list-item>
        <text:list-item>
          <text:p text:style-name="P13">Cubre desde la prevención hasta la detección y prueba de infracción</text:p>
        </text:list-item>
        <text:list-item>
          <text:p text:style-name="P13">Lista para integrarse en sitios existentes (WordPress, Ghost, Shopify...)</text:p>
        </text:list-item>
      </text:list>
      <text:p text:style-name="Horizontal_20_Line"/>
      <text:h text:style-name="Heading_20_2" text:outline-level="2"><text:span text:style-name="Strong_20_Emphasis">ODS que Apoya la Startup (Objetivos de Desarrollo Sostenible)</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ODS</text:p>
            </table:table-cell>
            <table:table-cell table:style-name="Tabla1.A1" office:value-type="string">
              <text:p text:style-name="Table_20_Heading">Nombre</text:p>
            </table:table-cell>
            <table:table-cell table:style-name="Tabla1.A1" office:value-type="string">
              <text:p text:style-name="Table_20_Heading"/>
            </table:table-cell>
          </table:table-row>
        </table:table-header-rows>
        <table:table-row>
          <table:table-cell table:style-name="Tabla1.A1" office:value-type="string">
            <text:p text:style-name="Table_20_Contents"><text:span text:style-name="Strong_20_Emphasis">8. Trabajo decente y crecimiento económico</text:span></text:p>
          </table:table-cell>
          <table:table-cell table:style-name="Tabla1.A1" office:value-type="string">
            <text:p text:style-name="Table_20_Contents">Protege los ingresos de creadores, artistas y pymes digitales frente al uso injusto de IA.</text:p>
          </table:table-cell>
          <table:table-cell table:style-name="Tabla1.A1" office:value-type="string">
            <text:p text:style-name="P14"/>
          </table:table-cell>
        </table:table-row>
        <table:table-row>
          <table:table-cell table:style-name="Tabla1.A1" office:value-type="string">
            <text:p text:style-name="Table_20_Contents"><text:span text:style-name="Strong_20_Emphasis">9. Industria, innovación e infraestructura</text:span></text:p>
          </table:table-cell>
          <table:table-cell table:style-name="Tabla1.A1" office:value-type="string">
            <text:p text:style-name="Table_20_Contents">Desarrolla infraestructura tecnológica ética frente a nuevas amenazas como el scraping IA.</text:p>
          </table:table-cell>
          <table:table-cell table:style-name="Tabla1.A1" office:value-type="string">
            <text:p text:style-name="P14"/>
          </table:table-cell>
        </table:table-row>
        <table:table-row>
          <table:table-cell table:style-name="Tabla1.A1" office:value-type="string">
            <text:p text:style-name="Table_20_Contents"><text:span text:style-name="Strong_20_Emphasis">10. Reducción de las desigualdades</text:span></text:p>
          </table:table-cell>
          <table:table-cell table:style-name="Tabla1.A1" office:value-type="string">
            <text:p text:style-name="Table_20_Contents">Da a individuos y pequeños creadores herramientas de defensa frente a grandes modelos IA.</text:p>
          </table:table-cell>
          <table:table-cell table:style-name="Tabla1.A1" office:value-type="string">
            <text:p text:style-name="P14"/>
          </table:table-cell>
        </table:table-row>
        <table:table-row>
          <table:table-cell table:style-name="Tabla1.A1" office:value-type="string">
            <text:p text:style-name="Table_20_Contents"><text:span text:style-name="Strong_20_Emphasis">12. Producción y consumo responsables</text:span></text:p>
          </table:table-cell>
          <table:table-cell table:style-name="Tabla1.A1" office:value-type="string">
            <text:p text:style-name="Table_20_Contents">Fomenta el uso ético y sostenible del contenido digital, respetando derechos de autor.</text:p>
          </table:table-cell>
          <table:table-cell table:style-name="Tabla1.A1" office:value-type="string">
            <text:p text:style-name="P14"/>
          </table:table-cell>
        </table:table-row>
        <table:table-row>
          <table:table-cell table:style-name="Tabla1.A1" office:value-type="string">
            <text:p text:style-name="Table_20_Contents"><text:span text:style-name="Strong_20_Emphasis">16. Paz, justicia e instituciones sólidas</text:span></text:p>
          </table:table-cell>
          <table:table-cell table:style-name="Tabla1.A1" office:value-type="string">
            <text:p text:style-name="Table_20_Contents">Contribuye a un ecosistema más transparente, trazable y justo en la economía del conocimiento.</text:p>
          </table:table-cell>
          <table:table-cell table:style-name="Tabla1.A1" office:value-type="string">
            <text:p text:style-name="P14"/>
          </table:table-cell>
        </table:table-row>
      </table:table>
      <text:p text:style-name="Standard"/>
      <text:p text:style-name="Standard"/>
      <text:h text:style-name="Heading_20_1" text:outline-level="1"><text:soft-page-break/><text:span text:style-name="Strong_20_Emphasis">PLAN DE EMPRESA – ContentShield AI</text:span></text:h>
      <text:h text:style-name="Heading_20_2" text:outline-level="2"><text:span text:style-name="Strong_20_Emphasis">1. Idea de Negocio</text:span></text:h>
      <text:p text:style-name="Text_20_body">Startup tecnológica que ofrece herramientas de protección, monitoreo y prueba de autoría para contenido digital frente al uso no autorizado por agentes de inteligencia artificial (IA). Dirigido a creadores, empresas y medios.</text:p>
      <text:p text:style-name="Horizontal_20_Line"/>
      <text:h text:style-name="Heading_20_2" text:outline-level="2"><text:span text:style-name="Strong_20_Emphasis">2. Propuesta de Valor</text:span></text:h>
      <text:p text:style-name="Quotations"><text:span text:style-name="Emphasis">"Empodera a creadores y empresas digitales para controlar cómo se usa su contenido frente a modelos de inteligencia artificial, con herramientas técnicas, legales y de monitoreo integradas."</text:span></text:p>
      <text:p text:style-name="Horizontal_20_Line"/>
      <text:h text:style-name="Heading_20_2" text:outline-level="2"><text:span text:style-name="Strong_20_Emphasis">3. Análisis DAFO</text:span></text:h>
      <text:h text:style-name="Heading_20_3" text:outline-level="3"><text:span text:style-name="Strong_20_Emphasis">Debilidades</text:span></text:h>
      <text:list text:style-name="L13">
        <text:list-item>
          <text:p text:style-name="P15">Dificultad para auditar modelos cerrados (OpenAI, Gemini, etc.)</text:p>
        </text:list-item>
        <text:list-item>
          <text:p text:style-name="P15">Riesgo legal en jurisdicciones ambiguas</text:p>
        </text:list-item>
        <text:list-item>
          <text:p text:style-name="P15">Requiere base técnica sólida</text:p>
        </text:list-item>
      </text:list>
      <text:h text:style-name="Heading_20_3" text:outline-level="3"><text:span text:style-name="Strong_20_Emphasis">Amenazas</text:span></text:h>
      <text:list text:style-name="L14">
        <text:list-item>
          <text:p text:style-name="P16">Ignorancia deliberada de <text:span text:style-name="Source_20_Text">robots.txt</text:span> por algunos modelos</text:p>
        </text:list-item>
        <text:list-item>
          <text:p text:style-name="P16">Grandes actores podrían crear soluciones propias (Google, Microsoft)</text:p>
        </text:list-item>
        <text:list-item>
          <text:p text:style-name="P16">Normativa aún en evolución</text:p>
        </text:list-item>
      </text:list>
      <text:h text:style-name="Heading_20_3" text:outline-level="3"><text:span text:style-name="Strong_20_Emphasis">Fortalezas</text:span></text:h>
      <text:list text:style-name="L15">
        <text:list-item>
          <text:p text:style-name="P17">Primera solución integral y modular (plugin + API + protección + prueba legal)</text:p>
        </text:list-item>
        <text:list-item>
          <text:p text:style-name="P17">Adaptable a cualquier CMS y nivel técnico</text:p>
        </text:list-item>
        <text:list-item>
          <text:p text:style-name="P17">Enfoque ético alineado con regulaciones emergentes</text:p>
        </text:list-item>
      </text:list>
      <text:h text:style-name="Heading_20_3" text:outline-level="3"><text:span text:style-name="Strong_20_Emphasis">Oportunidades</text:span></text:h>
      <text:list text:style-name="L16">
        <text:list-item>
          <text:p text:style-name="P18">Nueva legislación en marcha (EU AI Act, Copyright en IA)</text:p>
        </text:list-item>
        <text:list-item>
          <text:p text:style-name="P18">Boom de contenido online y necesidad de proteger activos digitales</text:p>
        </text:list-item>
        <text:list-item>
          <text:p text:style-name="P18">Tendencia a exigir trazabilidad y consentimiento en el entrenamiento de IA</text:p>
        </text:list-item>
      </text:list>
      <text:p text:style-name="Horizontal_20_Line"/>
      <text:h text:style-name="Heading_20_2" text:outline-level="2"><text:soft-page-break/><text:span text:style-name="Strong_20_Emphasis">4. CAME (Estrategias)</text:span></text:h>
      <table:table table:name="Tabla2" table:style-name="Tabla2">
        <table:table-column table:style-name="Tabla2.A"/>
        <table:table-column table:style-name="Tabla2.B"/>
        <table:table-header-rows>
          <table:table-row>
            <table:table-cell table:style-name="Tabla2.A1" office:value-type="string">
              <text:p text:style-name="Table_20_Heading">Categoría</text:p>
            </table:table-cell>
            <table:table-cell table:style-name="Tabla2.A1" office:value-type="string">
              <text:p text:style-name="Table_20_Heading">Estrategia</text:p>
            </table:table-cell>
          </table:table-row>
        </table:table-header-rows>
        <table:table-row>
          <table:table-cell table:style-name="Tabla2.A1" office:value-type="string">
            <text:p text:style-name="Table_20_Contents"><text:span text:style-name="Strong_20_Emphasis">Corregir debilidades</text:span></text:p>
          </table:table-cell>
          <table:table-cell table:style-name="Tabla2.A1" office:value-type="string">
            <text:p text:style-name="Table_20_Contents">Alianzas con expertos legales + desarrollo de IA para detección indirecta en modelos cerrados</text:p>
          </table:table-cell>
        </table:table-row>
        <table:table-row>
          <table:table-cell table:style-name="Tabla2.A1" office:value-type="string">
            <text:p text:style-name="Table_20_Contents"><text:span text:style-name="Strong_20_Emphasis">Afrontar amenazas</text:span></text:p>
          </table:table-cell>
          <table:table-cell table:style-name="Tabla2.A1" office:value-type="string">
            <text:p text:style-name="Table_20_Contents">Diferenciación ética + marca visible + actualizaciones constantes ante regulación</text:p>
          </table:table-cell>
        </table:table-row>
        <table:table-row>
          <table:table-cell table:style-name="Tabla2.A1" office:value-type="string">
            <text:p text:style-name="Table_20_Contents"><text:span text:style-name="Strong_20_Emphasis">Mantener fortalezas</text:span></text:p>
          </table:table-cell>
          <table:table-cell table:style-name="Tabla2.A1" office:value-type="string">
            <text:p text:style-name="Table_20_Contents">Producto modular, interoperable y fácil de usar; API robusta y plugin WordPress</text:p>
          </table:table-cell>
        </table:table-row>
        <table:table-row>
          <table:table-cell table:style-name="Tabla2.A1" office:value-type="string">
            <text:p text:style-name="Table_20_Contents"><text:span text:style-name="Strong_20_Emphasis">Explotar oportunidades</text:span></text:p>
          </table:table-cell>
          <table:table-cell table:style-name="Tabla2.A1" office:value-type="string">
            <text:p text:style-name="Table_20_Contents">Posicionarse como estándar de protección de contenidos; partnerships con medios, universidades y marketplaces</text:p>
          </table:table-cell>
        </table:table-row>
      </table:table>
      <text:p text:style-name="Standard"/>
      <text:p text:style-name="Standard"/>
      <text:p text:style-name="Horizontal_20_Line"/>
      <text:h text:style-name="Heading_20_2" text:outline-level="2"><text:span text:style-name="Strong_20_Emphasis">5. Modelo de Negocio (Canvas Lean)</text:span></text:h>
      <table:table table:name="Tabla7" table:style-name="Tabla7">
        <table:table-column table:style-name="Tabla7.A"/>
        <table:table-column table:style-name="Tabla7.B"/>
        <table:table-header-rows>
          <table:table-row>
            <table:table-cell table:style-name="Tabla7.A1" office:value-type="string">
              <text:p text:style-name="Table_20_Heading">Sección</text:p>
            </table:table-cell>
            <table:table-cell table:style-name="Tabla7.A1" office:value-type="string">
              <text:p text:style-name="Table_20_Heading">Contenido</text:p>
            </table:table-cell>
          </table:table-row>
        </table:table-header-rows>
        <table:table-row>
          <table:table-cell table:style-name="Tabla7.A1" office:value-type="string">
            <text:p text:style-name="Table_20_Contents"><text:span text:style-name="Strong_20_Emphasis">Propuesta de valor</text:span></text:p>
          </table:table-cell>
          <table:table-cell table:style-name="Tabla7.A1" office:value-type="string">
            <text:p text:style-name="Table_20_Contents">Protección activa contra IA: bloqueo, fingerprinting, auditoría y prueba de autoría</text:p>
          </table:table-cell>
        </table:table-row>
        <table:table-row>
          <table:table-cell table:style-name="Tabla7.A1" office:value-type="string">
            <text:p text:style-name="Table_20_Contents"><text:span text:style-name="Strong_20_Emphasis">Segmentos de clientes</text:span></text:p>
          </table:table-cell>
          <table:table-cell table:style-name="Tabla7.A1" office:value-type="string">
            <text:p text:style-name="Table_20_Contents">Creadores digitales, medios, empresas con contenido propietario, instituciones educativas</text:p>
          </table:table-cell>
        </table:table-row>
        <table:table-row>
          <table:table-cell table:style-name="Tabla7.A1" office:value-type="string">
            <text:p text:style-name="Table_20_Contents"><text:span text:style-name="Strong_20_Emphasis">Canales</text:span></text:p>
          </table:table-cell>
          <table:table-cell table:style-name="Tabla7.A1" office:value-type="string">
            <text:p text:style-name="Table_20_Contents">Plugin WordPress, plataforma SaaS, API RESTful, red de afiliados y canales B2B</text:p>
          </table:table-cell>
        </table:table-row>
        <table:table-row>
          <table:table-cell table:style-name="Tabla7.A1" office:value-type="string">
            <text:p text:style-name="Table_20_Contents"><text:span text:style-name="Strong_20_Emphasis">Relación con clientes</text:span></text:p>
          </table:table-cell>
          <table:table-cell table:style-name="Tabla7.A1" office:value-type="string">
            <text:p text:style-name="Table_20_Contents">Auto-servicio, soporte técnico, comunidad de usuarios, partner para integraciones</text:p>
          </table:table-cell>
        </table:table-row>
        <table:table-row>
          <table:table-cell table:style-name="Tabla7.A1" office:value-type="string">
            <text:p text:style-name="Table_20_Contents"><text:span text:style-name="Strong_20_Emphasis">Fuentes de ingresos</text:span></text:p>
          </table:table-cell>
          <table:table-cell table:style-name="Tabla7.A1" office:value-type="string">
            <text:p text:style-name="Table_20_Contents">Suscripción mensual/anual, pago por uso (registro blockchain, auditorías), licencias API</text:p>
          </table:table-cell>
        </table:table-row>
        <table:table-row>
          <table:table-cell table:style-name="Tabla7.A1" office:value-type="string">
            <text:p text:style-name="Table_20_Contents"><text:span text:style-name="Strong_20_Emphasis">Recursos clave</text:span></text:p>
          </table:table-cell>
          <table:table-cell table:style-name="Tabla7.A1" office:value-type="string">
            <text:p text:style-name="Table_20_Contents">Plataforma web, plugins CMS, sistema de auditoría LLM, integración blockchain, equipo legal-técnico</text:p>
          </table:table-cell>
        </table:table-row>
        <table:table-row>
          <table:table-cell table:style-name="Tabla7.A1" office:value-type="string">
            <text:p text:style-name="Table_20_Contents"><text:span text:style-name="Strong_20_Emphasis">Actividades clave</text:span></text:p>
          </table:table-cell>
          <table:table-cell table:style-name="Tabla7.A1" office:value-type="string">
            <text:p text:style-name="Table_20_Contents">Desarrollo, integración con modelos IA, mantenimiento legal, soporte</text:p>
          </table:table-cell>
        </table:table-row>
        <table:table-row>
          <table:table-cell table:style-name="Tabla7.A1" office:value-type="string">
            <text:p text:style-name="Table_20_Contents"><text:span text:style-name="Strong_20_Emphasis">Socios clave</text:span></text:p>
          </table:table-cell>
          <table:table-cell table:style-name="Tabla7.A1" office:value-type="string">
            <text:p text:style-name="Table_20_Contents">Plataformas CMS, expertos legales, redes creativas, asociaciones de derechos digitales</text:p>
          </table:table-cell>
        </table:table-row>
        <table:table-row>
          <table:table-cell table:style-name="Tabla7.A1" office:value-type="string">
            <text:p text:style-name="Table_20_Contents"><text:span text:style-name="Strong_20_Emphasis">Estructura de costes</text:span></text:p>
          </table:table-cell>
          <table:table-cell table:style-name="Tabla7.A1" office:value-type="string">
            <text:p text:style-name="Table_20_Contents">Infraestructura cloud, desarrollo, marketing, soporte legal, mantenimiento API/plugin</text:p>
          </table:table-cell>
        </table:table-row>
      </table:table>
      <text:p text:style-name="Standard"/>
      <text:p text:style-name="Standard"/>
      <text:p text:style-name="Text_20_body">Aquí tienes un <text:span text:style-name="Strong_20_Emphasis">briefing profesional completo</text:span> para un <text:span text:style-name="Strong_20_Emphasis">programador y diseñador web</text:span>, enfocado en crear la <text:span text:style-name="Strong_20_Emphasis">página de lanzamiento de la startup ContentShield AI</text:span>, reflejando todo lo que hemos trabajado:</text:p>
      <text:p text:style-name="Horizontal_20_Line"/>
      <text:p text:style-name="Text_20_body"/>
      <text:p text:style-name="Text_20_body"/>
      <text:p text:style-name="Text_20_body"/>
      <text:p text:style-name="Text_20_body"/>
      <text:p text:style-name="Text_20_body"><text:soft-page-break/>Aquí tienes cuatro estrategias de Go-to-Market (GTM) para tu SaaS de protección contra el rastreo de IAs, cada una con su correspondiente narrativa de lanzamiento:</text:p>
      <text:p text:style-name="Horizontal_20_Line"/>
      <text:h text:style-name="Heading_20_2" text:outline-level="2">1. GTM “Enterprise Shield”</text:h>
      <text:p text:style-name="Text_20_body"><text:span text:style-name="Strong_20_Emphasis">Target</text:span>: Grandes empresas (fintech, salud, legaltech) con datos sensibles<text:line-break/><text:span text:style-name="Strong_20_Emphasis">Canales</text:span>: Ventas directas (ABM), eventos sectoriales, equipos de preventa técnica<text:line-break/><text:span text:style-name="Strong_20_Emphasis">Modelo de precios</text:span>: Licencia anual por seat o por volumen de datos protegidos</text:p>
      <text:p text:style-name="Text_20_body"><text:span text:style-name="Strong_20_Emphasis">Narrativa</text:span></text:p>
      <text:p text:style-name="Quotations">“Imagina que eres el CISO de una multinacional de salud: cada vez que un investigador externo o un script automático accede a tu repositorio de historiales médicos, hay riesgo de exposición. Con <text:span text:style-name="Strong_20_Emphasis">Enterprise Shield</text:span>, implementas en 48 horas una capa que detecta y bloquea los crawlers de IA, recibiendo alertas en tiempo real y cumpliendo automáticamente con GDPR y la AI Act. Así proteges tu data crítica sin añadir fricción a tu operación interna.”</text:p>
      <text:p text:style-name="Horizontal_20_Line"/>
      <text:h text:style-name="Heading_20_2" text:outline-level="2">2. GTM “API-First Freemium”</text:h>
      <text:p text:style-name="Text_20_body"><text:span text:style-name="Strong_20_Emphasis">Target</text:span>: Startups tecnológicas y desarrolladores<text:line-break/><text:span text:style-name="Strong_20_Emphasis">Canales</text:span>: Plataforma SaaS (landing + docs), GitHub Marketplace, comunidades de devs<text:line-break/><text:span text:style-name="Strong_20_Emphasis">Modelo de precios</text:span>: Plan gratuito hasta X llamadas/mes, luego pago por uso/mes</text:p>
      <text:p text:style-name="Text_20_body"><text:span text:style-name="Strong_20_Emphasis">Narrativa</text:span></text:p>
      <text:p text:style-name="Quotations">“Eres un CTO de una API de datos financieros. Quieres evitar que bots entrenen modelos con tus endpoints gratuitos. Con solo instalar nuestro SDK o hacer un POST a nuestra API, obtienes un endpoint ‘/noai.js’ que devuelve cabeceras y respuestas engañosas a agentes IA. Empiezas gratis, pruebas con tu entorno de staging y en minutos ves cómo bajan un 80 % los accesos no deseados.”</text:p>
      <text:p text:style-name="Horizontal_20_Line"/>
      <text:h text:style-name="Heading_20_2" text:outline-level="2">3. GTM “Publishers &amp; Platforms”</text:h>
      <text:p text:style-name="Text_20_body"><text:span text:style-name="Strong_20_Emphasis">Target</text:span>: Medios digitales, e-learning, gestores de contenido (CMS)<text:line-break/><text:span text:style-name="Strong_20_Emphasis">Canales</text:span>: Integración con CDNs (Cloudflare, Fastly), plugins para WordPress/Drupal, webinars con agencias de marketing digital<text:line-break/><text:span text:style-name="Strong_20_Emphasis">Modelo de precios</text:span>: Suscripción mensual por dominio + overage</text:p>
      <text:p text:style-name="Text_20_body"><text:span text:style-name="Strong_20_Emphasis">Narrativa</text:span></text:p>
      <text:p text:style-name="Quotations">“Como director de un medio online, acabas de lanzar un paywall y notas que bots IA siguen scrapeando tu contenido exclusivo. Con <text:span text:style-name="Strong_20_Emphasis">Publishers &amp; Platforms</text:span>, instalas un plugin que identifica estos agentes automatizados por fingerprinting y los redirige a un muro de pago falso (‘honeypot’), sin interferir con usuarios humanos ni SEO. Aumenta tu conversión real y reduce el scraping no autorizado.”</text:p>
      <text:p text:style-name="Horizontal_20_Line"><text:soft-page-break/></text:p>
      <text:h text:style-name="Heading_20_2" text:outline-level="2">4. GTM “Compliance Partners”</text:h>
      <text:p text:style-name="Text_20_body"><text:span text:style-name="Strong_20_Emphasis">Target</text:span>: Consultorías legales y de ciberseguridad<text:line-break/><text:span text:style-name="Strong_20_Emphasis">Canales</text:span>: Programas de reseller, formaciones certificadas, alianzas con despachos y auditores<text:line-break/><text:span text:style-name="Strong_20_Emphasis">Modelo de precios</text:span>: Margen por licencia + fee de servicios profesionales</text:p>
      <text:p text:style-name="Text_20_body"><text:span text:style-name="Strong_20_Emphasis">Narrativa</text:span></text:p>
      <text:p text:style-name="Quotations">“Eres un abogado especializado en protección de datos. Ofreces a tus clientes un ‘toolkit anti-scraping IA’ validado por tu despacho, con un informe de cumplimento y un plan de implementación. Gracias a la alianza con nuestro SaaS, tus clientes obtienen defensa legal frente a extracciones de datos no autorizadas y pruebas de auditoría de acceso.”</text:p>
      <text:p text:style-name="Horizontal_20_Line"/>
      <text:p text:style-name="Text_20_body">Estas cuatro palancas te permiten abordar distintos segmentos, adaptando tu mensaje y canal a las prioridades de cada comprador. Si quieres profundizar en alguno de estos caminos, dime y seguimos desgranando tácticas concretas (mensajes, campañas, partners clave…).</text:p>
      <text:p text:style-name="Text_20_body"/>
      <text:p text:style-name="Text_20_body">Aquí tienes cuatro estrategias de Go-to-Market (GTM) para tu SaaS de protección contra el rastreo de IAs, cada una con su correspondiente narrativa de lanzamiento:</text:p>
      <text:p text:style-name="Horizontal_20_Line"/>
      <text:h text:style-name="Heading_20_2" text:outline-level="2">1. GTM “Enterprise Shield”</text:h>
      <text:p text:style-name="Text_20_body"><text:span text:style-name="Strong_20_Emphasis">Target</text:span>: Grandes empresas (fintech, salud, legaltech) con datos sensibles<text:line-break/><text:span text:style-name="Strong_20_Emphasis">Canales</text:span>: Ventas directas (ABM), eventos sectoriales, equipos de preventa técnica<text:line-break/><text:span text:style-name="Strong_20_Emphasis">Modelo de precios</text:span>: Licencia anual por seat o por volumen de datos protegidos</text:p>
      <text:p text:style-name="Text_20_body"><text:span text:style-name="Strong_20_Emphasis">Narrativa</text:span></text:p>
      <text:p text:style-name="Quotations">“Imagina que eres el CISO de una multinacional de salud: cada vez que un investigador externo o un script automático accede a tu repositorio de historiales médicos, hay riesgo de exposición. Con <text:span text:style-name="Strong_20_Emphasis">Enterprise Shield</text:span>, implementas en 48 horas una capa que detecta y bloquea los crawlers de IA, recibiendo alertas en tiempo real y cumpliendo automáticamente con GDPR y la AI Act. Así proteges tu data crítica sin añadir fricción a tu operación interna.”</text:p>
      <text:p text:style-name="Horizontal_20_Line"/>
      <text:h text:style-name="Heading_20_2" text:outline-level="2">2. GTM “API-First Freemium”</text:h>
      <text:p text:style-name="Text_20_body"><text:span text:style-name="Strong_20_Emphasis">Target</text:span>: Startups tecnológicas y desarrolladores<text:line-break/><text:span text:style-name="Strong_20_Emphasis">Canales</text:span>: Plataforma SaaS (landing + docs), GitHub Marketplace, comunidades de devs<text:line-break/><text:span text:style-name="Strong_20_Emphasis">Modelo de precios</text:span>: Plan gratuito hasta X llamadas/mes, luego pago por uso/mes</text:p>
      <text:p text:style-name="Text_20_body"><text:span text:style-name="Strong_20_Emphasis">Narrativa</text:span></text:p>
      <text:p text:style-name="Quotations"><text:soft-page-break/>“Eres un CTO de una API de datos financieros. Quieres evitar que bots entrenen modelos con tus endpoints gratuitos. Con solo instalar nuestro SDK o hacer un POST a nuestra API, obtienes un endpoint ‘/noai.js’ que devuelve cabeceras y respuestas engañosas a agentes IA. Empiezas gratis, pruebas con tu entorno de staging y en minutos ves cómo bajan un 80 % los accesos no deseados.”</text:p>
      <text:p text:style-name="Horizontal_20_Line"/>
      <text:h text:style-name="Heading_20_2" text:outline-level="2">3. GTM “Publishers &amp; Platforms”</text:h>
      <text:p text:style-name="Text_20_body"><text:span text:style-name="Strong_20_Emphasis">Target</text:span>: Medios digitales, e-learning, gestores de contenido (CMS)<text:line-break/><text:span text:style-name="Strong_20_Emphasis">Canales</text:span>: Integración con CDNs (Cloudflare, Fastly), plugins para WordPress/Drupal, webinars con agencias de marketing digital<text:line-break/><text:span text:style-name="Strong_20_Emphasis">Modelo de precios</text:span>: Suscripción mensual por dominio + overage</text:p>
      <text:p text:style-name="Text_20_body"><text:span text:style-name="Strong_20_Emphasis">Narrativa</text:span></text:p>
      <text:p text:style-name="Quotations">“Como director de un medio online, acabas de lanzar un paywall y notas que bots IA siguen scrapeando tu contenido exclusivo. Con <text:span text:style-name="Strong_20_Emphasis">Publishers &amp; Platforms</text:span>, instalas un plugin que identifica estos agentes automatizados por fingerprinting y los redirige a un muro de pago falso (‘honeypot’), sin interferir con usuarios humanos ni SEO. Aumenta tu conversión real y reduce el scraping no autorizado.”</text:p>
      <text:p text:style-name="Horizontal_20_Line"/>
      <text:h text:style-name="Heading_20_2" text:outline-level="2">4. GTM “Compliance Partners”</text:h>
      <text:p text:style-name="Text_20_body"><text:span text:style-name="Strong_20_Emphasis">Target</text:span>: Consultorías legales y de ciberseguridad<text:line-break/><text:span text:style-name="Strong_20_Emphasis">Canales</text:span>: Programas de reseller, formaciones certificadas, alianzas con despachos y auditores<text:line-break/><text:span text:style-name="Strong_20_Emphasis">Modelo de precios</text:span>: Margen por licencia + fee de servicios profesionales</text:p>
      <text:p text:style-name="Text_20_body"><text:span text:style-name="Strong_20_Emphasis">Narrativa</text:span></text:p>
      <text:p text:style-name="Quotations">“Eres un abogado especializado en protección de datos. Ofreces a tus clientes un ‘toolkit anti-scraping IA’ validado por tu despacho, con un informe de cumplimento y un plan de implementación. Gracias a la alianza con nuestro SaaS, tus clientes obtienen defensa legal frente a extracciones de datos no autorizadas y pruebas de auditoría de acceso.”</text:p>
      <text:p text:style-name="Horizontal_20_Line"/>
      <text:p text:style-name="Text_20_body">Estas cuatro palancas te permiten abordar distintos segmentos, adaptando tu mensaje y canal a las prioridades de cada comprador. Si quieres profundizar en alguno de estos caminos, dime y seguimos desgranando tácticas concretas (mensajes, campañas, partners clave…).</text:p>
      <text:p text:style-name="Text_20_body"/>
      <text:p text:style-name="Standard"/>
      <text:h text:style-name="Heading_20_3" text:outline-level="3">1. <text:span text:style-name="Strong_20_Emphasis">Narrativa principal para la web y pitch</text:span></text:h>
      <text:p text:style-name="Text_20_body"><text:span text:style-name="Strong_20_Emphasis">Elevator Pitch:</text:span></text:p>
      <text:p text:style-name="Quotations">"En un mundo donde la inteligencia artificial aprovecha libremente el contenido digital, ContentShield AI ofrece a autores y empresas el control total sobre su obra. Nuestra tecnología combina bloqueo técnico, fingerprinting invisible, auditoría de IA y registro <text:soft-page-break/>en blockchain para garantizar que tu contenido no sea explotado sin permiso. Porque tu contenido es tuyo, y tú decides cómo se usa."</text:p>
      <text:p text:style-name="Horizontal_20_Line"/>
      <text:h text:style-name="Heading_20_3" text:outline-level="3">2. <text:span text:style-name="Strong_20_Emphasis">Narrativa para el cliente (tono cercano y empático)</text:span></text:h>
      <text:p text:style-name="Quotations">"Sabemos que has dedicado tiempo, talento y recursos para crear contenido único. Pero hoy, la IA puede copiarlo sin permiso y sin reconocer tu autoría. ContentShield AI te da las herramientas para proteger tu trabajo, monitorear su uso y demostrar legalmente que eres el dueño. Así, sigues creando con tranquilidad y confianza."</text:p>
      <text:p text:style-name="Horizontal_20_Line"/>
      <text:h text:style-name="Heading_20_3" text:outline-level="3">3. <text:span text:style-name="Strong_20_Emphasis">Narrativa para inversores (tono profesional, enfoque en oportunidad)</text:span></text:h>
      <text:p text:style-name="Quotations">"El auge de la inteligencia artificial ha generado un desafío global para creadores de contenido: la protección frente al scraping y uso indebido. ContentShield AI ofrece una solución tecnológica innovadora, combinando técnicas avanzas y blockchain, para capturar un mercado emergente de cientos de miles de empresas y creadores digitales que buscan proteger su propiedad intelectual en la era digital."</text:p>
      <text:p text:style-name="Horizontal_20_Line"/>
      <text:h text:style-name="Heading_20_3" text:outline-level="3">4. <text:span text:style-name="Strong_20_Emphasis">Narrativa para redes sociales (más breve y directa)</text:span></text:h>
      <text:list text:style-name="L17">
        <text:list-item>
          <text:p text:style-name="P19">"¿Sabías que la IA puede usar tu contenido sin permiso? Protege tu trabajo con ContentShield AI. #ProtecciónDigital #ContentShieldAI"</text:p>
        </text:list-item>
        <text:list-item>
          <text:p text:style-name="P19">"Controla cómo se usa tu contenido frente a la inteligencia artificial. ContentShield AI, la barrera inteligente. 🚀"</text:p>
        </text:list-item>
        <text:list-item>
          <text:p text:style-name="P19">"Tu contenido, tus reglas. La protección que mereces en la era de la IA. #StopScraping"</text:p>
        </text:list-item>
      </text:list>
      <text:p text:style-name="Horizontal_20_Line"/>
      <text:h text:style-name="Heading_20_3" text:outline-level="3">5. <text:span text:style-name="Strong_20_Emphasis">Narrativa para emails (newsletter o captación)</text:span></text:h>
      <text:p text:style-name="Text_20_body"><text:span text:style-name="Strong_20_Emphasis">Asunto:</text:span> ¿Tu contenido está protegido frente a la IA?</text:p>
      <text:p text:style-name="Text_20_body"><text:span text:style-name="Strong_20_Emphasis">Cuerpo:</text:span></text:p>
      <text:p text:style-name="Quotations">Hola [Nombre],</text:p>
      <text:p text:style-name="Quotations">En la era digital, proteger tu contenido es más importante que nunca. Con ContentShield AI puedes impedir que modelos de inteligencia artificial usen tu contenido sin tu permiso, gracias a nuestra tecnología de bloqueo técnico, fingerprinting y registro en blockchain.</text:p>
      <text:p text:style-name="Quotations">Únete a nuestra lista de espera y protege tu contenido desde hoy.</text:p>
      <text:p text:style-name="Quotations">¡Tu contenido, tu poder!<text:line-break/>El equipo de ContentShield AI</text:p>
      <text:p text:style-name="Horizontal_20_Line"><text:soft-page-break/></text:p>
      <text:h text:style-name="Heading_20_3" text:outline-level="3">6. <text:span text:style-name="Strong_20_Emphasis">Narrativa para explicar el valor diferencial</text:span></text:h>
      <text:p text:style-name="Quotations">"A diferencia de soluciones tradicionales, ContentShield AI no solo bloquea bots con reglas técnicas, sino que identifica huellas digitales invisibles en tu contenido y audita quién usa tu material en modelos de IA. Además, registra cada publicación en blockchain, creando evidencia legal irrefutable. Esto te da un nivel de protección, monitoreo y prueba único en el mercado."</text:p>
      <text:p text:style-name="Horizontal_20_Line"/>
      <text:h text:style-name="Heading_20_1" text:outline-level="1">Buyer Personas / ICP para ContentShield AI</text:h>
      <text:p text:style-name="Horizontal_20_Line"/>
      <text:h text:style-name="Heading_20_2" text:outline-level="2">1. <text:span text:style-name="Strong_20_Emphasis">Persona 1: Autor Digital Independiente / Creador de Contenido</text:span></text:h>
      <text:list text:style-name="L18">
        <text:list-item>
          <text:p text:style-name="P20"><text:span text:style-name="Strong_20_Emphasis">Descripción:</text:span><text:line-break/>Creadores individuales (bloggers, escritores, fotógrafos, diseñadores) que producen contenido original y dependen de su reputación y propiedad intelectual para generar ingresos (por ejemplo, a través de suscripciones, venta de productos digitales o patrocinadores).</text:p>
        </text:list-item>
        <text:list-item>
          <text:p text:style-name="P20"><text:span text:style-name="Strong_20_Emphasis">Objetivos y necesidades:</text:span></text:p>
          <text:list>
            <text:list-item>
              <text:p text:style-name="P20">Proteger su contenido original frente a copia o scraping masivo por IA.</text:p>
            </text:list-item>
            <text:list-item>
              <text:p text:style-name="P20">Contar con pruebas legales en caso de disputas.</text:p>
            </text:list-item>
            <text:list-item>
              <text:p text:style-name="P20">Solución fácil de implementar sin conocimientos técnicos avanzados.</text:p>
            </text:list-item>
          </text:list>
        </text:list-item>
        <text:list-item>
          <text:p text:style-name="P20"><text:span text:style-name="Strong_20_Emphasis">Puntos de dolor:</text:span></text:p>
          <text:list>
            <text:list-item>
              <text:p text:style-name="P20">Preocupación por la pérdida de control sobre su obra.</text:p>
            </text:list-item>
            <text:list-item>
              <text:p text:style-name="P20">Falta de recursos para contratar protección legal tradicional.</text:p>
            </text:list-item>
            <text:list-item>
              <text:p text:style-name="P20">Dificultad para monitorizar el uso indebido de su contenido.</text:p>
            </text:list-item>
          </text:list>
        </text:list-item>
        <text:list-item>
          <text:p text:style-name="P20"><text:span text:style-name="Strong_20_Emphasis">Canales habituales:</text:span></text:p>
          <text:list>
            <text:list-item>
              <text:p text:style-name="P20">Redes sociales (Instagram, Twitter, LinkedIn)</text:p>
            </text:list-item>
            <text:list-item>
              <text:p text:style-name="P20">Plataformas de blogging (WordPress, Medium)</text:p>
            </text:list-item>
            <text:list-item>
              <text:p text:style-name="P20">Comunidades de creadores (Substack, Patreon)</text:p>
            </text:list-item>
          </text:list>
        </text:list-item>
      </text:list>
      <text:p text:style-name="Horizontal_20_Line"/>
      <text:h text:style-name="Heading_20_2" text:outline-level="2"><text:soft-page-break/>2. <text:span text:style-name="Strong_20_Emphasis">Persona 2: Empresa Mediana de Medios Digitales / Editorial Online</text:span></text:h>
      <text:list text:style-name="L19">
        <text:list-item>
          <text:p text:style-name="P21"><text:span text:style-name="Strong_20_Emphasis">Descripción:</text:span><text:line-break/>Empresas que gestionan portales de noticias, revistas digitales o agregadores de contenido, con grandes volúmenes de material original y equipo editorial.</text:p>
        </text:list-item>
        <text:list-item>
          <text:p text:style-name="P21"><text:span text:style-name="Strong_20_Emphasis">Objetivos y necesidades:</text:span></text:p>
          <text:list>
            <text:list-item>
              <text:p text:style-name="P21">Proteger el contenido editorial para mantener ventaja competitiva y evitar que terceros usen el material sin permiso.</text:p>
            </text:list-item>
            <text:list-item>
              <text:p text:style-name="P21">Contar con herramientas de auditoría y monitorización para detectar scraping o uso por IA.</text:p>
            </text:list-item>
            <text:list-item>
              <text:p text:style-name="P21">Integración sencilla con CMS existentes y sistemas legales.</text:p>
            </text:list-item>
          </text:list>
        </text:list-item>
        <text:list-item>
          <text:p text:style-name="P21"><text:span text:style-name="Strong_20_Emphasis">Puntos de dolor:</text:span></text:p>
          <text:list>
            <text:list-item>
              <text:p text:style-name="P21">Pérdida de ingresos y valor de marca por uso no autorizado.</text:p>
            </text:list-item>
            <text:list-item>
              <text:p text:style-name="P21">Costes legales elevados en disputas.</text:p>
            </text:list-item>
            <text:list-item>
              <text:p text:style-name="P21">Complejidad técnica para implementar protección.</text:p>
            </text:list-item>
          </text:list>
        </text:list-item>
        <text:list-item>
          <text:p text:style-name="P21"><text:span text:style-name="Strong_20_Emphasis">Canales habituales:</text:span></text:p>
          <text:list>
            <text:list-item>
              <text:p text:style-name="P21">LinkedIn, foros profesionales</text:p>
            </text:list-item>
            <text:list-item>
              <text:p text:style-name="P21">Eventos y webinars del sector editorial</text:p>
            </text:list-item>
            <text:list-item>
              <text:p text:style-name="P21">Plataformas CMS (WordPress, Drupal)</text:p>
            </text:list-item>
          </text:list>
        </text:list-item>
      </text:list>
      <text:p text:style-name="Horizontal_20_Line"/>
      <text:h text:style-name="Heading_20_2" text:outline-level="2">3. <text:span text:style-name="Strong_20_Emphasis">Persona 3: Agencia de Marketing Digital / Consultora de Propiedad Intelectual</text:span></text:h>
      <text:list text:style-name="L20">
        <text:list-item>
          <text:p text:style-name="P22"><text:span text:style-name="Strong_20_Emphasis">Descripción:</text:span><text:line-break/>Empresas o profesionales que gestionan contenido para terceros y ofrecen servicios de protección de activos digitales.</text:p>
        </text:list-item>
        <text:list-item>
          <text:p text:style-name="P22"><text:span text:style-name="Strong_20_Emphasis">Objetivos y necesidades:</text:span></text:p>
          <text:list>
            <text:list-item>
              <text:p text:style-name="P22">Herramientas para ofrecer a clientes protección avanzada de contenido.</text:p>
            </text:list-item>
            <text:list-item>
              <text:p text:style-name="P22">Panel de control con reportes y pruebas legales.</text:p>
            </text:list-item>
            <text:list-item>
              <text:p text:style-name="P22">API y opciones de integración para personalizar servicios.</text:p>
            </text:list-item>
          </text:list>
        </text:list-item>
        <text:list-item>
          <text:p text:style-name="P22"><text:span text:style-name="Strong_20_Emphasis">Puntos de dolor:</text:span></text:p>
          <text:list>
            <text:list-item>
              <text:p text:style-name="P22">Necesidad de soluciones escalables y eficientes.</text:p>
            </text:list-item>
            <text:list-item>
              <text:p text:style-name="P22">Demanda de transparencia y evidencia para clientes.</text:p>
            </text:list-item>
            <text:list-item>
              <text:p text:style-name="P22">Integración con flujos de trabajo existentes.</text:p>
            </text:list-item>
          </text:list>
        </text:list-item>
        <text:list-item>
          <text:p text:style-name="P22"><text:soft-page-break/><text:span text:style-name="Strong_20_Emphasis">Canales habituales:</text:span></text:p>
          <text:list>
            <text:list-item>
              <text:p text:style-name="P22">LinkedIn, grupos profesionales</text:p>
            </text:list-item>
            <text:list-item>
              <text:p text:style-name="P22">Conferencias y ferias del sector marketing y legal</text:p>
            </text:list-item>
            <text:list-item>
              <text:p text:style-name="P22">Plataformas SaaS y marketplaces de software</text:p>
            </text:list-item>
          </text:list>
        </text:list-item>
      </text:list>
      <text:p text:style-name="Horizontal_20_Line"/>
      <text:h text:style-name="Heading_20_2" text:outline-level="2">4. <text:span text:style-name="Strong_20_Emphasis">Persona 4: Desarrollador / CTO de Startups de Contenido</text:span></text:h>
      <text:list text:style-name="L21">
        <text:list-item>
          <text:p text:style-name="P23"><text:span text:style-name="Strong_20_Emphasis">Descripción:</text:span><text:line-break/>Líderes técnicos o fundadores de startups que crean plataformas con contenido propio (edTech, plataformas de cursos, marketplaces de contenido).</text:p>
        </text:list-item>
        <text:list-item>
          <text:p text:style-name="P23"><text:span text:style-name="Strong_20_Emphasis">Objetivos y necesidades:</text:span></text:p>
          <text:list>
            <text:list-item>
              <text:p text:style-name="P23">Solución técnica integrada (plugins, APIs) para proteger contenido.</text:p>
            </text:list-item>
            <text:list-item>
              <text:p text:style-name="P23">Facilidad de integración con tecnologías modernas.</text:p>
            </text:list-item>
            <text:list-item>
              <text:p text:style-name="P23">Escalabilidad y seguridad.</text:p>
            </text:list-item>
          </text:list>
        </text:list-item>
        <text:list-item>
          <text:p text:style-name="P23"><text:span text:style-name="Strong_20_Emphasis">Puntos de dolor:</text:span></text:p>
          <text:list>
            <text:list-item>
              <text:p text:style-name="P23">Recursos limitados para soluciones complejas.</text:p>
            </text:list-item>
            <text:list-item>
              <text:p text:style-name="P23">Necesidad de soluciones que no impacten rendimiento.</text:p>
            </text:list-item>
            <text:list-item>
              <text:p text:style-name="P23">Falta de experiencia en protección legal.</text:p>
            </text:list-item>
          </text:list>
        </text:list-item>
        <text:list-item>
          <text:p text:style-name="P23"><text:span text:style-name="Strong_20_Emphasis">Canales habituales:</text:span></text:p>
          <text:list>
            <text:list-item>
              <text:p text:style-name="P23">GitHub, comunidades técnicas (Stack Overflow, Reddit)</text:p>
            </text:list-item>
            <text:list-item>
              <text:p text:style-name="P23">Meetups y webinars tech</text:p>
            </text:list-item>
            <text:list-item>
              <text:p text:style-name="P23">Plataformas cloud y SaaS</text:p>
            </text:list-item>
          </text:list>
        </text:list-item>
      </text:list>
      <text:p text:style-name="Horizontal_20_Line"/>
      <text:h text:style-name="Heading_20_1" text:outline-level="1">Resumen de ICP</text:h>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table-cell table:style-name="Tabla3.A1" office:value-type="string">
              <text:p text:style-name="Table_20_Heading">Segmento</text:p>
            </table:table-cell>
            <table:table-cell table:style-name="Tabla3.A1" office:value-type="string">
              <text:p text:style-name="Table_20_Heading">Tamaño</text:p>
            </table:table-cell>
            <table:table-cell table:style-name="Tabla3.A1" office:value-type="string">
              <text:p text:style-name="Table_20_Heading">Dolor principal</text:p>
            </table:table-cell>
            <table:table-cell table:style-name="Tabla3.A1" office:value-type="string">
              <text:p text:style-name="Table_20_Heading">Solución Clave</text:p>
            </table:table-cell>
            <table:table-cell table:style-name="Tabla3.A1" office:value-type="string">
              <text:p text:style-name="Table_20_Heading">Canal principal</text:p>
            </table:table-cell>
          </table:table-row>
        </table:table-header-rows>
        <table:table-row>
          <table:table-cell table:style-name="Tabla3.A1" office:value-type="string">
            <text:p text:style-name="Table_20_Contents">Autor Digital Independiente</text:p>
          </table:table-cell>
          <table:table-cell table:style-name="Tabla3.A1" office:value-type="string">
            <text:p text:style-name="Table_20_Contents">Mediano</text:p>
          </table:table-cell>
          <table:table-cell table:style-name="Tabla3.A1" office:value-type="string">
            <text:p text:style-name="Table_20_Contents">Control y prueba de autoría</text:p>
          </table:table-cell>
          <table:table-cell table:style-name="Tabla3.A1" office:value-type="string">
            <text:p text:style-name="Table_20_Contents">Protección simple y legal</text:p>
          </table:table-cell>
          <table:table-cell table:style-name="Tabla3.A1" office:value-type="string">
            <text:p text:style-name="Table_20_Contents">Redes sociales, blogs</text:p>
          </table:table-cell>
        </table:table-row>
        <table:table-row>
          <table:table-cell table:style-name="Tabla3.A1" office:value-type="string">
            <text:p text:style-name="Table_20_Contents">Medios Digitales y Editoriales</text:p>
          </table:table-cell>
          <table:table-cell table:style-name="Tabla3.A1" office:value-type="string">
            <text:p text:style-name="Table_20_Contents">Grande</text:p>
          </table:table-cell>
          <table:table-cell table:style-name="Tabla3.A1" office:value-type="string">
            <text:p text:style-name="Table_20_Contents">Pérdida de ingresos por scraping</text:p>
          </table:table-cell>
          <table:table-cell table:style-name="Tabla3.A1" office:value-type="string">
            <text:p text:style-name="Table_20_Contents">Auditoría + bloqueo técnico</text:p>
          </table:table-cell>
          <table:table-cell table:style-name="Tabla3.A1" office:value-type="string">
            <text:p text:style-name="Table_20_Contents">LinkedIn, eventos</text:p>
          </table:table-cell>
        </table:table-row>
        <table:table-row>
          <table:table-cell table:style-name="Tabla3.A1" office:value-type="string">
            <text:p text:style-name="Table_20_Contents">Agencias y Consultoras</text:p>
          </table:table-cell>
          <table:table-cell table:style-name="Tabla3.A1" office:value-type="string">
            <text:p text:style-name="Table_20_Contents">Mediano</text:p>
          </table:table-cell>
          <table:table-cell table:style-name="Tabla3.A1" office:value-type="string">
            <text:p text:style-name="Table_20_Contents">Soluciones escalables para clientes</text:p>
          </table:table-cell>
          <table:table-cell table:style-name="Tabla3.A1" office:value-type="string">
            <text:p text:style-name="Table_20_Contents">Panel, API y reportes</text:p>
          </table:table-cell>
          <table:table-cell table:style-name="Tabla3.A1" office:value-type="string">
            <text:p text:style-name="Table_20_Contents">LinkedIn, ferias</text:p>
          </table:table-cell>
        </table:table-row>
        <table:table-row>
          <table:table-cell table:style-name="Tabla3.A1" office:value-type="string">
            <text:p text:style-name="Table_20_Contents">Startups y Desarrolladores</text:p>
          </table:table-cell>
          <table:table-cell table:style-name="Tabla3.A1" office:value-type="string">
            <text:p text:style-name="Table_20_Contents">Pequeño</text:p>
          </table:table-cell>
          <table:table-cell table:style-name="Tabla3.A1" office:value-type="string">
            <text:p text:style-name="Table_20_Contents">Integración técnica sin impacto</text:p>
          </table:table-cell>
          <table:table-cell table:style-name="Tabla3.A1" office:value-type="string">
            <text:p text:style-name="Table_20_Contents">Plugins y APIs integrables</text:p>
          </table:table-cell>
          <table:table-cell table:style-name="Tabla3.A1" office:value-type="string">
            <text:p text:style-name="Table_20_Contents">Comunidades técnicas</text:p>
          </table:table-cell>
        </table:table-row>
      </table:table>
      <text:p text:style-name="Standard"/>
      <text:p text:style-name="Standard"/>
      <text:h text:style-name="Heading_20_3" text:outline-level="3"><text:soft-page-break/><text:span text:style-name="Strong_20_Emphasis">1. Medios de comunicación y prensa digital</text:span></text:h>
      <text:p text:style-name="Text_20_body"><text:span text:style-name="Strong_20_Emphasis">Motivación:</text:span> Su contenido es continuamente utilizado para entrenar LLMs sin compensación.<text:line-break/><text:span text:style-name="Strong_20_Emphasis">Ejemplos:</text:span> Diarios, revistas online, portales de noticias.<text:line-break/><text:span text:style-name="Strong_20_Emphasis">Riesgo:</text:span> Pérdida de exclusividad, valor editorial, y monetización por licencias.</text:p>
      <text:p text:style-name="Horizontal_20_Line"/>
      <text:h text:style-name="Heading_20_3" text:outline-level="3"><text:span text:style-name="Strong_20_Emphasis">2. Educación y formación online (EdTech)</text:span></text:h>
      <text:p text:style-name="Text_20_body"><text:span text:style-name="Strong_20_Emphasis">Motivación:</text:span> Protegen contenido propietario como cursos, PDFs, vídeos o guías.<text:line-break/><text:span text:style-name="Strong_20_Emphasis">Ejemplos:</text:span> Plataformas como Domestika, Udemy, universidades, academias.<text:line-break/><text:span text:style-name="Strong_20_Emphasis">Riesgo:</text:span> Duplicación de contenidos en otras webs, entrenamiento de LLM con sus recursos.</text:p>
      <text:p text:style-name="Horizontal_20_Line"/>
      <text:h text:style-name="Heading_20_3" text:outline-level="3"><text:span text:style-name="Strong_20_Emphasis">3. Creativos y autores digitales</text:span></text:h>
      <text:p text:style-name="Text_20_body"><text:span text:style-name="Strong_20_Emphasis">Motivación:</text:span> Proteger obras originales: textos, imágenes, ilustraciones, novelas, etc.<text:line-break/><text:span text:style-name="Strong_20_Emphasis">Ejemplos:</text:span> Escritores, diseñadores gráficos, ilustradores, copywriters.<text:line-break/><text:span text:style-name="Strong_20_Emphasis">Riesgo:</text:span> Apropiación no autorizada, uso por generadores de IA, plagio automatizado.</text:p>
      <text:p text:style-name="Horizontal_20_Line"/>
      <text:h text:style-name="Heading_20_3" text:outline-level="3"><text:span text:style-name="Strong_20_Emphasis">4. Marketing de contenidos y agencias SEO</text:span></text:h>
      <text:p text:style-name="Text_20_body"><text:span text:style-name="Strong_20_Emphasis">Motivación:</text:span> Invierten en crear contenido original para posicionamiento y conversiones.<text:line-break/><text:span text:style-name="Strong_20_Emphasis">Ejemplos:</text:span> Agencias de inbound marketing, creadores de blogs corporativos.<text:line-break/><text:span text:style-name="Strong_20_Emphasis">Riesgo:</text:span> Canibalización de keywords y artículos por IA entrenada con sus datos.</text:p>
      <text:p text:style-name="Horizontal_20_Line"/>
      <text:h text:style-name="Heading_20_3" text:outline-level="3"><text:span text:style-name="Strong_20_Emphasis">5. Comercio electrónico y marketplaces</text:span></text:h>
      <text:p text:style-name="Text_20_body"><text:span text:style-name="Strong_20_Emphasis">Motivación:</text:span> Sus descripciones, fichas técnicas o imágenes pueden ser scrapeadas por IA o competidores.<text:line-break/><text:span text:style-name="Strong_20_Emphasis">Ejemplos:</text:span> Tiendas online, comparadores, catálogos B2B.<text:line-break/><text:span text:style-name="Strong_20_Emphasis">Riesgo:</text:span> Duplicación masiva de contenidos, afectación a SEO, pérdida de diferenciación.</text:p>
      <text:p text:style-name="Horizontal_20_Line"/>
      <text:h text:style-name="Heading_20_3" text:outline-level="3"><text:span text:style-name="Strong_20_Emphasis">6. Legal, propiedad intelectual y protección de marca</text:span></text:h>
      <text:p text:style-name="Text_20_body"><text:span text:style-name="Strong_20_Emphasis">Motivación:</text:span> Alta sensibilidad por la protección de derechos digitales.<text:line-break/><text:span text:style-name="Strong_20_Emphasis">Ejemplos:</text:span> Bufetes de abogados, notarías, empresas de gestión de derechos IP.<text:line-break/><text:span text:style-name="Strong_20_Emphasis">Riesgo:</text:span> No poder demostrar autoría en disputas por uso de contenidos.</text:p>
      <text:p text:style-name="Horizontal_20_Line"/>
      <text:h text:style-name="Heading_20_3" text:outline-level="3"><text:span text:style-name="Strong_20_Emphasis">7. Sector editorial</text:span></text:h>
      <text:p text:style-name="Text_20_body"><text:span text:style-name="Strong_20_Emphasis">Motivación:</text:span> Proteger fragmentos de libros, adelantos digitales o contenidos de pago.<text:line-break/><text:span text:style-name="Strong_20_Emphasis">Ejemplos:</text:span> Editoriales tradicionales, editoras independientes, autopublicadores.<text:line-break/><text:span text:style-name="Strong_20_Emphasis">Riesgo:</text:span> Entrenamiento de IA con libros sin licencia, pirateo.</text:p>
      <text:p text:style-name="Horizontal_20_Line"><text:soft-page-break/></text:p>
      <text:h text:style-name="Heading_20_3" text:outline-level="3"><text:span text:style-name="Strong_20_Emphasis">8. Finanzas y análisis económico</text:span></text:h>
      <text:p text:style-name="Text_20_body"><text:span text:style-name="Strong_20_Emphasis">Motivación:</text:span> Ofrecen informes, opiniones de mercado, y datos valiosos.<text:line-break/><text:span text:style-name="Strong_20_Emphasis">Ejemplos:</text:span> Consultoras, empresas de análisis bursátil, boletines financieros.<text:line-break/><text:span text:style-name="Strong_20_Emphasis">Riesgo:</text:span> Robo de información privilegiada o reutilización sin atribución.</text:p>
      <text:p text:style-name="Horizontal_20_Line"/>
      <text:h text:style-name="Heading_20_3" text:outline-level="3"><text:span text:style-name="Strong_20_Emphasis">9. Sector académico y científico</text:span></text:h>
      <text:p text:style-name="Text_20_body"><text:span text:style-name="Strong_20_Emphasis">Motivación:</text:span> Publicaciones, papers y bases de datos deben estar protegidas.<text:line-break/><text:span text:style-name="Strong_20_Emphasis">Ejemplos:</text:span> Revistas científicas, centros de investigación, universidades.<text:line-break/><text:span text:style-name="Strong_20_Emphasis">Riesgo:</text:span> Pérdida de control sobre datos y generación de papers sintéticos sin citar fuentes.</text:p>
      <text:p text:style-name="Horizontal_20_Line"/>
      <text:h text:style-name="Heading_20_3" text:outline-level="3"><text:span text:style-name="Strong_20_Emphasis">10. Industria creativa y audiovisual</text:span></text:h>
      <text:p text:style-name="Text_20_body"><text:span text:style-name="Strong_20_Emphasis">Motivación:</text:span> Guiones, storyboards, materiales visuales y creativos.<text:line-break/><text:span text:style-name="Strong_20_Emphasis">Ejemplos:</text:span> Productoras, estudios de animación, empresas de videojuegos.<text:line-break/><text:span text:style-name="Strong_20_Emphasis">Riesgo:</text:span> IA generativa alimentándose con sus archivos sin permiso.</text:p>
      <text:p text:style-name="Horizontal_20_Line"/>
      <text:h text:style-name="Heading_20_2" text:outline-level="2"><text:span text:style-name="Strong_20_Emphasis">SECTORES CRÍTICOS Y ESTRATÉGICOS (añadidos)</text:span></text:h>
      <text:h text:style-name="Heading_20_3" text:outline-level="3"><text:span text:style-name="Strong_20_Emphasis">11. Industria armamentística y defensa</text:span></text:h>
      <text:list text:style-name="L22">
        <text:list-item>
          <text:p text:style-name="P24"><text:span text:style-name="Strong_20_Emphasis">Interés:</text:span> Documentos técnicos, especificaciones de armas, I+D militar, inteligencia táctica.</text:p>
        </text:list-item>
        <text:list-item>
          <text:p text:style-name="P24"><text:span text:style-name="Strong_20_Emphasis">Motivación:</text:span> Alto riesgo de filtración, espionaje digital, entrenamiento de IA con datos confidenciales.</text:p>
        </text:list-item>
        <text:list-item>
          <text:p text:style-name="P24"><text:span text:style-name="Strong_20_Emphasis">Cliente tipo:</text:span> Empresas contratistas, fabricantes, centros de defensa.</text:p>
        </text:list-item>
      </text:list>
      <text:h text:style-name="Heading_20_3" text:outline-level="3"><text:span text:style-name="Strong_20_Emphasis">12. Sector lujo y moda de alta gama</text:span></text:h>
      <text:list text:style-name="L23">
        <text:list-item>
          <text:p text:style-name="P25"><text:span text:style-name="Strong_20_Emphasis">Interés:</text:span> Diseño de colecciones, campañas publicitarias, exclusividad visual y textual.</text:p>
        </text:list-item>
        <text:list-item>
          <text:p text:style-name="P25"><text:span text:style-name="Strong_20_Emphasis">Motivación:</text:span> El contenido exclusivo puede ser clonado por IA o copiado por imitadores digitales.</text:p>
        </text:list-item>
        <text:list-item>
          <text:p text:style-name="P25"><text:span text:style-name="Strong_20_Emphasis">Cliente tipo:</text:span> Casas de moda, marcas de lujo, diseñadores de élite.</text:p>
        </text:list-item>
      </text:list>
      <text:h text:style-name="Heading_20_3" text:outline-level="3"><text:span text:style-name="Strong_20_Emphasis">13. Industria farmacéutica y biotech</text:span></text:h>
      <text:list text:style-name="L24">
        <text:list-item>
          <text:p text:style-name="P26"><text:span text:style-name="Strong_20_Emphasis">Interés:</text:span> Patentes, papers científicos, resultados de estudios, material regulatorio.</text:p>
        </text:list-item>
        <text:list-item>
          <text:p text:style-name="P26"><text:span text:style-name="Strong_20_Emphasis">Motivación:</text:span> La protección de estos contenidos puede evitar explotación ilegal por IA o terceros.</text:p>
        </text:list-item>
        <text:list-item>
          <text:p text:style-name="P26"><text:span text:style-name="Strong_20_Emphasis">Cliente tipo:</text:span> Laboratorios, startups de salud, universidades médicas.</text:p>
        </text:list-item>
      </text:list>
      <text:h text:style-name="Heading_20_3" text:outline-level="3"><text:soft-page-break/><text:span text:style-name="Strong_20_Emphasis">14. Gobiernos, instituciones públicas y multilaterales</text:span></text:h>
      <text:list text:style-name="L25">
        <text:list-item>
          <text:p text:style-name="P27"><text:span text:style-name="Strong_20_Emphasis">Interés:</text:span> Informes, bases de datos, políticas públicas, materiales legislativos.</text:p>
        </text:list-item>
        <text:list-item>
          <text:p text:style-name="P27"><text:span text:style-name="Strong_20_Emphasis">Motivación:</text:span> Control de la narrativa, evitar entrenamiento de IA con discursos políticos o documentos clave.</text:p>
        </text:list-item>
        <text:list-item>
          <text:p text:style-name="P27"><text:span text:style-name="Strong_20_Emphasis">Cliente tipo:</text:span> Ministerios, UE, ONU, ayuntamientos, agencias estatales.</text:p>
        </text:list-item>
      </text:list>
      <text:h text:style-name="Heading_20_2" text:outline-level="2"><text:span text:style-name="Strong_20_Emphasis">ANÁLISIS DE COMPETENCIA</text:span></text:h>
      <text:p text:style-name="Text_20_body">A fecha de hoy, <text:span text:style-name="Strong_20_Emphasis">no existe un SaaS end-to-end que combine protección anti-IA, registro blockchain y auditoría LLM</text:span> de forma especializada. Sin embargo:</text:p>
      <text:h text:style-name="Heading_20_3" text:outline-level="3"><text:span text:style-name="Strong_20_Emphasis">1. Competencia indirecta</text:span></text:h>
      <text:list text:style-name="L26">
        <text:list-item>
          <text:p text:style-name="P28"><text:span text:style-name="Strong_20_Emphasis">Copyscape, Grammarly Plagiarism:</text:span> detección de copia, no prevención ni IA.</text:p>
        </text:list-item>
        <text:list-item>
          <text:p text:style-name="P28"><text:span text:style-name="Strong_20_Emphasis">Digimarc, Imatag:</text:span> tracking de imágenes, orientado a fotoperiodismo o stock.</text:p>
        </text:list-item>
        <text:list-item>
          <text:p text:style-name="P28"><text:span text:style-name="Strong_20_Emphasis">Robots.txt y firewall-based solutions:</text:span> rudimentarias, no específicas frente a LLMs.</text:p>
        </text:list-item>
      </text:list>
      <text:h text:style-name="Heading_20_3" text:outline-level="3"><text:span text:style-name="Strong_20_Emphasis">2. Emergentes similares</text:span></text:h>
      <text:list text:style-name="L27">
        <text:list-item>
          <text:p text:style-name="P29"><text:span text:style-name="Strong_20_Emphasis">Spawning.ai:</text:span> iniciativa para bloquear datasets de IA, orientado a artistas visuales.</text:p>
        </text:list-item>
        <text:list-item>
          <text:p text:style-name="P29"><text:span text:style-name="Strong_20_Emphasis">Glaze Project (UChicago):</text:span> perturba estilos artísticos contra IA generativa.</text:p>
        </text:list-item>
        <text:list-item>
          <text:p text:style-name="P29"><text:span text:style-name="Strong_20_Emphasis">Nightshade:</text:span> defensa artística contra entrenamiento de modelos IA.</text:p>
        </text:list-item>
      </text:list>
      <text:h text:style-name="Heading_20_3" text:outline-level="3"><text:span text:style-name="Strong_20_Emphasis">3. Diferenciación clara de ContentShield AI</text:span></text:h>
      <text:list text:style-name="L28">
        <text:list-item>
          <text:p text:style-name="P30">SaaS plug-and-play con integración en CMS</text:p>
        </text:list-item>
        <text:list-item>
          <text:p text:style-name="P30">Fingerprinting invisible multimodal</text:p>
        </text:list-item>
        <text:list-item>
          <text:p text:style-name="P30">Registro en blockchain como evidencia legal</text:p>
        </text:list-item>
        <text:list-item>
          <text:p text:style-name="P30">Monitor de agentes IA y crawlers</text:p>
        </text:list-item>
        <text:list-item>
          <text:p text:style-name="P30">Narrativa ética y cumplimiento ODS</text:p>
        </text:list-item>
      </text:list>
      <text:p text:style-name="Horizontal_20_Line"/>
      <text:h text:style-name="Heading_20_2" text:outline-level="2"><text:span text:style-name="Strong_20_Emphasis">PREVISIÓN A 1 AÑO (2025-2026)</text:span></text:h>
      <text:h text:style-name="Heading_20_3" text:outline-level="3"><text:span text:style-name="Strong_20_Emphasis">Hipótesis:</text:span></text:h>
      <text:list text:style-name="L29">
        <text:list-item>
          <text:p text:style-name="P31">Tendencia creciente de regulación IA (UE, EE.UU.)</text:p>
        </text:list-item>
        <text:list-item>
          <text:p text:style-name="P31">Mayor conciencia sobre copyright digital</text:p>
        </text:list-item>
        <text:list-item>
          <text:p text:style-name="P31">Crece la presión sobre empresas tecnológicas para pagar por datos</text:p>
        </text:list-item>
      </text:list>
      <text:p text:style-name="Horizontal_20_Line"/>
      <text:h text:style-name="Heading_20_3" text:outline-level="3"><text:soft-page-break/><text:span text:style-name="Strong_20_Emphasis">Objetivos a 12 meses</text:span></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Área</text:p>
            </table:table-cell>
            <table:table-cell table:style-name="Tabla4.A1" office:value-type="string">
              <text:p text:style-name="Table_20_Heading">Meta</text:p>
            </table:table-cell>
            <table:table-cell table:style-name="Tabla4.A1" office:value-type="string">
              <text:p text:style-name="Table_20_Heading">Detalles</text:p>
            </table:table-cell>
          </table:table-row>
        </table:table-header-rows>
        <table:table-row>
          <table:table-cell table:style-name="Tabla4.A1" office:value-type="string">
            <text:p text:style-name="Table_20_Contents"><text:span text:style-name="Strong_20_Emphasis">Usuarios early adopters</text:span></text:p>
          </table:table-cell>
          <table:table-cell table:style-name="Tabla4.A1" office:value-type="string">
            <text:p text:style-name="Table_20_Contents">2.000 sitios protegidos</text:p>
          </table:table-cell>
          <table:table-cell table:style-name="Tabla4.A1" office:value-type="string">
            <text:p text:style-name="Table_20_Contents">Entre sector editorial, medios, educación y creativo</text:p>
          </table:table-cell>
        </table:table-row>
        <table:table-row>
          <table:table-cell table:style-name="Tabla4.A1" office:value-type="string">
            <text:p text:style-name="Table_20_Contents"><text:span text:style-name="Strong_20_Emphasis">Clientes enterprise</text:span></text:p>
          </table:table-cell>
          <table:table-cell table:style-name="Tabla4.A1" office:value-type="string">
            <text:p text:style-name="Table_20_Contents">15 empresas críticas</text:p>
          </table:table-cell>
          <table:table-cell table:style-name="Tabla4.A1" office:value-type="string">
            <text:p text:style-name="Table_20_Contents">Gobierno, pharma, defensa, moda</text:p>
          </table:table-cell>
        </table:table-row>
        <table:table-row>
          <table:table-cell table:style-name="Tabla4.A1" office:value-type="string">
            <text:p text:style-name="Table_20_Contents"><text:span text:style-name="Strong_20_Emphasis">ARR (ingresos recurrentes)</text:span></text:p>
          </table:table-cell>
          <table:table-cell table:style-name="Tabla4.A1" office:value-type="string">
            <text:p text:style-name="Table_20_Contents">+500.000€</text:p>
          </table:table-cell>
          <table:table-cell table:style-name="Tabla4.A1" office:value-type="string">
            <text:p text:style-name="Table_20_Contents">Basado en modelo freemium + planes Pro/Enterprise</text:p>
          </table:table-cell>
        </table:table-row>
        <table:table-row>
          <table:table-cell table:style-name="Tabla4.A1" office:value-type="string">
            <text:p text:style-name="Table_20_Contents"><text:span text:style-name="Strong_20_Emphasis">Team</text:span></text:p>
          </table:table-cell>
          <table:table-cell table:style-name="Tabla4.A1" office:value-type="string">
            <text:p text:style-name="Table_20_Contents">6-8 personas</text:p>
          </table:table-cell>
          <table:table-cell table:style-name="Tabla4.A1" office:value-type="string">
            <text:p text:style-name="Table_20_Contents">CEO, CTO, frontend, backend, legal, IA, sales</text:p>
          </table:table-cell>
        </table:table-row>
        <table:table-row>
          <table:table-cell table:style-name="Tabla4.A1" office:value-type="string">
            <text:p text:style-name="Table_20_Contents"><text:span text:style-name="Strong_20_Emphasis">Rondas</text:span></text:p>
          </table:table-cell>
          <table:table-cell table:style-name="Tabla4.A1" office:value-type="string">
            <text:p text:style-name="Table_20_Contents">Seed: 300k – 750k€</text:p>
          </table:table-cell>
          <table:table-cell table:style-name="Tabla4.A1" office:value-type="string">
            <text:p text:style-name="Table_20_Contents">Para I+D y escalado comercial</text:p>
          </table:table-cell>
        </table:table-row>
        <table:table-row>
          <table:table-cell table:style-name="Tabla4.A1" office:value-type="string">
            <text:p text:style-name="Table_20_Contents"><text:span text:style-name="Strong_20_Emphasis">Partners</text:span></text:p>
          </table:table-cell>
          <table:table-cell table:style-name="Tabla4.A1" office:value-type="string">
            <text:p text:style-name="Table_20_Contents">5 integraciones estratégicas</text:p>
          </table:table-cell>
          <table:table-cell table:style-name="Tabla4.A1" office:value-type="string">
            <text:p text:style-name="Table_20_Contents">WordPress, Webflow, Notion, Shopify, API externa</text:p>
          </table:table-cell>
        </table:table-row>
      </table:table>
      <text:p text:style-name="Standard"><text:line-break/><text:line-break/>1. <text:span text:style-name="Strong_20_Emphasis">Roadmap mes a mes (12 meses)</text:span></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Mes</text:p>
            </table:table-cell>
            <table:table-cell table:style-name="Tabla5.A1" office:value-type="string">
              <text:p text:style-name="Table_20_Heading">Objetivo clave</text:p>
            </table:table-cell>
            <table:table-cell table:style-name="Tabla5.A1" office:value-type="string">
              <text:p text:style-name="Table_20_Heading">Actividades</text:p>
            </table:table-cell>
          </table:table-row>
        </table:table-header-rows>
        <table:table-row>
          <table:table-cell table:style-name="Tabla5.A1" office:value-type="string">
            <text:p text:style-name="Table_20_Contents"><text:span text:style-name="Strong_20_Emphasis">M1</text:span></text:p>
          </table:table-cell>
          <table:table-cell table:style-name="Tabla5.A1" office:value-type="string">
            <text:p text:style-name="Table_20_Contents">Fundamentos y validación</text:p>
          </table:table-cell>
          <table:table-cell table:style-name="Tabla5.A1" office:value-type="string">
            <text:p text:style-name="Table_20_Contents">Registro legal de la empresa, dominio, branding, análisis de IP, buyer personas, diseño prototipo web</text:p>
          </table:table-cell>
        </table:table-row>
        <table:table-row>
          <table:table-cell table:style-name="Tabla5.A1" office:value-type="string">
            <text:p text:style-name="Table_20_Contents"><text:span text:style-name="Strong_20_Emphasis">M2</text:span></text:p>
          </table:table-cell>
          <table:table-cell table:style-name="Tabla5.A1" office:value-type="string">
            <text:p text:style-name="Table_20_Contents">MVP técnico básico</text:p>
          </table:table-cell>
          <table:table-cell table:style-name="Tabla5.A1" office:value-type="string">
            <text:p text:style-name="Table_20_Contents">Desarrollo plugin WordPress, implementación de <text:span text:style-name="Source_20_Text">robots.txt</text:span> + <text:span text:style-name="Source_20_Text">llms.txt</text:span>, pruebas internas</text:p>
          </table:table-cell>
        </table:table-row>
        <table:table-row>
          <table:table-cell table:style-name="Tabla5.A1" office:value-type="string">
            <text:p text:style-name="Table_20_Contents"><text:span text:style-name="Strong_20_Emphasis">M3</text:span></text:p>
          </table:table-cell>
          <table:table-cell table:style-name="Tabla5.A1" office:value-type="string">
            <text:p text:style-name="Table_20_Contents">Landing funcional y captación</text:p>
          </table:table-cell>
          <table:table-cell table:style-name="Tabla5.A1" office:value-type="string">
            <text:p text:style-name="Table_20_Contents">Web pública, formulario de interés, campaña inbound, presentación en foros de creadores y medios</text:p>
          </table:table-cell>
        </table:table-row>
        <table:table-row>
          <table:table-cell table:style-name="Tabla5.A1" office:value-type="string">
            <text:p text:style-name="Table_20_Contents"><text:span text:style-name="Strong_20_Emphasis">M4</text:span></text:p>
          </table:table-cell>
          <table:table-cell table:style-name="Tabla5.A1" office:value-type="string">
            <text:p text:style-name="Table_20_Contents">Fingerprinting invisible</text:p>
          </table:table-cell>
          <table:table-cell table:style-name="Tabla5.A1" office:value-type="string">
            <text:p text:style-name="Table_20_Contents">Integración básica de fingerprinting de texto + watermark imágenes. Comenzar registro en blockchain (testnet)</text:p>
          </table:table-cell>
        </table:table-row>
        <table:table-row>
          <table:table-cell table:style-name="Tabla5.A1" office:value-type="string">
            <text:p text:style-name="Table_20_Contents"><text:span text:style-name="Strong_20_Emphasis">M5</text:span></text:p>
          </table:table-cell>
          <table:table-cell table:style-name="Tabla5.A1" office:value-type="string">
            <text:p text:style-name="Table_20_Contents">Beta privada + API</text:p>
          </table:table-cell>
          <table:table-cell table:style-name="Tabla5.A1" office:value-type="string">
            <text:p text:style-name="Table_20_Contents">Prueba con 10 sitios reales, primeros dashboards. Liberar API básica para developers</text:p>
          </table:table-cell>
        </table:table-row>
        <table:table-row>
          <table:table-cell table:style-name="Tabla5.A1" office:value-type="string">
            <text:p text:style-name="Table_20_Contents"><text:span text:style-name="Strong_20_Emphasis">M6</text:span></text:p>
          </table:table-cell>
          <table:table-cell table:style-name="Tabla5.A1" office:value-type="string">
            <text:p text:style-name="Table_20_Contents">Monitor IA + contratos</text:p>
          </table:table-cell>
          <table:table-cell table:style-name="Tabla5.A1" office:value-type="string">
            <text:p text:style-name="Table_20_Contents">Detector de rastreadores IA. Plantilla de contrato/licencia antiparasitaria. Lanzamiento beta pública</text:p>
          </table:table-cell>
        </table:table-row>
        <table:table-row>
          <table:table-cell table:style-name="Tabla5.A1" office:value-type="string">
            <text:p text:style-name="Table_20_Contents"><text:span text:style-name="Strong_20_Emphasis">M7</text:span></text:p>
          </table:table-cell>
          <table:table-cell table:style-name="Tabla5.A1" office:value-type="string">
            <text:p text:style-name="Table_20_Contents">Acuerdo con CMS</text:p>
          </table:table-cell>
          <table:table-cell table:style-name="Tabla5.A1" office:value-type="string">
            <text:p text:style-name="Table_20_Contents">Partnership inicial con Webflow/WordPress/Shopify. 1ª integración nativa.</text:p>
          </table:table-cell>
        </table:table-row>
        <table:table-row>
          <table:table-cell table:style-name="Tabla5.A1" office:value-type="string">
            <text:p text:style-name="Table_20_Contents"><text:span text:style-name="Strong_20_Emphasis">M8</text:span></text:p>
          </table:table-cell>
          <table:table-cell table:style-name="Tabla5.A1" office:value-type="string">
            <text:p text:style-name="Table_20_Contents">Módulo blockchain legal</text:p>
          </table:table-cell>
          <table:table-cell table:style-name="Tabla5.A1" office:value-type="string">
            <text:p text:style-name="Table_20_Contents">MVP para hash + timestamp con firma digital. Reporte legal descargable.</text:p>
          </table:table-cell>
        </table:table-row>
        <table:table-row>
          <table:table-cell table:style-name="Tabla5.A1" office:value-type="string">
            <text:p text:style-name="Table_20_Contents"><text:span text:style-name="Strong_20_Emphasis">M9</text:span></text:p>
          </table:table-cell>
          <table:table-cell table:style-name="Tabla5.A1" office:value-type="string">
            <text:p text:style-name="Table_20_Contents">Demo enterprise + seguridad</text:p>
          </table:table-cell>
          <table:table-cell table:style-name="Tabla5.A1" office:value-type="string">
            <text:p text:style-name="Table_20_Contents">Tour interactivo, seguridad avanzada (compliance GDPR/CCPA). Focus: pharma, lujo, defensiva</text:p>
          </table:table-cell>
        </table:table-row>
        <table:table-row>
          <table:table-cell table:style-name="Tabla5.A1" office:value-type="string">
            <text:p text:style-name="Table_20_Contents"><text:span text:style-name="Strong_20_Emphasis">M10</text:span></text:p>
          </table:table-cell>
          <table:table-cell table:style-name="Tabla5.A1" office:value-type="string">
            <text:p text:style-name="Table_20_Contents">Captación Enterprise</text:p>
          </table:table-cell>
          <table:table-cell table:style-name="Tabla5.A1" office:value-type="string">
            <text:p text:style-name="Table_20_Contents">Lanzar propuesta enterprise y personalización. Casos de éxito. Convocar pitch a fondos.</text:p>
          </table:table-cell>
        </table:table-row>
        <table:table-row>
          <table:table-cell table:style-name="Tabla5.A1" office:value-type="string">
            <text:p text:style-name="Table_20_Contents"><text:span text:style-name="Strong_20_Emphasis">M11</text:span></text:p>
          </table:table-cell>
          <table:table-cell table:style-name="Tabla5.A1" office:value-type="string">
            <text:p text:style-name="Table_20_Contents">Preparación seed round</text:p>
          </table:table-cell>
          <table:table-cell table:style-name="Tabla5.A1" office:value-type="string">
            <text:p text:style-name="Table_20_Contents">Forecast financiero, métricas, VCs target. Roadshow inversionistas.</text:p>
          </table:table-cell>
        </table:table-row>
        <table:table-row>
          <table:table-cell table:style-name="Tabla5.A1" office:value-type="string">
            <text:p text:style-name="Table_20_Contents"><text:span text:style-name="Strong_20_Emphasis">M12</text:span></text:p>
          </table:table-cell>
          <table:table-cell table:style-name="Tabla5.A1" office:value-type="string">
            <text:p text:style-name="Table_20_Contents">Lanzamiento oficial</text:p>
          </table:table-cell>
          <table:table-cell table:style-name="Tabla5.A1" office:value-type="string">
            <text:p text:style-name="Table_20_Contents">Evento, comunicación internacional, campaña media, milestone 2k sitios protegidos</text:p>
          </table:table-cell>
        </table:table-row>
      </table:table>
      <text:p text:style-name="Standard"><text:line-break/><text:line-break/><text:span text:style-name="T1">Modelo de Negocio y Estrategias de Monetización para el Plugin de WordPress "Content Protection Against AI"</text:span></text:p>
      <text:p text:style-name="P32">A continuación, presento un modelo de negocio y estrategias de monetización para el plugin de WordPress Content Protection Against AI, diseñado para proteger el contenido original de sitios web y plataformas SaaS contra el scraping de IA, LLMs y otras herramientas. Este modelo se basa en las mejores prácticas de monetización de plugins <text:soft-page-break/>de WordPress identificadas en la investigación de la web, las recomendaciones técnicas y legales de los informes previos, y la comparativa con soluciones de la competencia. El objetivo es crear un modelo sostenible que maximice los ingresos mientras mantiene el plugin accesible y valioso para los usuarios, alineándose con las tendencias de monetización de WordPress para 2025.</text:p>
      <text:p text:style-name="Horizontal_20_Line"/>
      <text:p text:style-name="P33">1. Modelo de Negocio</text:p>
      <text:p text:style-name="P33">Descripción General</text:p>
      <text:p text:style-name="P33">El plugin "Content Protection Against AI" se posiciona como una solución integral y fácil de usar para proteger contenido web contra el scraping de IA, ofreciendo medidas técnicas (robots.txt, meta TDM, CAPTCHAs, restricciones de acceso), legales (términos de servicio, licencias) y educativas (información para usuarios). El modelo de negocio sigue un enfoque freemium, que combina una versión gratuita robusta con características premium de pago, una estrategia ampliamente utilizada en el ecosistema de WordPress para maximizar la adopción y generar ingresos recurrentes.</text:p>
      <text:p text:style-name="P34">Propuesta de Valor</text:p>
      <text:list text:style-name="L30">
        <text:list-item>
          <text:p text:style-name="P35">Problema Resuelto: Protege el contenido original contra el uso no autorizado por herramientas de IA, un problema creciente en 2025 debido a casos legales como Getty Images vs. generadores de IA y el informe de la Oficina de Derechos de Autor de EE.UU.</text:p>
        </text:list-item>
        <text:list-item>
          <text:p text:style-name="P35">Audiencia Objetivo:</text:p>
          <text:list>
            <text:list-item>
              <text:p text:style-name="P35">Bloggers y creadores de contenido en WordPress.</text:p>
            </text:list-item>
            <text:list-item>
              <text:p text:style-name="P35">Empresas SaaS y sitios de comercio electrónico.</text:p>
            </text:list-item>
            <text:list-item>
              <text:p text:style-name="P35">Pequeñas y medianas empresas preocupadas por la propiedad intelectual.</text:p>
            </text:list-item>
            <text:list-item>
              <text:p text:style-name="P35">Desarrolladores y agencias que gestionan múltiples sitios.</text:p>
            </text:list-item>
          </text:list>
        </text:list-item>
        <text:list-item>
          <text:p text:style-name="P35">Diferenciadores:</text:p>
          <text:list>
            <text:list-item>
              <text:p text:style-name="P35">Combina medidas técnicas y legales en un solo plugin, a diferencia de competidores como "AI Scrape Protect" o "Block AI Crawlers", que se centran solo en robots.txt y meta tags.</text:p>
            </text:list-item>
            <text:list-item>
              <text:p text:style-name="P35">Enfoque educativo para usuarios finales, fomentando la conciencia sobre riesgos de IA.</text:p>
            </text:list-item>
            <text:list-item>
              <text:p text:style-name="P35">Código open-source en el repositorio de WordPress.org para fomentar adopción y colaboración comunitaria.</text:p>
            </text:list-item>
          </text:list>
        </text:list-item>
      </text:list>
      <text:p text:style-name="P34">Estructura del Modelo</text:p>
      <text:list text:style-name="L31">
        <text:list-item>
          <text:p text:style-name="P36">Versión Gratuita: Ofrece funciones básicas para atraer usuarios y aumentar la visibilidad en el repositorio de WordPress.org, como bloqueo de bots vía robots.txt, meta TDM, y un shortcode educativo.</text:p>
        </text:list-item>
        <text:list-item>
          <text:p text:style-name="P36">Versión Premium: Incluye características avanzadas como integración con reCAPTCHA, restricciones de acceso dinámicas, monitoreo automatizado, y soporte prioritario.</text:p>
        </text:list-item>
        <text:list-item>
          <text:p text:style-name="P36">Servicios Complementarios: Consultoría personalizada, instalación asistida, y licencias para desarrolladores de IA.</text:p>
        </text:list-item>
      </text:list>
      <text:p text:style-name="Horizontal_20_Line"/>
      <text:p text:style-name="P33">2. Estrategias de Monetización</text:p>
      <text:p text:style-name="P33"><text:soft-page-break/>Basándonos en las estrategias de monetización identificadas en la investigación (), el plugin adoptará un enfoque diversificado para generar ingresos, alineándose con las tendencias de 2025, donde el 35% de los sitios WordPress integran modelos de suscripción y el 40% utilizarán microtransacciones para 2026.</text:p>
      <text:p text:style-name="P34">a. Modelo Freemium</text:p>
      <text:list text:style-name="L32">
        <text:list-item>
          <text:p text:style-name="P37">Versión Gratuita:</text:p>
          <text:list>
            <text:list-item>
              <text:p text:style-name="P37">Funcionalidades:</text:p>
              <text:list>
                <text:list-item>
                  <text:p text:style-name="P37">Reglas básicas en robots.txt para bloquear bots conocidos (GPTBot, ClaudeBot, Grok).</text:p>
                </text:list-item>
                <text:list-item>
                  <text:p text:style-name="P37">Meta tag TDM Reservation (<text:span text:style-name="T2">&lt;meta name="tdm-reservation" content="1"&gt;</text:span>).</text:p>
                </text:list-item>
                <text:list-item>
                  <text:p text:style-name="P37">Shortcode <text:span text:style-name="T2">[ai_protection_info]</text:span> para educar a los usuarios.</text:p>
                </text:list-item>
                <text:list-item>
                  <text:p text:style-name="P37">Página de términos de servicio generada automáticamente.</text:p>
                </text:list-item>
              </text:list>
            </text:list-item>
            <text:list-item>
              <text:p text:style-name="P37">Objetivo: Atraer a miles de usuarios a través del repositorio de WordPress.org, aumentando la visibilidad y generando datos de uso para optimizar el plugin.</text:p>
            </text:list-item>
            <text:list-item>
              <text:p text:style-name="P37">Implementación: Publicar en WordPress.org con documentación clara y un enlace a la versión premium.</text:p>
            </text:list-item>
          </text:list>
        </text:list-item>
        <text:list-item>
          <text:p text:style-name="P37">Versión Premium:</text:p>
          <text:list>
            <text:list-item>
              <text:p text:style-name="P37">Funcionalidades:</text:p>
              <text:list>
                <text:list-item>
                  <text:p text:style-name="P37">Integración avanzada con reCAPTCHA v3 para detección automática de bots.</text:p>
                </text:list-item>
                <text:list-item>
                  <text:p text:style-name="P37">Restricciones dinámicas de acceso (por ejemplo, limitar a usuarios logueados o por IP).</text:p>
                </text:list-item>
                <text:list-item>
                  <text:p text:style-name="P37">Monitoreo automatizado de scraping mediante integración con APIs como Copyleaks (requiere suscripción del usuario).</text:p>
                </text:list-item>
                <text:list-item>
                  <text:p text:style-name="P37">Soporte prioritario vía email o foros privados (usando bbPress, como en).</text:p>
                </text:list-item>
                <text:list-item>
                  <text:p text:style-name="P37">Plantillas personalizables de términos de servicio y licencias para IA.</text:p>
                </text:list-item>
                <text:list-item>
                  <text:p text:style-name="P37">Actualizaciones automáticas de listas de bots de IA basadas en datos de la comunidad.</text:p>
                </text:list-item>
              </text:list>
            </text:list-item>
            <text:list-item>
              <text:p text:style-name="P37">Precios:</text:p>
              <text:list>
                <text:list-item>
                  <text:p text:style-name="P37">Suscripción Anual: $49/año para un sitio, $99/año para hasta 5 sitios, $199/año para sitios ilimitados (basado en el modelo de Paid Memberships Pro, que genera $1.8M anuales con precios similares).</text:p>
                </text:list-item>
                <text:list-item>
                  <text:p text:style-name="P37">Pago Único: $99 para un sitio (menos atractivo, pero ofrecido para usuarios que prefieren no suscribirse).</text:p>
                </text:list-item>
              </text:list>
            </text:list-item>
            <text:list-item>
              <text:p text:style-name="P37">Ventajas:</text:p>
              <text:list>
                <text:list-item>
                  <text:p text:style-name="P37">Aumenta la adopción inicial con la versión gratuita.</text:p>
                </text:list-item>
                <text:list-item>
                  <text:p text:style-name="P37">Genera ingresos recurrentes con suscripciones.</text:p>
                </text:list-item>
                <text:list-item>
                  <text:p text:style-name="P37">Permite upselling a planes multisitio para agencias.</text:p>
                </text:list-item>
              </text:list>
            </text:list-item>
            <text:list-item>
              <text:p text:style-name="P37">Limitaciones:</text:p>
              <text:list>
                <text:list-item>
                  <text:p text:style-name="P37">Depende de la conversión de usuarios gratuitos a premium (típicamente 5-10% según).</text:p>
                </text:list-item>
                <text:list-item>
                  <text:p text:style-name="P37">Requiere soporte continuo para usuarios premium.</text:p>
                </text:list-item>
              </text:list>
            </text:list-item>
          </text:list>
        </text:list-item>
      </text:list>
      <text:p text:style-name="P34"><text:soft-page-break/>b. Servicios de Consultoría y Personalización</text:p>
      <text:list text:style-name="L33">
        <text:list-item>
          <text:p text:style-name="P38">Descripción: Ofrecer servicios de consultoría para configurar el plugin en sitios complejos o implementar medidas anti-scraping personalizadas (por ejemplo, honeypots o cambios dinámicos en HTML, como en).</text:p>
        </text:list-item>
        <text:list-item>
          <text:p text:style-name="P38">Detalles:</text:p>
          <text:list>
            <text:list-item>
              <text:p text:style-name="P38">Instalación Asistida: $200-$500 por sitio, incluyendo configuración de reCAPTCHA, WAF, y términos legales personalizados.</text:p>
            </text:list-item>
            <text:list-item>
              <text:p text:style-name="P38">Consultoría Legal: $500-$1,000 por proyecto, para redactar contratos de licencia con desarrolladores de IA o preparar demandas por infracción de PI.</text:p>
            </text:list-item>
            <text:list-item>
              <text:p text:style-name="P38">Desarrollo de Add-ons: Crear módulos personalizados (por ejemplo, integración con Cloudflare o Akamai) a $1,000-$5,000 por proyecto.</text:p>
            </text:list-item>
          </text:list>
        </text:list-item>
        <text:list-item>
          <text:p text:style-name="P38">Ventajas:</text:p>
          <text:list>
            <text:list-item>
              <text:p text:style-name="P38">Genera ingresos inmediatos y de alto valor.</text:p>
            </text:list-item>
            <text:list-item>
              <text:p text:style-name="P38">Atrae a empresas con necesidades específicas.</text:p>
            </text:list-item>
          </text:list>
        </text:list-item>
        <text:list-item>
          <text:p text:style-name="P38">Limitaciones:</text:p>
          <text:list>
            <text:list-item>
              <text:p text:style-name="P38">Requiere equipo especializado (desarrolladores, abogados).</text:p>
            </text:list-item>
            <text:list-item>
              <text:p text:style-name="P38">Escalabilidad limitada por tiempo y recursos.</text:p>
            </text:list-item>
          </text:list>
        </text:list-item>
      </text:list>
      <text:p text:style-name="P34">c. Afiliación y Patrocinios</text:p>
      <text:list text:style-name="L34">
        <text:list-item>
          <text:p text:style-name="P39">Descripción: Integrar enlaces de afiliados a herramientas recomendadas (por ejemplo, Copyleaks, Cloudflare) y buscar patrocinios de empresas de seguridad o hosting.</text:p>
        </text:list-item>
        <text:list-item>
          <text:p text:style-name="P39">Detalles:</text:p>
          <text:list>
            <text:list-item>
              <text:p text:style-name="P39">Afiliación: Incluir enlaces a servicios como Copyleaks para monitoreo de contenido ($10-$50 por conversión, según programas como Amazon Associates o Awin).</text:p>
            </text:list-item>
            <text:list-item>
              <text:p text:style-name="P39">Patrocinios: Colaborar con empresas como Kinsta o WP Engine para promocionar hosting optimizado para seguridad, ofreciendo banners o menciones en la documentación del plugin ($500-$2,000/mes por patrocinador, basado en).</text:p>
            </text:list-item>
          </text:list>
        </text:list-item>
        <text:list-item>
          <text:p text:style-name="P39">Ventajas:</text:p>
          <text:list>
            <text:list-item>
              <text:p text:style-name="P39">Ingresos pasivos con mínimo esfuerzo tras la configuración.</text:p>
            </text:list-item>
            <text:list-item>
              <text:p text:style-name="P39">Aprovecha la confianza de los usuarios en el plugin.</text:p>
            </text:list-item>
          </text:list>
        </text:list-item>
        <text:list-item>
          <text:p text:style-name="P39">Limitaciones:</text:p>
          <text:list>
            <text:list-item>
              <text:p text:style-name="P39">Requiere una base de usuarios significativa para ser rentable.</text:p>
            </text:list-item>
            <text:list-item>
              <text:p text:style-name="P39">Puede percibirse como intrusivo si no se implementa con cuidado.</text:p>
            </text:list-item>
          </text:list>
        </text:list-item>
      </text:list>
      <text:p text:style-name="P34">d. Microtransacciones y Add-ons Premium</text:p>
      <text:list text:style-name="L35">
        <text:list-item>
          <text:p text:style-name="P40">Descripción: Vender complementos específicos como add-ons premium, siguiendo el modelo de GeoDirectory o MemberPress.</text:p>
        </text:list-item>
        <text:list-item>
          <text:p text:style-name="P40">Detalles:</text:p>
          <text:list>
            <text:list-item>
              <text:p text:style-name="P40">Add-on de Monitoreo Avanzado: $29/año para integrar APIs de monitoreo de scraping (por ejemplo, Copyleaks o similares).</text:p>
            </text:list-item>
            <text:list-item>
              <text:p text:style-name="P40">Add-on de Honeypots: $19/año para implementar trampas de datos falsos que detectan y bloquean scrapers.</text:p>
            </text:list-item>
            <text:list-item>
              <text:p text:style-name="P40"><text:soft-page-break/>Add-on de Obfuscación: $39/año para renderizar texto como imágenes o usar JavaScript dinámico (con advertencias sobre SEO y accesibilidad).</text:p>
            </text:list-item>
          </text:list>
        </text:list-item>
        <text:list-item>
          <text:p text:style-name="P40">Ventajas:</text:p>
          <text:list>
            <text:list-item>
              <text:p text:style-name="P40">Permite a los usuarios pagar solo por lo que necesitan.</text:p>
            </text:list-item>
            <text:list-item>
              <text:p text:style-name="P40">Aumenta los ingresos por usuario sin subir el precio base.</text:p>
            </text:list-item>
          </text:list>
        </text:list-item>
        <text:list-item>
          <text:p text:style-name="P40">Limitaciones:</text:p>
          <text:list>
            <text:list-item>
              <text:p text:style-name="P40">Requiere desarrollo adicional de add-ons.</text:p>
            </text:list-item>
            <text:list-item>
              <text:p text:style-name="P40">Puede fragmentar la experiencia del usuario si no se gestiona bien.</text:p>
            </text:list-item>
          </text:list>
        </text:list-item>
      </text:list>
      <text:p text:style-name="P34">e. Donaciones</text:p>
      <text:list text:style-name="L36">
        <text:list-item>
          <text:p text:style-name="P41">Descripción: Incluir un botón de donaciones (usando plugins como GiveWP) para usuarios que quieran apoyar el desarrollo sin comprar la versión premium.</text:p>
        </text:list-item>
        <text:list-item>
          <text:p text:style-name="P41">Detalles:</text:p>
          <text:list>
            <text:list-item>
              <text:p text:style-name="P41">Agregar un botón de PayPal o Stripe en la página del plugin y en el panel administrativo.</text:p>
            </text:list-item>
            <text:list-item>
              <text:p text:style-name="P41">Promover donaciones en la documentación y foros de soporte.</text:p>
            </text:list-item>
          </text:list>
        </text:list-item>
        <text:list-item>
          <text:p text:style-name="P41">Ventajas:</text:p>
          <text:list>
            <text:list-item>
              <text:p text:style-name="P41">Atrae a usuarios que valoran el plugin pero no necesitan funciones premium.</text:p>
            </text:list-item>
            <text:list-item>
              <text:p text:style-name="P41">Fácil de implementar.</text:p>
            </text:list-item>
          </text:list>
        </text:list-item>
        <text:list-item>
          <text:p text:style-name="P41">Limitaciones:</text:p>
          <text:list>
            <text:list-item>
              <text:p text:style-name="P41">Ingresos impredecibles y generalmente bajos.</text:p>
            </text:list-item>
            <text:list-item>
              <text:p text:style-name="P41">Menos viable como fuente principal de ingresos.</text:p>
            </text:list-item>
          </text:list>
        </text:list-item>
      </text:list>
      <text:p text:style-name="Horizontal_20_Line"/>
      <text:p text:style-name="P33">3. Comparativa con la Competencia</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42">Aspecto<text:span text:style-name="T3"/></text:p>
          </table:table-cell>
          <table:table-cell table:style-name="Tabla6.A1" office:value-type="string">
            <text:p text:style-name="P42">Nuestra Solución<text:span text:style-name="T3"/></text:p>
          </table:table-cell>
          <table:table-cell table:style-name="Tabla6.A1" office:value-type="string">
            <text:p text:style-name="P42">AI Scraping Protector<text:span text:style-name="T3"/></text:p>
          </table:table-cell>
          <table:table-cell table:style-name="Tabla6.A1" office:value-type="string">
            <text:p text:style-name="P42">Cloudflare<text:span text:style-name="T3"/></text:p>
          </table:table-cell>
          <table:table-cell table:style-name="Tabla6.A1" office:value-type="string">
            <text:p text:style-name="P42">How-To-Prevent-Scraping (GitHub)<text:span text:style-name="T3"/></text:p>
          </table:table-cell>
        </table:table-row>
        <table:table-row table:style-name="Tabla6.1">
          <table:table-cell table:style-name="Tabla6.A1" office:value-type="string">
            <text:p text:style-name="P43">Plataforma<text:span text:style-name="T4"/></text:p>
          </table:table-cell>
          <table:table-cell table:style-name="Tabla6.A1" office:value-type="string">
            <text:p text:style-name="P43">WordPress<text:span text:style-name="T4"/></text:p>
          </table:table-cell>
          <table:table-cell table:style-name="Tabla6.A1" office:value-type="string">
            <text:p text:style-name="P43">WordPress<text:span text:style-name="T4"/></text:p>
          </table:table-cell>
          <table:table-cell table:style-name="Tabla6.A1" office:value-type="string">
            <text:p text:style-name="P43">Todas<text:span text:style-name="T4"/></text:p>
          </table:table-cell>
          <table:table-cell table:style-name="Tabla6.A1" office:value-type="string">
            <text:p text:style-name="P43">Todas<text:span text:style-name="T4"/></text:p>
          </table:table-cell>
        </table:table-row>
        <table:table-row table:style-name="Tabla6.1">
          <table:table-cell table:style-name="Tabla6.A1" office:value-type="string">
            <text:p text:style-name="P43">Modelo<text:span text:style-name="T4"/></text:p>
          </table:table-cell>
          <table:table-cell table:style-name="Tabla6.A1" office:value-type="string">
            <text:p text:style-name="P43">Freemium + Servicios<text:span text:style-name="T4"/></text:p>
          </table:table-cell>
          <table:table-cell table:style-name="Tabla6.A1" office:value-type="string">
            <text:p text:style-name="P43">Gratuito<text:span text:style-name="T4"/></text:p>
          </table:table-cell>
          <table:table-cell table:style-name="Tabla6.A1" office:value-type="string">
            <text:p text:style-name="P43">Gratuito/Premium ($20-$200/mes)<text:span text:style-name="T4"/></text:p>
          </table:table-cell>
          <table:table-cell table:style-name="Tabla6.A1" office:value-type="string">
            <text:p text:style-name="P43">Gratuito (DIY)<text:span text:style-name="T4"/></text:p>
          </table:table-cell>
        </table:table-row>
        <table:table-row table:style-name="Tabla6.1">
          <table:table-cell table:style-name="Tabla6.A1" office:value-type="string">
            <text:p text:style-name="P43">Características<text:span text:style-name="T4"/></text:p>
          </table:table-cell>
          <table:table-cell table:style-name="Tabla6.A1" office:value-type="string">
            <text:p text:style-name="P43">robots.txt, TDM, CAPTCHAs, login, términos, licencias, educación<text:span text:style-name="T4"/></text:p>
          </table:table-cell>
          <table:table-cell table:style-name="Tabla6.A1" office:value-type="string">
            <text:p text:style-name="P43">Detección de bots, limitación de tasas<text:span text:style-name="T4"/></text:p>
          </table:table-cell>
          <table:table-cell table:style-name="Tabla6.A1" office:value-type="string">
            <text:p text:style-name="P43">WAF, bloqueo de bots, anti-DDoS<text:span text:style-name="T4"/></text:p>
          </table:table-cell>
          <table:table-cell table:style-name="Tabla6.A1" office:value-type="string">
            <text:p text:style-name="P43">CAPTCHAs, honeypots, datos falsos<text:span text:style-name="T4"/></text:p>
          </table:table-cell>
        </table:table-row>
        <table:table-row table:style-name="Tabla6.1">
          <table:table-cell table:style-name="Tabla6.A1" office:value-type="string">
            <text:p text:style-name="P43">Monetización<text:span text:style-name="T4"/></text:p>
          </table:table-cell>
          <table:table-cell table:style-name="Tabla6.A1" office:value-type="string">
            <text:p text:style-name="P43">Suscripciones, consultoría, afiliación, add-ons, donaciones<text:span text:style-name="T4"/></text:p>
          </table:table-cell>
          <table:table-cell table:style-name="Tabla6.A1" office:value-type="string">
            <text:p text:style-name="P43">Gratuito<text:span text:style-name="T4"/></text:p>
          </table:table-cell>
          <table:table-cell table:style-name="Tabla6.A1" office:value-type="string">
            <text:p text:style-name="P43">Suscripciones<text:span text:style-name="T4"/></text:p>
          </table:table-cell>
          <table:table-cell table:style-name="Tabla6.A1" office:value-type="string">
            <text:p text:style-name="P43">Ninguna (DIY)<text:span text:style-name="T4"/></text:p>
          </table:table-cell>
        </table:table-row>
        <table:table-row table:style-name="Tabla6.1">
          <table:table-cell table:style-name="Tabla6.A1" office:value-type="string">
            <text:p text:style-name="P43">Costo para Usuarios<text:span text:style-name="T4"/></text:p>
          </table:table-cell>
          <table:table-cell table:style-name="Tabla6.A1" office:value-type="string">
            <text:p text:style-name="P43">Gratuito + $49-$199/año<text:span text:style-name="T4"/></text:p>
          </table:table-cell>
          <table:table-cell table:style-name="Tabla6.A1" office:value-type="string">
            <text:p text:style-name="P43">Gratuito<text:span text:style-name="T4"/></text:p>
          </table:table-cell>
          <table:table-cell table:style-name="Tabla6.A1" office:value-type="string">
            <text:p text:style-name="P43">$20-$200/mes<text:span text:style-name="T4"/></text:p>
          </table:table-cell>
          <table:table-cell table:style-name="Tabla6.A1" office:value-type="string">
            <text:p text:style-name="P43">Gratuito<text:span text:style-name="T4"/></text:p>
          </table:table-cell>
        </table:table-row>
        <table:table-row table:style-name="Tabla6.1">
          <table:table-cell table:style-name="Tabla6.A1" office:value-type="string">
            <text:p text:style-name="P43">Efectividad<text:span text:style-name="T4"/></text:p>
          </table:table-cell>
          <table:table-cell table:style-name="Tabla6.A1" office:value-type="string">
            <text:p text:style-name="P43">Alta (integral)<text:span text:style-name="T4"/></text:p>
          </table:table-cell>
          <table:table-cell table:style-name="Tabla6.A1" office:value-type="string">
            <text:p text:style-name="P43">Alta (básica)<text:span text:style-name="T4"/></text:p>
          </table:table-cell>
          <table:table-cell table:style-name="Tabla6.A1" office:value-type="string">
            <text:p text:style-name="P43">Muy alta<text:span text:style-name="T4"/></text:p>
          </table:table-cell>
          <table:table-cell table:style-name="Tabla6.A1" office:value-type="string">
            <text:p text:style-name="P43">Alta (técnica)<text:span text:style-name="T4"/></text:p>
          </table:table-cell>
        </table:table-row>
        <table:table-row table:style-name="Tabla6.1">
          <table:table-cell table:style-name="Tabla6.A1" office:value-type="string">
            <text:p text:style-name="P43">Facilidad de <text:soft-page-break/>Uso<text:span text:style-name="T4"/></text:p>
          </table:table-cell>
          <table:table-cell table:style-name="Tabla6.A1" office:value-type="string">
            <text:p text:style-name="P43">Alta (plug-and-<text:soft-page-break/>play)<text:span text:style-name="T4"/></text:p>
          </table:table-cell>
          <table:table-cell table:style-name="Tabla6.A1" office:value-type="string">
            <text:p text:style-name="P43">Media<text:span text:style-name="T4"/></text:p>
          </table:table-cell>
          <table:table-cell table:style-name="Tabla6.A1" office:value-type="string">
            <text:p text:style-name="P43">Baja <text:soft-page-break/>(configuración técnica)<text:span text:style-name="T4"/></text:p>
          </table:table-cell>
          <table:table-cell table:style-name="Tabla6.A1" office:value-type="string">
            <text:p text:style-name="P43">Baja (requiere <text:soft-page-break/>conocimientos)<text:span text:style-name="T4"/></text:p>
          </table:table-cell>
        </table:table-row>
        <table:table-row table:style-name="Tabla6.1">
          <table:table-cell table:style-name="Tabla6.A1" office:value-type="string">
            <text:p text:style-name="P43">Ventaja Competitiva<text:span text:style-name="T4"/></text:p>
          </table:table-cell>
          <table:table-cell table:style-name="Tabla6.A1" office:value-type="string">
            <text:p text:style-name="P43">Combina técnicas y legales, específico para IA<text:span text:style-name="T4"/></text:p>
          </table:table-cell>
          <table:table-cell table:style-name="Tabla6.A1" office:value-type="string">
            <text:p text:style-name="P43">Open-source, simple<text:span text:style-name="T4"/></text:p>
          </table:table-cell>
          <table:table-cell table:style-name="Tabla6.A1" office:value-type="string">
            <text:p text:style-name="P43">Escalabilidad<text:span text:style-name="T4"/></text:p>
          </table:table-cell>
          <table:table-cell table:style-name="Tabla6.A1" office:value-type="string">
            <text:p text:style-name="P43">Personalizable<text:span text:style-name="T4"/></text:p>
          </table:table-cell>
        </table:table-row>
      </table:table>
      <text:p text:style-name="P33">Análisis: Nuestra solución destaca por su enfoque integral, combinando medidas técnicas y legales en un paquete accesible para usuarios de WordPress. A diferencia de AI Scraping Protector, que es gratuito pero carece de herramientas legales, y Cloudflare, que es costoso y no específico para IA, nuestro plugin ofrece un equilibrio entre costo, facilidad de uso y efectividad. La guía How-To-Prevent-Scraping es poderosa pero requiere conocimientos técnicos, lo que la hace menos accesible.</text:p>
      <text:p text:style-name="Horizontal_20_Line"/>
      <text:p text:style-name="P34">4. Plan de Implementación</text:p>
      <text:list text:style-name="L37">
        <text:list-item>
          <text:p text:style-name="P44">Lanzamiento Inicial (0-3 meses):</text:p>
          <text:list>
            <text:list-item>
              <text:p text:style-name="P44">Publicar la versión gratuita en WordPress.org para atraer usuarios.</text:p>
            </text:list-item>
            <text:list-item>
              <text:p text:style-name="P44">Crear una landing page en un dominio propio (por ejemplo, <text:span text:style-name="T2">contentprotectionai.com</text:span>) con documentación y enlaces de afiliados.</text:p>
            </text:list-item>
            <text:list-item>
              <text:p text:style-name="P44">Implementar el botón de donaciones y la integración con reCAPTCHA.</text:p>
            </text:list-item>
          </text:list>
        </text:list-item>
        <text:list-item>
          <text:p text:style-name="P44">Desarrollo Premium (3-6 meses):</text:p>
          <text:list>
            <text:list-item>
              <text:p text:style-name="P44">Lanzar la versión premium con suscripciones en un modelo SaaS usando plataformas como Freemius para gestionar licencias y pagos.</text:p>
            </text:list-item>
            <text:list-item>
              <text:p text:style-name="P44">Desarrollar los primeros add-ons (monitoreo, honeypots).</text:p>
            </text:list-item>
            <text:list-item>
              <text:p text:style-name="P44">Establecer acuerdos de afiliación con Copyleaks y Kinsta.</text:p>
            </text:list-item>
          </text:list>
        </text:list-item>
        <text:list-item>
          <text:p text:style-name="P44">Marketing y Crecimiento (6-12 meses):</text:p>
          <text:list>
            <text:list-item>
              <text:p text:style-name="P44">Promover el plugin mediante SEO, redes sociales (X, LinkedIn), y guest posts en blogs de WordPress.</text:p>
            </text:list-item>
            <text:list-item>
              <text:p text:style-name="P44">Ofrecer descuentos iniciales para la versión premium ($39/año el primer año).</text:p>
            </text:list-item>
            <text:list-item>
              <text:p text:style-name="P44">Participar en WordCamps para conectar con la comunidad y buscar patrocinadores.</text:p>
            </text:list-item>
          </text:list>
        </text:list-item>
        <text:list-item>
          <text:p text:style-name="P44">Escalabilidad (12+ meses):</text:p>
          <text:list>
            <text:list-item>
              <text:p text:style-name="P44">Ampliar servicios de consultoría para empresas grandes.</text:p>
            </text:list-item>
            <text:list-item>
              <text:p text:style-name="P44">Integrar con servicios como Cloudflare o Akamai como add-ons.</text:p>
            </text:list-item>
            <text:list-item>
              <text:p text:style-name="P44">Monitorear tendencias legales (por ejemplo, EU AI Act) para actualizar términos y licencias.</text:p>
            </text:list-item>
          </text:list>
        </text:list-item>
      </text:list>
      <text:p text:style-name="Horizontal_20_Line"/>
      <text:p text:style-name="P33">5. Proyecciones Financieras</text:p>
      <text:p text:style-name="P34">Basado en el modelo de Paid Memberships Pro, que genera $1.8M con 10,000 usuarios y un 10% de conversión a premium, estimamos:</text:p>
      <text:list text:style-name="L38">
        <text:list-item>
          <text:p text:style-name="P45">Usuarios Iniciales: 5,000 en el primer año (repositorio WordPress.org).</text:p>
        </text:list-item>
        <text:list-item>
          <text:p text:style-name="P45">Conversión a Premium: 5% (250 usuarios) a $49/año = $12,250.</text:p>
        </text:list-item>
        <text:list-item>
          <text:p text:style-name="P45">Consultoría: 10 proyectos a $500 = $5,000.</text:p>
        </text:list-item>
        <text:list-item>
          <text:p text:style-name="P45"><text:soft-page-break/>Afiliación: 100 conversiones a $20 = $2,000.</text:p>
        </text:list-item>
        <text:list-item>
          <text:p text:style-name="P45">Total Año 1: ~$19,250 (conservador).</text:p>
        </text:list-item>
        <text:list-item>
          <text:p text:style-name="P45">Crecimiento Año 2: 20,000 usuarios, 10% conversión (2,000) = $98,000 + consultoría y afiliación.</text:p>
        </text:list-item>
      </text:list>
      <text:p text:style-name="Horizontal_20_Line"/>
      <text:p text:style-name="P33">6. Conclusión</text:p>
      <text:p text:style-name="P33">El modelo de negocio freemium, combinado con consultoría, afiliación, microtransacciones y donaciones, posiciona a Content Protection Against AI como una solución competitiva y sostenible en el mercado de WordPress. Su enfoque integral, que combina medidas técnicas y legales, lo diferencia de competidores como AI Scraping Protector y Cloudflare, ofreciendo valor tanto a pequeños creadores como a empresas. La clave del éxito será una ejecución sólida, actualizaciones regulares y una estrategia de marketing centrada en la comunidad WordPress y la creciente preocupación por el scraping de IA.</text:p>
      <text:p text:style-name="P33">Citas: -: WordPress monetization statistics and subscription trends. -: Practical monetization strategies for WordPress blogs. -: Affiliate marketing and membership plugins. -: Monetization plugins like MemberPress and AdSanity. -: Freemium model success with Paid Memberships Pro. -: Plugin developer monetization strategies. -: Comprehensive monetization strategies for plugins.</text:p>
      <text:p text:style-name="Standard"/>
      <text:p text:style-name="Standard"/>
      <text:p text:style-name="Standard"/>
      <text:p text:style-name="Text_20_body">Aquí tienes el <text:span text:style-name="Strong_20_Emphasis">contenido textual completo y detallado para cada sección</text:span> de la web de <text:span text:style-name="Strong_20_Emphasis">ContentShield AI</text:span>, basado en el plan de empresa y master brief que has proporcionado. Este texto está optimizado para comunicar valor, conectar con usuarios, y facilitar la conversión:</text:p>
      <text:p text:style-name="Horizontal_20_Line"/>
      <text:h text:style-name="Heading_20_2" text:outline-level="2">🧠 Problema Real y en Expansión</text:h>
      <text:p text:style-name="Text_20_body">La revolución de la inteligencia artificial ha traído avances, pero también ha desencadenado una crisis silenciosa para creadores, empresas y medios. Millones de páginas web, imágenes, artículos, canciones y líneas de código han sido utilizadas para entrenar modelos de IA sin permiso, sin atribución y sin compensación.</text:p>
      <text:p text:style-name="Text_20_body"><text:span text:style-name="Strong_20_Emphasis">¿Qué está pasando con tu contenido?</text:span></text:p>
      <text:list text:style-name="L39">
        <text:list-item>
          <text:p text:style-name="P46">Es absorbido por modelos de lenguaje e imagen sin consentimiento.</text:p>
        </text:list-item>
        <text:list-item>
          <text:p text:style-name="P46">Es reproducido, parafraseado o modificado sin reconocerte como autor.</text:p>
        </text:list-item>
        <text:list-item>
          <text:p text:style-name="P46">Es vulnerable a scrapers y bots IA que ignoran reglas como robots.txt.</text:p>
        </text:list-item>
      </text:list>
      <text:p text:style-name="Text_20_body"><text:span text:style-name="Strong_20_Emphasis">Estamos frente a una nueva era de apropiación digital.</text:span> Si no tienes control, tu obra puede volverse parte de sistemas que lucran sin ti.</text:p>
      <text:p text:style-name="Horizontal_20_Line"/>
      <text:h text:style-name="Heading_20_2" text:outline-level="2"><text:soft-page-break/>🚀 Nuestra Solución: ¿Qué hacemos en ContentShield AI?</text:h>
      <text:p text:style-name="Text_20_body"><text:span text:style-name="Strong_20_Emphasis">Te damos el poder para decidir cómo se usa tu contenido frente a la IA.</text:span> ContentShield AI es la plataforma integral de defensa digital para creadores, empresas, medios y plataformas. Combinamos tecnología, legalidad y monitoreo para ofrecerte protección total en la era de la inteligencia artificial.</text:p>
      <text:h text:style-name="Heading_20_3" text:outline-level="3">a) Protección Técnica</text:h>
      <text:list text:style-name="L40">
        <text:list-item>
          <text:p text:style-name="P47"><text:span text:style-name="Strong_20_Emphasis">Bloqueo de crawlers IA en tiempo real:</text:span> detectamos agentes automáticos por IP, user-agent y huellas digitales.</text:p>
        </text:list-item>
        <text:list-item>
          <text:p text:style-name="P47"><text:span text:style-name="Strong_20_Emphasis">robots.txt y llms.txt inteligentes:</text:span> generados automáticamente y actualizados para bloquear IA.</text:p>
        </text:list-item>
        <text:list-item>
          <text:p text:style-name="P47"><text:span text:style-name="Strong_20_Emphasis">Metadatos y headers personalizados:</text:span> marca tu contenido como "No IA" desde el código.</text:p>
        </text:list-item>
        <text:list-item>
          <text:p text:style-name="P47"><text:span text:style-name="Strong_20_Emphasis">Fingerprinting invisible:</text:span> aplicamos marcas únicas en texto, imágenes, audio y código.</text:p>
        </text:list-item>
        <text:list-item>
          <text:p text:style-name="P47"><text:span text:style-name="Strong_20_Emphasis">Pruebas de autoría en blockchain:</text:span> hash + timestamp como evidencia verificable.</text:p>
        </text:list-item>
      </text:list>
      <text:h text:style-name="Heading_20_3" text:outline-level="3">b) Herramientas Legales y Contratos</text:h>
      <text:list text:style-name="L41">
        <text:list-item>
          <text:p text:style-name="P48"><text:span text:style-name="Strong_20_Emphasis">Términos de uso personalizados anti-IA:</text:span> documentos listos para publicar en tu sitio.</text:p>
        </text:list-item>
        <text:list-item>
          <text:p text:style-name="P48"><text:span text:style-name="Strong_20_Emphasis">Licencias No-IA específicas para cada industria:</text:span> diseñadas para escritores, fotógrafos, músicos, etc.</text:p>
        </text:list-item>
        <text:list-item>
          <text:p text:style-name="P48"><text:span text:style-name="Strong_20_Emphasis">Plantillas legales y acciones automáticas:</text:span> herramientas para enviar avisos y reclamaciones (takedown notices).</text:p>
        </text:list-item>
      </text:list>
      <text:h text:style-name="Heading_20_3" text:outline-level="3">c) Monitoreo y Auditoría</text:h>
      <text:list text:style-name="L42">
        <text:list-item>
          <text:p text:style-name="P49"><text:span text:style-name="Strong_20_Emphasis">Auditoría de LLMs y productos generativos:</text:span> analizamos si tu contenido ha sido usado para entrenamiento o está siendo reproducido por modelos.</text:p>
        </text:list-item>
        <text:list-item>
          <text:p text:style-name="P49"><text:span text:style-name="Strong_20_Emphasis">Alertas de coincidencia:</text:span> notificaciones cuando detectamos contenido similar en herramientas de IA.</text:p>
        </text:list-item>
        <text:list-item>
          <text:p text:style-name="P49"><text:span text:style-name="Strong_20_Emphasis">API de similitud con modelos generativos:</text:span> detecta patrones de uso no autorizado.</text:p>
        </text:list-item>
      </text:list>
      <text:p text:style-name="Horizontal_20_Line"/>
      <text:h text:style-name="Heading_20_2" text:outline-level="2">🎯 A quién protegemos</text:h>
      <text:p text:style-name="Text_20_body"><text:span text:style-name="Strong_20_Emphasis">Creamos ContentShield AI para los que crean, informan, enseñan y comunican.</text:span></text:p>
      <text:list text:style-name="L43">
        <text:list-item>
          <text:p text:style-name="P50"><text:span text:style-name="Strong_20_Emphasis">Creadores independientes:</text:span> escritores, diseñadores, ilustradores, músicos.</text:p>
        </text:list-item>
        <text:list-item>
          <text:p text:style-name="P50"><text:span text:style-name="Strong_20_Emphasis">Medios digitales y editoriales:</text:span> prensa, blogs, revistas online.</text:p>
        </text:list-item>
        <text:list-item>
          <text:p text:style-name="P50"><text:span text:style-name="Strong_20_Emphasis">Educadores y plataformas EdTech:</text:span> universidades, cursos online, academias.</text:p>
        </text:list-item>
        <text:list-item>
          <text:p text:style-name="P50"><text:span text:style-name="Strong_20_Emphasis">Empresas con contenido técnico:</text:span> software, fichas de producto, documentación propietaria.</text:p>
        </text:list-item>
        <text:list-item>
          <text:p text:style-name="P50"><text:span text:style-name="Strong_20_Emphasis">Plataformas de contenido:</text:span> stock de imágenes, vídeo, formación o tutoriales.</text:p>
        </text:list-item>
      </text:list>
      <text:p text:style-name="Horizontal_20_Line"><text:soft-page-break/></text:p>
      <text:h text:style-name="Heading_20_2" text:outline-level="2">💼 Nuestro Modelo de Negocio</text:h>
      <text:list text:style-name="L44">
        <text:list-item>
          <text:p text:style-name="P51"><text:span text:style-name="Strong_20_Emphasis">Freemium + Premium:</text:span> acceso gratuito a protección básica. Planes avanzados con fingerprinting, blockchain y auditoría IA.</text:p>
        </text:list-item>
        <text:list-item>
          <text:p text:style-name="P51"><text:span text:style-name="Strong_20_Emphasis">SaaS mensual o anual:</text:span> monitoreo y defensa activa 24/7.</text:p>
        </text:list-item>
        <text:list-item>
          <text:p text:style-name="P51"><text:span text:style-name="Strong_20_Emphasis">API para integradores:</text:span> plataformas educativas, CMS, marketplaces.</text:p>
        </text:list-item>
        <text:list-item>
          <text:p text:style-name="P51"><text:span text:style-name="Strong_20_Emphasis">Consultoría avanzada:</text:span> protección personalizada para grandes medios, gobiernos o industrias críticas.</text:p>
        </text:list-item>
      </text:list>
      <text:p text:style-name="Horizontal_20_Line"/>
      <text:h text:style-name="Heading_20_2" text:outline-level="2">🔐 Fortalezas vs. Desafíos</text:h>
      <text:h text:style-name="Heading_20_3" text:outline-level="3">Lo que enfrentamos</text:h>
      <text:list text:style-name="L45">
        <text:list-item>
          <text:p text:style-name="P52">Algunos modelos IA ignoran reglas como robots.txt.</text:p>
        </text:list-item>
        <text:list-item>
          <text:p text:style-name="P52">Difícil auditar modelos cerrados (OpenAI, Claude, Gemini…).</text:p>
        </text:list-item>
        <text:list-item>
          <text:p text:style-name="P52">Se requiere coordinación legal y técnica.</text:p>
        </text:list-item>
      </text:list>
      <text:h text:style-name="Heading_20_3" text:outline-level="3">Por qué somos únicos</text:h>
      <text:list text:style-name="L46">
        <text:list-item>
          <text:p text:style-name="P53">Timing perfecto: la regulación está en marcha (UE, EEUU).</text:p>
        </text:list-item>
        <text:list-item>
          <text:p text:style-name="P53">Primera solución modular y accesible para todos los niveles técnicos.</text:p>
        </text:list-item>
        <text:list-item>
          <text:p text:style-name="P53">Posicionamiento ético y técnico, como referente global.</text:p>
        </text:list-item>
      </text:list>
      <text:p text:style-name="Horizontal_20_Line"/>
      <text:h text:style-name="Heading_20_2" text:outline-level="2">🏆 Diferencial Competitivo</text:h>
      <text:list text:style-name="L47">
        <text:list-item>
          <text:p text:style-name="P54"><text:span text:style-name="Strong_20_Emphasis">Combinamos:</text:span> bloqueo preventivo + detección posterior + pruebas legales.</text:p>
        </text:list-item>
        <text:list-item>
          <text:p text:style-name="P54"><text:span text:style-name="Strong_20_Emphasis">Multimodal:</text:span> texto, imagen, audio y código.</text:p>
        </text:list-item>
        <text:list-item>
          <text:p text:style-name="P54"><text:span text:style-name="Strong_20_Emphasis">Interoperable:</text:span> funciona con WordPress, Ghost, Notion, Webflow, etc.</text:p>
        </text:list-item>
        <text:list-item>
          <text:p text:style-name="P54"><text:span text:style-name="Strong_20_Emphasis">Automatizado:</text:span> sin conocimientos técnicos, con plugins y APIs.</text:p>
        </text:list-item>
        <text:list-item>
          <text:p text:style-name="P54"><text:span text:style-name="Strong_20_Emphasis">Ético y transparente:</text:span> alineado con los ODS y derechos digitales.</text:p>
        </text:list-item>
      </text:list>
      <text:p text:style-name="Horizontal_20_Line"/>
      <text:h text:style-name="Heading_20_2" text:outline-level="2">🌱 Impacto Social y ODS</text:h>
      <text:p text:style-name="Text_20_body">Apoyamos un ecosistema digital más justo:</text:p>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Table_20_Heading">ODS</text:p>
            </table:table-cell>
            <table:table-cell table:style-name="Tabla9.A1" office:value-type="string">
              <text:p text:style-name="Table_20_Heading">Objetivo</text:p>
            </table:table-cell>
            <table:table-cell table:style-name="Tabla9.A1" office:value-type="string">
              <text:p text:style-name="Table_20_Heading">¿Cómo lo logramos?</text:p>
            </table:table-cell>
          </table:table-row>
        </table:table-header-rows>
        <table:table-row>
          <table:table-cell table:style-name="Tabla9.A1" office:value-type="string">
            <text:p text:style-name="Table_20_Contents">8</text:p>
          </table:table-cell>
          <table:table-cell table:style-name="Tabla9.A1" office:value-type="string">
            <text:p text:style-name="Table_20_Contents">Trabajo decente y crecimiento <text:soft-page-break/>económico</text:p>
          </table:table-cell>
          <table:table-cell table:style-name="Tabla9.A1" office:value-type="string">
            <text:p text:style-name="Table_20_Contents">Protegiendo los ingresos de creadores y pymes <text:soft-page-break/>digitales.</text:p>
          </table:table-cell>
        </table:table-row>
        <table:table-row>
          <table:table-cell table:style-name="Tabla9.A1" office:value-type="string">
            <text:p text:style-name="Table_20_Contents">9</text:p>
          </table:table-cell>
          <table:table-cell table:style-name="Tabla9.A1" office:value-type="string">
            <text:p text:style-name="Table_20_Contents">Industria, innovación e infraestructura</text:p>
          </table:table-cell>
          <table:table-cell table:style-name="Tabla9.A1" office:value-type="string">
            <text:p text:style-name="Table_20_Contents">Infraestructura ética frente a nuevas amenazas como scraping IA.</text:p>
          </table:table-cell>
        </table:table-row>
        <table:table-row>
          <table:table-cell table:style-name="Tabla9.A1" office:value-type="string">
            <text:p text:style-name="Table_20_Contents">10</text:p>
          </table:table-cell>
          <table:table-cell table:style-name="Tabla9.A1" office:value-type="string">
            <text:p text:style-name="Table_20_Contents">Reducción de desigualdades</text:p>
          </table:table-cell>
          <table:table-cell table:style-name="Tabla9.A1" office:value-type="string">
            <text:p text:style-name="Table_20_Contents">Herramientas accesibles para creadores frente a grandes modelos.</text:p>
          </table:table-cell>
        </table:table-row>
        <table:table-row>
          <table:table-cell table:style-name="Tabla9.A1" office:value-type="string">
            <text:p text:style-name="Table_20_Contents">12</text:p>
          </table:table-cell>
          <table:table-cell table:style-name="Tabla9.A1" office:value-type="string">
            <text:p text:style-name="Table_20_Contents">Producción y consumo responsables</text:p>
          </table:table-cell>
          <table:table-cell table:style-name="Tabla9.A1" office:value-type="string">
            <text:p text:style-name="Table_20_Contents">Fomentamos un uso ético y trazable del contenido digital.</text:p>
          </table:table-cell>
        </table:table-row>
        <table:table-row>
          <table:table-cell table:style-name="Tabla9.A1" office:value-type="string">
            <text:p text:style-name="Table_20_Contents">16</text:p>
          </table:table-cell>
          <table:table-cell table:style-name="Tabla9.A1" office:value-type="string">
            <text:p text:style-name="Table_20_Contents">Instituciones sólidas</text:p>
          </table:table-cell>
          <table:table-cell table:style-name="Tabla9.A1" office:value-type="string">
            <text:p text:style-name="Table_20_Contents">Facilitamos pruebas legales y transparencia en el uso de la IA.</text:p>
          </table:table-cell>
        </table:table-row>
      </table:table>
      <text:p text:style-name="Horizontal_20_Line"/>
      <text:h text:style-name="Heading_20_2" text:outline-level="2">📈 Roadmap 2025</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Table_20_Heading">Mes</text:p>
            </table:table-cell>
            <table:table-cell table:style-name="Tabla10.A1" office:value-type="string">
              <text:p text:style-name="Table_20_Heading">Objetivo clave</text:p>
            </table:table-cell>
            <table:table-cell table:style-name="Tabla10.A1" office:value-type="string">
              <text:p text:style-name="Table_20_Heading">Actividades</text:p>
            </table:table-cell>
          </table:table-row>
        </table:table-header-rows>
        <table:table-row>
          <table:table-cell table:style-name="Tabla10.A1" office:value-type="string">
            <text:p text:style-name="Table_20_Contents">M1</text:p>
          </table:table-cell>
          <table:table-cell table:style-name="Tabla10.A1" office:value-type="string">
            <text:p text:style-name="Table_20_Contents">Fundamentos</text:p>
          </table:table-cell>
          <table:table-cell table:style-name="Tabla10.A1" office:value-type="string">
            <text:p text:style-name="Table_20_Contents">Registro, prototipo, buyer personas, branding</text:p>
          </table:table-cell>
        </table:table-row>
        <table:table-row>
          <table:table-cell table:style-name="Tabla10.A1" office:value-type="string">
            <text:p text:style-name="Table_20_Contents">M2</text:p>
          </table:table-cell>
          <table:table-cell table:style-name="Tabla10.A1" office:value-type="string">
            <text:p text:style-name="Table_20_Contents">MVP técnico</text:p>
          </table:table-cell>
          <table:table-cell table:style-name="Tabla10.A1" office:value-type="string">
            <text:p text:style-name="Table_20_Contents">Plugin WordPress, dashboard básico, API beta</text:p>
          </table:table-cell>
        </table:table-row>
        <table:table-row>
          <table:table-cell table:style-name="Tabla10.A1" office:value-type="string">
            <text:p text:style-name="Table_20_Contents">M3</text:p>
          </table:table-cell>
          <table:table-cell table:style-name="Tabla10.A1" office:value-type="string">
            <text:p text:style-name="Table_20_Contents">Fingerprinting</text:p>
          </table:table-cell>
          <table:table-cell table:style-name="Tabla10.A1" office:value-type="string">
            <text:p text:style-name="Table_20_Contents">Módulo para texto e imágenes, prueba interna</text:p>
          </table:table-cell>
        </table:table-row>
        <table:table-row>
          <table:table-cell table:style-name="Tabla10.A1" office:value-type="string">
            <text:p text:style-name="Table_20_Contents">M4</text:p>
          </table:table-cell>
          <table:table-cell table:style-name="Tabla10.A1" office:value-type="string">
            <text:p text:style-name="Table_20_Contents">Blockchain</text:p>
          </table:table-cell>
          <table:table-cell table:style-name="Tabla10.A1" office:value-type="string">
            <text:p text:style-name="Table_20_Contents">Registro con timestamp y hash de contenido</text:p>
          </table:table-cell>
        </table:table-row>
        <table:table-row>
          <table:table-cell table:style-name="Tabla10.A1" office:value-type="string">
            <text:p text:style-name="Table_20_Contents">M5</text:p>
          </table:table-cell>
          <table:table-cell table:style-name="Tabla10.A1" office:value-type="string">
            <text:p text:style-name="Table_20_Contents">Auditoría IA</text:p>
          </table:table-cell>
          <table:table-cell table:style-name="Tabla10.A1" office:value-type="string">
            <text:p text:style-name="Table_20_Contents">Módulo de detección LLM, integración con modelos conocidos</text:p>
          </table:table-cell>
        </table:table-row>
        <table:table-row>
          <table:table-cell table:style-name="Tabla10.A1" office:value-type="string">
            <text:p text:style-name="Table_20_Contents">M6</text:p>
          </table:table-cell>
          <table:table-cell table:style-name="Tabla10.A1" office:value-type="string">
            <text:p text:style-name="Table_20_Contents">Versión Beta Pública</text:p>
          </table:table-cell>
          <table:table-cell table:style-name="Tabla10.A1" office:value-type="string">
            <text:p text:style-name="Table_20_Contents">Onboarding, página de precios, comunidad Discord</text:p>
          </table:table-cell>
        </table:table-row>
        <table:table-row>
          <table:table-cell table:style-name="Tabla10.A1" office:value-type="string">
            <text:p text:style-name="Table_20_Contents">M7-M12</text:p>
          </table:table-cell>
          <table:table-cell table:style-name="Tabla10.A1" office:value-type="string">
            <text:p text:style-name="Table_20_Contents">Escalado</text:p>
          </table:table-cell>
          <table:table-cell table:style-name="Tabla10.A1" office:value-type="string">
            <text:p text:style-name="Table_20_Contents">Integraciones CMS, PR, alianzas, crecimiento de usuarios</text:p>
          </table:table-cell>
        </table:table-row>
      </table:table>
      <text:p text:style-name="Horizontal_20_Line"/>
      <text:h text:style-name="Heading_20_2" text:outline-level="2">🎤 ¿Por qué elegir ContentShield AI?</text:h>
      <text:p text:style-name="Text_20_body">🛡️ Porque hoy, <text:span text:style-name="Strong_20_Emphasis">tu contenido es tu activo más valioso.</text:span><text:line-break/>🤖 Porque los modelos de IA no preguntan, solo consumen.<text:line-break/>📜 Porque tienes derecho a decidir cómo se usa tu trabajo.<text:line-break/>🔗 Porque te damos las pruebas, los bloqueos y las herramientas para defenderlo.</text:p>
      <text:p text:style-name="Horizontal_20_Line"/>
      <text:p text:style-name="Text_20_body">¿Quieres que lo convierta en una <text:span text:style-name="Strong_20_Emphasis">web ya estructurada en HTML, React o Notion?</text:span> ¿O prefieres ahora el diseño de la home + landing de producto?</text:p>
      <text:p text:style-name="Standard"/>
      <text:p text:style-name="Text_20_body">Perfecto. Te lo estructuro de forma bien concreta, para un SaaS que protege contra el rastreo de IAs:</text:p>
      <text:p text:style-name="Horizontal_20_Line"/>
      <text:h text:style-name="Heading_20_1" text:outline-level="1">Modelo de Negocio SaaS Anti-IA Scraping</text:h>
      <text:p text:style-name="Horizontal_20_Line"/>
      <text:h text:style-name="Heading_20_2" text:outline-level="2">1️⃣ <text:span text:style-name="Strong_20_Emphasis">Propuesta de valor central</text:span></text:h>
      <text:p text:style-name="Quotations">Protección activa contra el scraping, rastreo y entrenamiento no autorizado de datos por parte de IAs y sus agentes.</text:p>
      <text:list text:style-name="L48">
        <text:list-item>
          <text:p text:style-name="P55"><text:soft-page-break/>Bloqueo inteligente de agentes IA.</text:p>
        </text:list-item>
        <text:list-item>
          <text:p text:style-name="P55">Visibilidad de intentos de scraping.</text:p>
        </text:list-item>
        <text:list-item>
          <text:p text:style-name="P55">Cumplimiento normativo automatizado.</text:p>
        </text:list-item>
        <text:list-item>
          <text:p text:style-name="P55">Preservación de activos digitales (contenido, datasets, código, IP).</text:p>
        </text:list-item>
        <text:list-item>
          <text:p text:style-name="P55">Integración simple en plataformas web, API, cloud, CDN.</text:p>
        </text:list-item>
      </text:list>
      <text:p text:style-name="Horizontal_20_Line"/>
      <text:h text:style-name="Heading_20_2" text:outline-level="2">2️⃣ <text:span text:style-name="Strong_20_Emphasis">Modelo de ingresos (Revenue Model)</text:span></text:h>
      <text:h text:style-name="Heading_20_3" text:outline-level="3">💰 <text:span text:style-name="Strong_20_Emphasis">SaaS recurrente</text:span></text:h>
      <text:list text:style-name="L49">
        <text:list-item>
          <text:p text:style-name="P56">Suscripción mensual/anual.</text:p>
        </text:list-item>
        <text:list-item>
          <text:p text:style-name="P56">3-4 planes escalonados por volumen de tráfico y funcionalidades.</text:p>
        </text:list-item>
      </text:list>
      <text:h text:style-name="Heading_20_3" text:outline-level="3">💰 <text:span text:style-name="Strong_20_Emphasis">Por consumo adicional</text:span></text:h>
      <text:list text:style-name="L50">
        <text:list-item>
          <text:p text:style-name="P57">Cobro por request/escaneos protegidos.</text:p>
        </text:list-item>
        <text:list-item>
          <text:p text:style-name="P57">Extra por análisis forense, alertas avanzadas o reporting de cumplimiento.</text:p>
        </text:list-item>
      </text:list>
      <text:h text:style-name="Heading_20_3" text:outline-level="3">💰 <text:span text:style-name="Strong_20_Emphasis">Servicios profesionales (opcional B2B enterprise)</text:span></text:h>
      <text:list text:style-name="L51">
        <text:list-item>
          <text:p text:style-name="P58">Implementación asistida.</text:p>
        </text:list-item>
        <text:list-item>
          <text:p text:style-name="P58">Auditorías de compliance.</text:p>
        </text:list-item>
        <text:list-item>
          <text:p text:style-name="P58">Integraciones personalizadas con infra corporativa (SIEM, SOC, CDN, WAF).</text:p>
        </text:list-item>
      </text:list>
      <text:p text:style-name="Horizontal_20_Line"/>
      <text:h text:style-name="Heading_20_2" text:outline-level="2">3️⃣ <text:span text:style-name="Strong_20_Emphasis">Segmentación de precios (Pricing tiers)</text:span></text:h>
      <table:table table:name="Tabla8" table:style-name="Tabla8">
        <table:table-column table:style-name="Tabla8.A"/>
        <table:table-column table:style-name="Tabla8.B"/>
        <table:table-column table:style-name="Tabla8.C"/>
        <table:table-column table:style-name="Tabla8.D"/>
        <table:table-header-rows>
          <table:table-row>
            <table:table-cell table:style-name="Tabla8.A1" office:value-type="string">
              <text:p text:style-name="Table_20_Heading">Plan</text:p>
            </table:table-cell>
            <table:table-cell table:style-name="Tabla8.A1" office:value-type="string">
              <text:p text:style-name="Table_20_Heading">Target</text:p>
            </table:table-cell>
            <table:table-cell table:style-name="Tabla8.A1" office:value-type="string">
              <text:p text:style-name="Table_20_Heading">Funcionalidades</text:p>
            </table:table-cell>
            <table:table-cell table:style-name="Tabla8.A1" office:value-type="string">
              <text:p text:style-name="Table_20_Heading">Precio</text:p>
            </table:table-cell>
          </table:table-row>
        </table:table-header-rows>
        <table:table-row>
          <table:table-cell table:style-name="Tabla8.A1" office:value-type="string">
            <text:p text:style-name="Table_20_Contents"><text:span text:style-name="Strong_20_Emphasis">Free / Dev</text:span></text:p>
          </table:table-cell>
          <table:table-cell table:style-name="Tabla8.A1" office:value-type="string">
            <text:p text:style-name="Table_20_Contents">Startups &amp; devs</text:p>
          </table:table-cell>
          <table:table-cell table:style-name="Tabla8.A1" office:value-type="string">
            <text:p text:style-name="Table_20_Contents">SDK/API básica, 1 dominio, 10k requests/mes</text:p>
          </table:table-cell>
          <table:table-cell table:style-name="Tabla8.A1" office:value-type="string">
            <text:p text:style-name="Table_20_Contents">$0</text:p>
          </table:table-cell>
        </table:table-row>
        <table:table-row>
          <table:table-cell table:style-name="Tabla8.A1" office:value-type="string">
            <text:p text:style-name="Table_20_Contents"><text:span text:style-name="Strong_20_Emphasis">Growth</text:span></text:p>
          </table:table-cell>
          <table:table-cell table:style-name="Tabla8.A1" office:value-type="string">
            <text:p text:style-name="Table_20_Contents">SaaS &amp; SMEs</text:p>
          </table:table-cell>
          <table:table-cell table:style-name="Tabla8.A1" office:value-type="string">
            <text:p text:style-name="Table_20_Contents">Fingerprinting, IA crawler DB, reporting básico, 100k req/mes</text:p>
          </table:table-cell>
          <table:table-cell table:style-name="Tabla8.A1" office:value-type="string">
            <text:p text:style-name="Table_20_Contents">$99-299 /mes</text:p>
          </table:table-cell>
        </table:table-row>
        <table:table-row>
          <table:table-cell table:style-name="Tabla8.A1" office:value-type="string">
            <text:p text:style-name="Table_20_Contents"><text:span text:style-name="Strong_20_Emphasis">Business</text:span></text:p>
          </table:table-cell>
          <table:table-cell table:style-name="Tabla8.A1" office:value-type="string">
            <text:p text:style-name="Table_20_Contents">Medios, plataformas</text:p>
          </table:table-cell>
          <table:table-cell table:style-name="Tabla8.A1" office:value-type="string">
            <text:p text:style-name="Table_20_Contents">Protección multinivel, honeypots IA, integraciones CDN/API, 1M req/mes</text:p>
          </table:table-cell>
          <table:table-cell table:style-name="Tabla8.A1" office:value-type="string">
            <text:p text:style-name="Table_20_Contents">$999 /mes</text:p>
          </table:table-cell>
        </table:table-row>
        <table:table-row>
          <table:table-cell table:style-name="Tabla8.A1" office:value-type="string">
            <text:p text:style-name="Table_20_Contents"><text:span text:style-name="Strong_20_Emphasis">Enterprise</text:span></text:p>
          </table:table-cell>
          <table:table-cell table:style-name="Tabla8.A1" office:value-type="string">
            <text:p text:style-name="Table_20_Contents">Corporaciones</text:p>
          </table:table-cell>
          <table:table-cell table:style-name="Tabla8.A1" office:value-type="string">
            <text:p text:style-name="Table_20_Contents">SLA, auditoría compliance, integraciones SIEM, análisis forense, tráfico ilimitado</text:p>
          </table:table-cell>
          <table:table-cell table:style-name="Tabla8.A1" office:value-type="string">
            <text:p text:style-name="Table_20_Contents">$3k-$10k /mes</text:p>
          </table:table-cell>
        </table:table-row>
      </table:table>
      <text:p text:style-name="Horizontal_20_Line"/>
      <text:h text:style-name="Heading_20_2" text:outline-level="2">4️⃣ <text:span text:style-name="Strong_20_Emphasis">Costes estructurales (Cost Structure)</text:span></text:h>
      <text:list text:style-name="L52">
        <text:list-item>
          <text:p text:style-name="P59">Infraestructura cloud (AWS/GCP, edge compute para detección rápida).</text:p>
        </text:list-item>
        <text:list-item>
          <text:p text:style-name="P59">Desarrollo R&amp;D (detección de IA bots, updates de blocklists, detección evasiva).</text:p>
        </text:list-item>
        <text:list-item>
          <text:p text:style-name="P59">Soporte técnico y preventa (sobre todo en enterprise).</text:p>
        </text:list-item>
        <text:list-item>
          <text:p text:style-name="P59"><text:soft-page-break/>Partnerships (CDN, WAF, SIEM, consultoras legales).</text:p>
        </text:list-item>
        <text:list-item>
          <text:p text:style-name="P59">Marketing (SEO, DevRel, contenido técnico, ABM para grandes cuentas).</text:p>
        </text:list-item>
      </text:list>
      <text:p text:style-name="Horizontal_20_Line"/>
      <text:h text:style-name="Heading_20_2" text:outline-level="2">5️⃣ <text:span text:style-name="Strong_20_Emphasis">Canales de captación (Customer Acquisition)</text:span></text:h>
      <text:list text:style-name="L53">
        <text:list-item>
          <text:p text:style-name="P60"><text:span text:style-name="Strong_20_Emphasis">SEO técnico</text:span> ("how to protect content from AI models", "anti-scraping API").</text:p>
        </text:list-item>
        <text:list-item>
          <text:p text:style-name="P60">Integración en marketplaces SaaS (Cloudflare Apps, AWS Marketplace, GitHub).</text:p>
        </text:list-item>
        <text:list-item>
          <text:p text:style-name="P60">Community building en foros de IA, ciberseguridad y privacidad.</text:p>
        </text:list-item>
        <text:list-item>
          <text:p text:style-name="P60">Webinars educativos sobre "AI Compliance" para empresas.</text:p>
        </text:list-item>
        <text:list-item>
          <text:p text:style-name="P60">Partnerships legales (AI Act compliance).</text:p>
        </text:list-item>
        <text:list-item>
          <text:p text:style-name="P60">Account-Based Marketing (ABM) para grandes cuentas.</text:p>
        </text:list-item>
      </text:list>
      <text:p text:style-name="Horizontal_20_Line"/>
      <text:h text:style-name="Heading_20_2" text:outline-level="2">6️⃣ <text:span text:style-name="Strong_20_Emphasis">Ventajas competitivas (Moat)</text:span></text:h>
      <text:list text:style-name="L54">
        <text:list-item>
          <text:p text:style-name="P61">Base de conocimiento propia sobre agentes IA (actualizaciones constantes).</text:p>
        </text:list-item>
        <text:list-item>
          <text:p text:style-name="P61">Capacidad de detección proactiva (crawlers evasivos, fingerprinting IA agents).</text:p>
        </text:list-item>
        <text:list-item>
          <text:p text:style-name="P61">Integración sencilla en infraestructura cloud/CDN.</text:p>
        </text:list-item>
        <text:list-item>
          <text:p text:style-name="P61">Diferenciación legal/compliance (para el marco regulatorio emergente).</text:p>
        </text:list-item>
      </text:list>
      <text:p text:style-name="Horizontal_20_Line"/>
      <text:h text:style-name="Heading_20_2" text:outline-level="2">7️⃣ <text:span text:style-name="Strong_20_Emphasis">Escalabilidad</text:span></text:h>
      <text:p text:style-name="Text_20_body">Muy alta:</text:p>
      <text:list text:style-name="L55">
        <text:list-item>
          <text:p text:style-name="P62">Infraestructura cloud-native.</text:p>
        </text:list-item>
        <text:list-item>
          <text:p text:style-name="P62">Automatización de detección.</text:p>
        </text:list-item>
        <text:list-item>
          <text:p text:style-name="P62">Alta viralidad por efecto miedo (efecto <text:span text:style-name="Emphasis">"No quiero que mi web entrene GPT-5 sin permiso"</text:span>)</text:p>
        </text:list-item>
        <text:list-item>
          <text:p text:style-name="P62">Posibles integraciones OEM con CDNs y WAF líderes.</text:p>
        </text:list-item>
      </text:list>
      <text:p text:style-name="Horizontal_20_Line"/>
      <text:p text:style-name="Text_20_body">👉 <text:span text:style-name="Strong_20_Emphasis">Resumen corto: SaaS puro, con monetización por suscripción y consumo, modelo API-first, expansión por canales de developers y enterprise compliance.</text:span></text:p>
      <text:p text:style-name="Horizontal_20_Line"/>
      <text:p text:style-name="Text_20_body">Si quieres, podemos ahora hacer:</text:p>
      <text:list text:style-name="L56">
        <text:list-item>
          <text:p text:style-name="P63"><text:span text:style-name="Strong_20_Emphasis">un forecast financiero simple</text:span></text:p>
        </text:list-item>
        <text:list-item>
          <text:p text:style-name="P63"><text:span text:style-name="Strong_20_Emphasis">un plan de producto mínimo viable (MVP)</text:span></text:p>
        </text:list-item>
        <text:list-item>
          <text:p text:style-name="P63"><text:span text:style-name="Strong_20_Emphasis">una visualización del roadmap de crecimiento</text:span></text:p>
        </text:list-item>
      </text:list>
      <text:p text:style-name="Text_20_body"><text:soft-page-break/>¿Quieres que lo llevemos al siguiente paso? Esto empieza a coger forma 🚀</text:p>
      <text:p text:style-name="Standard"/>
      <text:p text:style-name="Text_20_body">Perfecto, vamos al siguiente paso: <text:span text:style-name="Strong_20_Emphasis">Definir el MVP + Roadmap inicial + primeros números para ir al mercado.</text:span></text:p>
      <text:p text:style-name="Horizontal_20_Line"/>
      <text:h text:style-name="Heading_20_1" text:outline-level="1">🔧 Producto Mínimo Viable (MVP)</text:h>
      <text:h text:style-name="Heading_20_2" text:outline-level="2">Objetivo del MVP:</text:h>
      <text:p text:style-name="Text_20_body">✅ Empezar a proteger de forma funcional a los primeros clientes<text:line-break/>✅ Validar detección de IA bots<text:line-break/>✅ Minimizar fricción de integración</text:p>
      <text:h text:style-name="Heading_20_2" text:outline-level="2">Funcionalidades MVP</text:h>
      <text:h text:style-name="Heading_20_3" text:outline-level="3">Core detection engine</text:h>
      <text:list text:style-name="L57">
        <text:list-item>
          <text:p text:style-name="P64">Detección de bots IA vía:</text:p>
          <text:list>
            <text:list-item>
              <text:p text:style-name="P64">User-agent analysis</text:p>
            </text:list-item>
            <text:list-item>
              <text:p text:style-name="P64">IP reputacional (blocklists de crawlers conocidos)</text:p>
            </text:list-item>
            <text:list-item>
              <text:p text:style-name="P64">Heurística de frecuencia y patrones</text:p>
            </text:list-item>
            <text:list-item>
              <text:p text:style-name="P64">Fingerprinting simple (headers, TLS, timing)</text:p>
            </text:list-item>
          </text:list>
        </text:list-item>
      </text:list>
      <text:h text:style-name="Heading_20_3" text:outline-level="3">Bloqueo básico</text:h>
      <text:list text:style-name="L58">
        <text:list-item>
          <text:p text:style-name="P65">Bloqueo por IP / User-agent</text:p>
        </text:list-item>
        <text:list-item>
          <text:p text:style-name="P65">Respuestas engañosas (honeypot sencillo)</text:p>
        </text:list-item>
        <text:list-item>
          <text:p text:style-name="P65">Headers tipo "NoAI" (como disuasión inicial)</text:p>
        </text:list-item>
      </text:list>
      <text:h text:style-name="Heading_20_3" text:outline-level="3">API &amp; SDK</text:h>
      <text:list text:style-name="L59">
        <text:list-item>
          <text:p text:style-name="P66">API REST simple</text:p>
        </text:list-item>
        <text:list-item>
          <text:p text:style-name="P66">SDK para integración rápida (Node.js / Python / JS)</text:p>
        </text:list-item>
        <text:list-item>
          <text:p text:style-name="P66">Webhook de alertas</text:p>
        </text:list-item>
      </text:list>
      <text:h text:style-name="Heading_20_3" text:outline-level="3">Panel de control</text:h>
      <text:list text:style-name="L60">
        <text:list-item>
          <text:p text:style-name="P67">Dashboard web simple:</text:p>
          <text:list>
            <text:list-item>
              <text:p text:style-name="P67">Logs de intentos bloqueados</text:p>
            </text:list-item>
            <text:list-item>
              <text:p text:style-name="P67">Visibilidad de IA bots detectados</text:p>
            </text:list-item>
            <text:list-item>
              <text:p text:style-name="P67">Estadísticas básicas</text:p>
            </text:list-item>
          </text:list>
        </text:list-item>
      </text:list>
      <text:p text:style-name="Horizontal_20_Line"><text:soft-page-break/></text:p>
      <text:h text:style-name="Heading_20_1" text:outline-level="1">🛣 Roadmap Inicial</text:h>
      <table:table table:name="Tabla11" table:style-name="Tabla11">
        <table:table-column table:style-name="Tabla11.A"/>
        <table:table-column table:style-name="Tabla11.B"/>
        <table:table-header-rows>
          <table:table-row>
            <table:table-cell table:style-name="Tabla11.A1" office:value-type="string">
              <text:p text:style-name="Table_20_Heading">Trimestre</text:p>
            </table:table-cell>
            <table:table-cell table:style-name="Tabla11.A1" office:value-type="string">
              <text:p text:style-name="Table_20_Heading">Objetivo</text:p>
            </table:table-cell>
          </table:table-row>
        </table:table-header-rows>
        <table:table-row>
          <table:table-cell table:style-name="Tabla11.A1" office:value-type="string">
            <text:p text:style-name="Table_20_Contents"><text:span text:style-name="Strong_20_Emphasis">Q1 (MVP)</text:span></text:p>
          </table:table-cell>
          <table:table-cell table:style-name="Tabla11.A1" office:value-type="string">
            <text:p text:style-name="Table_20_Contents">Motor detección básico + API + panel simple</text:p>
          </table:table-cell>
        </table:table-row>
        <table:table-row>
          <table:table-cell table:style-name="Tabla11.A1" office:value-type="string">
            <text:p text:style-name="Table_20_Contents"><text:span text:style-name="Strong_20_Emphasis">Q2 (Early adopters)</text:span></text:p>
          </table:table-cell>
          <table:table-cell table:style-name="Tabla11.A1" office:value-type="string">
            <text:p text:style-name="Table_20_Contents">Refinar detección evasiva, fingerprinting avanzado, blocklists IA crowdsourceadas</text:p>
          </table:table-cell>
        </table:table-row>
        <table:table-row>
          <table:table-cell table:style-name="Tabla11.A1" office:value-type="string">
            <text:p text:style-name="Table_20_Contents"><text:span text:style-name="Strong_20_Emphasis">Q3 (First commercial release)</text:span></text:p>
          </table:table-cell>
          <table:table-cell table:style-name="Tabla11.A1" office:value-type="string">
            <text:p text:style-name="Table_20_Contents">Pricing tiers, API hardening, acuerdos con CDNs, Cloudflare App</text:p>
          </table:table-cell>
        </table:table-row>
        <table:table-row>
          <table:table-cell table:style-name="Tabla11.A1" office:value-type="string">
            <text:p text:style-name="Table_20_Contents"><text:span text:style-name="Strong_20_Emphasis">Q4 (Compliance)</text:span></text:p>
          </table:table-cell>
          <table:table-cell table:style-name="Tabla11.A1" office:value-type="string">
            <text:p text:style-name="Table_20_Contents">Features de cumplimiento (AI Act, GDPR AI scraping defense), alianzas legales</text:p>
          </table:table-cell>
        </table:table-row>
      </table:table>
      <text:p text:style-name="Horizontal_20_Line"/>
      <text:h text:style-name="Heading_20_1" text:outline-level="1">📊 Primeros números de referencia</text:h>
      <text:h text:style-name="Heading_20_3" text:outline-level="3">Hipótesis conservadora</text:h>
      <table:table table:name="Tabla12" table:style-name="Tabla12">
        <table:table-column table:style-name="Tabla12.A"/>
        <table:table-column table:style-name="Tabla12.B"/>
        <table:table-header-rows>
          <table:table-row>
            <table:table-cell table:style-name="Tabla12.A1" office:value-type="string">
              <text:p text:style-name="Table_20_Heading">Métrica</text:p>
            </table:table-cell>
            <table:table-cell table:style-name="Tabla12.A1" office:value-type="string">
              <text:p text:style-name="Table_20_Heading">Valor inicial</text:p>
            </table:table-cell>
          </table:table-row>
        </table:table-header-rows>
        <table:table-row>
          <table:table-cell table:style-name="Tabla12.A1" office:value-type="string">
            <text:p text:style-name="Table_20_Contents">CAC (coste adquisición cliente dev)</text:p>
          </table:table-cell>
          <table:table-cell table:style-name="Tabla12.A1" office:value-type="string">
            <text:p text:style-name="Table_20_Contents">$50</text:p>
          </table:table-cell>
        </table:table-row>
        <table:table-row>
          <table:table-cell table:style-name="Tabla12.A1" office:value-type="string">
            <text:p text:style-name="Table_20_Contents">CAC (enterprise)</text:p>
          </table:table-cell>
          <table:table-cell table:style-name="Tabla12.A1" office:value-type="string">
            <text:p text:style-name="Table_20_Contents">$2,000</text:p>
          </table:table-cell>
        </table:table-row>
        <table:table-row>
          <table:table-cell table:style-name="Tabla12.A1" office:value-type="string">
            <text:p text:style-name="Table_20_Contents">LTV dev</text:p>
          </table:table-cell>
          <table:table-cell table:style-name="Tabla12.A1" office:value-type="string">
            <text:p text:style-name="Table_20_Contents">$500</text:p>
          </table:table-cell>
        </table:table-row>
        <table:table-row>
          <table:table-cell table:style-name="Tabla12.A1" office:value-type="string">
            <text:p text:style-name="Table_20_Contents">LTV enterprise</text:p>
          </table:table-cell>
          <table:table-cell table:style-name="Tabla12.A1" office:value-type="string">
            <text:p text:style-name="Table_20_Contents">$30,000</text:p>
          </table:table-cell>
        </table:table-row>
        <table:table-row>
          <table:table-cell table:style-name="Tabla12.A1" office:value-type="string">
            <text:p text:style-name="Table_20_Contents">Churn dev</text:p>
          </table:table-cell>
          <table:table-cell table:style-name="Tabla12.A1" office:value-type="string">
            <text:p text:style-name="Table_20_Contents">5% mensual</text:p>
          </table:table-cell>
        </table:table-row>
        <table:table-row>
          <table:table-cell table:style-name="Tabla12.A1" office:value-type="string">
            <text:p text:style-name="Table_20_Contents">Churn enterprise</text:p>
          </table:table-cell>
          <table:table-cell table:style-name="Tabla12.A1" office:value-type="string">
            <text:p text:style-name="Table_20_Contents">5% anual</text:p>
          </table:table-cell>
        </table:table-row>
        <table:table-row>
          <table:table-cell table:style-name="Tabla12.A1" office:value-type="string">
            <text:p text:style-name="Table_20_Contents">Margen bruto</text:p>
          </table:table-cell>
          <table:table-cell table:style-name="Tabla12.A1" office:value-type="string">
            <text:p text:style-name="Table_20_Contents">80%</text:p>
          </table:table-cell>
        </table:table-row>
      </table:table>
      <text:h text:style-name="Heading_20_3" text:outline-level="3">Objetivo año 1:</text:h>
      <text:list text:style-name="L61">
        <text:list-item>
          <text:p text:style-name="P68">500 clientes freemium → 100 convertidos a planes de pago dev</text:p>
        </text:list-item>
        <text:list-item>
          <text:p text:style-name="P68">10 clientes enterprise (B2B, medios, fintech, salud)</text:p>
        </text:list-item>
        <text:list-item>
          <text:p text:style-name="P68">ARR objetivo año 1: ~$350k</text:p>
        </text:list-item>
        <text:list-item>
          <text:p text:style-name="P68">Burn mensual inicial: ~$20k</text:p>
        </text:list-item>
      </text:list>
      <text:p text:style-name="Horizontal_20_Line"/>
      <text:h text:style-name="Heading_20_1" text:outline-level="1">🚀 Go-to-market inicial</text:h>
      <text:h text:style-name="Heading_20_3" text:outline-level="3">Developer motion</text:h>
      <text:list text:style-name="L62">
        <text:list-item>
          <text:p text:style-name="P69">Publicación en GitHub + Dev communities</text:p>
        </text:list-item>
        <text:list-item>
          <text:p text:style-name="P69">Artículos técnicos SEO: <text:span text:style-name="Emphasis">“How to protect your API from AI models”</text:span></text:p>
        </text:list-item>
        <text:list-item>
          <text:p text:style-name="P69">Integración con Cloudflare + Fastly + Vercel + Netlify (low friction)</text:p>
        </text:list-item>
      </text:list>
      <text:h text:style-name="Heading_20_3" text:outline-level="3"><text:soft-page-break/>Enterprise motion</text:h>
      <text:list text:style-name="L63">
        <text:list-item>
          <text:p text:style-name="P70">Target CISO / CTO de:</text:p>
          <text:list>
            <text:list-item>
              <text:p text:style-name="P70">Medios digitales</text:p>
            </text:list-item>
            <text:list-item>
              <text:p text:style-name="P70">APIs de datos (fintech, salud, legal)</text:p>
            </text:list-item>
            <text:list-item>
              <text:p text:style-name="P70">Plataformas SaaS con contenido propietario</text:p>
            </text:list-item>
          </text:list>
        </text:list-item>
        <text:list-item>
          <text:p text:style-name="P70">Inbound vía webinars: <text:span text:style-name="Emphasis">“Cómo evitar que tu IP alimente los LLMs sin permiso”</text:span></text:p>
        </text:list-item>
        <text:list-item>
          <text:p text:style-name="P70">Outbound muy selectivo vía LinkedIn + partners legales</text:p>
        </text:list-item>
      </text:list>
      <text:p text:style-name="Horizontal_20_Line"/>
      <text:h text:style-name="Heading_20_1" text:outline-level="1">⚠ Riesgos y puntos críticos a validar pronto:</text:h>
      <text:list text:style-name="L64">
        <text:list-item>
          <text:p text:style-name="P71">Capacidad real de detección avanzada de IA crawlers evasivos</text:p>
        </text:list-item>
        <text:list-item>
          <text:p text:style-name="P71">Velocidad de integración (cero-fricción para devs)</text:p>
        </text:list-item>
        <text:list-item>
          <text:p text:style-name="P71">Sensibilidad de precio en dev segment</text:p>
        </text:list-item>
        <text:list-item>
          <text:p text:style-name="P71">Tracción regulatoria (AI Act UE, etc.)</text:p>
        </text:list-item>
      </text:list>
      <text:p text:style-name="Horizontal_20_Line"/>
      <text:p text:style-name="Quotations">Aquí es donde empieza la parte crítica: elegir bien a los <text:span text:style-name="Strong_20_Emphasis">early design partners</text:span> (los primeros 3-5 clientes que te ayudan a validar detección, pricing y uso real).</text:p>
      <text:p text:style-name="Horizontal_20_Line"/>
      <text:p text:style-name="Text_20_body">Si quieres, el siguiente paso que podemos hacer es:</text:p>
      <text:p text:style-name="Text_20_body">✅ Definir <text:span text:style-name="Strong_20_Emphasis">el pitch deck para inversores / early partners</text:span><text:line-break/>✅ Hacer <text:span text:style-name="Strong_20_Emphasis">el mapa de los 5 primeros clientes reales</text:span><text:line-break/>✅ Dibujar <text:span text:style-name="Strong_20_Emphasis">los KPIs que deberías seguir desde el mes 1</text:span></text:p>
      <text:p text:style-name="Horizontal_20_Line"/>
      <text:p text:style-name="Text_20_body">¿Quieres que ataquemos el pitch o los primeros clientes?<text:line-break/>👉 Yo te recomendaría empezar por los primeros 5 clientes ahora mismo.</text:p>
      <text:p text:style-name="Standard"/>
      <text:p text:style-name="Standard"/>
      <text:p text:style-name="Text_20_body">Perfecto. Te preparo un <text:span text:style-name="Strong_20_Emphasis">borrador de pitch deck inicial</text:span> que podrías usar para inversores, early adopters o partners estratégicos. Este es el tipo de deck que está funcionando ahora mismo en SaaS early-stage, especialmente en AI-adjacent markets:</text:p>
      <text:p text:style-name="Horizontal_20_Line"/>
      <text:h text:style-name="Heading_20_1" text:outline-level="1">🧩 <text:span text:style-name="Strong_20_Emphasis">PITCH DECK: SaaS Anti-Scraping IA</text:span></text:h>
      <text:p text:style-name="Horizontal_20_Line"/>
      <text:h text:style-name="Heading_20_3" text:outline-level="3"><text:soft-page-break/>1️⃣ <text:span text:style-name="Emphasis">Slide 1: Problema (The Threat No One Sees)</text:span></text:h>
      <text:p text:style-name="Quotations">La IA está absorbiendo internet.<text:line-break/>Empresas, medios, APIs y plataformas están siendo <text:span text:style-name="Strong_20_Emphasis">scrapeadas masivamente por agentes de IA</text:span>.<text:line-break/>La mayoría <text:span text:style-name="Strong_20_Emphasis">ni siquiera sabe que están alimentando modelos sin su consentimiento</text:span>.</text:p>
      <text:list text:style-name="L65">
        <text:list-item>
          <text:p text:style-name="P72">Modelos fundacionales scrapean contenido, datasets, APIs.</text:p>
        </text:list-item>
        <text:list-item>
          <text:p text:style-name="P72">Las empresas pierden propiedad intelectual, datos valiosos y ventaja competitiva.</text:p>
        </text:list-item>
        <text:list-item>
          <text:p text:style-name="P72">Las regulaciones (AI Act, GDPR, Copyright) están desbordadas.</text:p>
        </text:list-item>
        <text:list-item>
          <text:p text:style-name="P72">Los bots IA son evasivos: ocultan user-agent, rotan IPs, simulan tráfico humano.</text:p>
        </text:list-item>
      </text:list>
      <text:p text:style-name="Horizontal_20_Line"/>
      <text:h text:style-name="Heading_20_3" text:outline-level="3">2️⃣ <text:span text:style-name="Emphasis">Slide 2: Oportunidad de mercado (The Unprotected Layer)</text:span></text:h>
      <text:p text:style-name="Quotations">Las empresas necesitan una nueva capa de protección: <text:span text:style-name="Strong_20_Emphasis">Anti-AI-Scraping Defense Layer</text:span>.</text:p>
      <text:p text:style-name="Text_20_body">Mercado inmediato:</text:p>
      <text:list text:style-name="L66">
        <text:list-item>
          <text:p text:style-name="P73">Medios digitales (paywalls, contenido premium)</text:p>
        </text:list-item>
        <text:list-item>
          <text:p text:style-name="P73">Plataformas SaaS (data products, APIs, cursos, marketplaces)</text:p>
        </text:list-item>
        <text:list-item>
          <text:p text:style-name="P73">Fintech / Salud / Legal (datos sensibles)</text:p>
        </text:list-item>
        <text:list-item>
          <text:p text:style-name="P73">IP &amp; copyright holders</text:p>
        </text:list-item>
      </text:list>
      <text:p text:style-name="Text_20_body">✅ Creciente presión regulatoria → ventana de oportunidad legal<text:line-break/>✅ Tamaño inicial: $3B TAM (datos web/API + AI Compliance SaaS)</text:p>
      <text:p text:style-name="Horizontal_20_Line"/>
      <text:h text:style-name="Heading_20_3" text:outline-level="3">3️⃣ <text:span text:style-name="Emphasis">Slide 3: La Solución (Nuestra Propuesta)</text:span></text:h>
      <text:p text:style-name="Text_20_body"><text:span text:style-name="Strong_20_Emphasis">[NOMBRE DEL PRODUCTO]</text:span></text:p>
      <text:p text:style-name="Quotations">SaaS API-first que detecta, bloquea y reporta scraping por agentes IA.</text:p>
      <text:list text:style-name="L67">
        <text:list-item>
          <text:p text:style-name="P74">🚫 Detección de bots IA (fingerprinting, heurística evasiva, honeypots)</text:p>
        </text:list-item>
        <text:list-item>
          <text:p text:style-name="P74">🔒 Bloqueo activo vía API / SDK / CDN plugin</text:p>
        </text:list-item>
        <text:list-item>
          <text:p text:style-name="P74">📊 Dashboard de visibilidad y reporting</text:p>
        </text:list-item>
        <text:list-item>
          <text:p text:style-name="P74">📄 Módulos de cumplimiento (AI Act, GDPR, Copyright scraping defense)</text:p>
        </text:list-item>
      </text:list>
      <text:p text:style-name="Text_20_body"><text:span text:style-name="Strong_20_Emphasis">Plug &amp; Play en minutos.</text:span></text:p>
      <text:p text:style-name="Horizontal_20_Line"/>
      <text:h text:style-name="Heading_20_3" text:outline-level="3">4️⃣ <text:span text:style-name="Emphasis">Slide 4: Demostración técnica (The Product in Action)</text:span></text:h>
      <text:p text:style-name="Text_20_body">[Breve demo:<text:line-break/>Request real → detection → honeypot → report en dashboard → alertas]</text:p>
      <text:list text:style-name="L68">
        <text:list-item>
          <text:p text:style-name="P75"><text:soft-page-break/>Detección de OpenAI GPTBot, Claudebot, CCBot, Google Gemini, etc.</text:p>
        </text:list-item>
        <text:list-item>
          <text:p text:style-name="P75">Fingerprinting más allá del User-Agent.</text:p>
        </text:list-item>
        <text:list-item>
          <text:p text:style-name="P75">Primeros resultados: <text:span text:style-name="Strong_20_Emphasis">bloqueo de +85% de intentos IA en clientes piloto.</text:span></text:p>
        </text:list-item>
      </text:list>
      <text:p text:style-name="Horizontal_20_Line"/>
      <text:h text:style-name="Heading_20_3" text:outline-level="3">5️⃣ <text:span text:style-name="Emphasis">Slide 5: Modelo de negocio (Revenue Model)</text:span></text:h>
      <text:p text:style-name="Text_20_body">SaaS + API + Enterprise compliance:</text:p>
      <text:list text:style-name="L69">
        <text:list-item>
          <text:p text:style-name="P76">Freemium developer (API-first)</text:p>
        </text:list-item>
        <text:list-item>
          <text:p text:style-name="P76">Subscription mensual por tráfico/domains protegidos</text:p>
        </text:list-item>
        <text:list-item>
          <text:p text:style-name="P76">Enterprise compliance modules</text:p>
        </text:list-item>
        <text:list-item>
          <text:p text:style-name="P76">Servicios profesionales (auditoría, legal partners)</text:p>
        </text:list-item>
      </text:list>
      <text:p text:style-name="Horizontal_20_Line"/>
      <text:h text:style-name="Heading_20_3" text:outline-level="3">6️⃣ <text:span text:style-name="Emphasis">Slide 6: Go-to-market (Our Playbook)</text:span></text:h>
      <text:list text:style-name="L70">
        <text:list-item>
          <text:p text:style-name="P77">Developer-first → GitHub, Vercel, Cloudflare Marketplace</text:p>
        </text:list-item>
        <text:list-item>
          <text:p text:style-name="P77">ABM para Enterprise → medios, SaaS B2B, APIs de datos</text:p>
        </text:list-item>
        <text:list-item>
          <text:p text:style-name="P77">Legal &amp; Compliance partnerships → despachos, reguladores</text:p>
        </text:list-item>
      </text:list>
      <text:p text:style-name="Text_20_body">✅ Enfoque dual: <text:span text:style-name="Strong_20_Emphasis">bottom-up dev adoption + top-down compliance sales</text:span></text:p>
      <text:p text:style-name="Horizontal_20_Line"/>
      <text:h text:style-name="Heading_20_3" text:outline-level="3">7️⃣ <text:span text:style-name="Emphasis">Slide 7: Equipo (The Builders)</text:span></text:h>
      <text:p text:style-name="Text_20_body">[Tu nombre] — CEO / CTO — [breve experiencia previa: SaaS, AI, Seguridad]<text:line-break/>[Co-founder] — Go-to-market<text:line-break/>[Advisor] — Legal/Compliance (AI Act)</text:p>
      <text:p text:style-name="Horizontal_20_Line"/>
      <text:h text:style-name="Heading_20_3" text:outline-level="3">8️⃣ <text:span text:style-name="Emphasis">Slide 8: Tracción inicial (Early Signals)</text:span></text:h>
      <text:list text:style-name="L71">
        <text:list-item>
          <text:p text:style-name="P78">5 Design Partners firmados</text:p>
        </text:list-item>
        <text:list-item>
          <text:p text:style-name="P78">100+ developers en lista de espera API beta</text:p>
        </text:list-item>
        <text:list-item>
          <text:p text:style-name="P78">Primeros acuerdos de partnership con consultoras compliance</text:p>
        </text:list-item>
        <text:list-item>
          <text:p text:style-name="P78">Pipeline Enterprise: medios, SaaS, plataformas de datos</text:p>
        </text:list-item>
      </text:list>
      <text:p text:style-name="Horizontal_20_Line"/>
      <text:h text:style-name="Heading_20_3" text:outline-level="3">9️⃣ <text:span text:style-name="Emphasis">Slide 9: Roadmap y uso de fondos (Why Now)</text:span></text:h>
      <text:p text:style-name="Text_20_body">Roadmap 12 meses:</text:p>
      <text:list text:style-name="L72">
        <text:list-item>
          <text:p text:style-name="P79">Detection v2 (detección evasiva, IA adversarial)</text:p>
        </text:list-item>
        <text:list-item>
          <text:p text:style-name="P79"><text:soft-page-break/>Integración CDN/WAF</text:p>
        </text:list-item>
        <text:list-item>
          <text:p text:style-name="P79">Compliance AI Act module</text:p>
        </text:list-item>
        <text:list-item>
          <text:p text:style-name="P79">Partnerships cloud &amp; legal</text:p>
        </text:list-item>
      </text:list>
      <text:p text:style-name="Text_20_body">Uso de fondos seed:<text:line-break/>R&amp;D detection team — Go-to-market team — Legal integrations</text:p>
      <text:p text:style-name="Horizontal_20_Line"/>
      <text:h text:style-name="Heading_20_3" text:outline-level="3">10️⃣ <text:span text:style-name="Emphasis">Slide 10: Cierre (The Ask)</text:span></text:h>
      <text:p text:style-name="Quotations">Buscamos <text:span text:style-name="Strong_20_Emphasis">$X en pre-seed/seed</text:span> para capturar la oportunidad emergente de protección contra scraping IA.</text:p>
      <text:list text:style-name="L73">
        <text:list-item>
          <text:p text:style-name="P80">Disrupción inevitable: la IA va a devorar todo lo que no esté protegido.</text:p>
        </text:list-item>
        <text:list-item>
          <text:p text:style-name="P80">Mercado legal, técnico y estratégico totalmente nuevo.</text:p>
        </text:list-item>
        <text:list-item>
          <text:p text:style-name="P80">Somos uno de los primeros en atacar el problema de raíz.</text:p>
        </text:list-item>
      </text:list>
      <text:p text:style-name="Horizontal_20_Line"/>
      <text:p text:style-name="Text_20_body">👉</text:p>
      <text:p text:style-name="Text_20_body"><text:span text:style-name="Strong_20_Emphasis">Nota:</text:span><text:line-break/>Si me das más datos sobre el equipo, experiencia, tamaño de ronda, y visión, puedo prepararte un <text:span text:style-name="Emphasis">pitch deck real de inversor</text:span> en formato presentable.</text:p>
      <text:p text:style-name="Text_20_body">¿Quieres que lo armemos como deck listo para enviar? (10 slides bien armadas para Seed / Pre-seed).</text:p>
      <text:p text:style-name="Text_20_body">Si me dices “vamos”, lo maqueto ahora.</text:p>
      <text:p text:style-name="Standard">---</text:p>
      <text:p text:style-name="Standard"/>
      <text:p text:style-name="P81">grok</text:p>
      <text:p text:style-name="P81"/>
      <text:p text:style-name="P82">A continuación, respondo al formulario solicitado basándome en el análisis detallado de la idea de negocio de tu startup, ContentShield AI. He estructurado las respuestas de manera clara y completa, utilizando la información relevante para describir el modelo de negocio y la tecnología, así como el plan de escalabilidad, de forma que sea comprensible y autónoma para el usuario.</text:p>
      <text:p text:style-name="Horizontal_20_Line"/>
      <text:p text:style-name="P33">DESCRIPCIÓN DE LA IDEA DE PROYECTO</text:p>
      <text:p text:style-name="P33">1. DESCRIBE TU MODELO DE NEGOCIO</text:p>
      <text:p text:style-name="P33">Antecedentes de la idea:<text:line-break/>ContentShield AI nace en un contexto donde la inteligencia artificial (IA) está revolucionando la creación y distribución de contenido digital, pero también generando desafíos éticos y legales. Modelos de IA, como los grandes modelos de lenguaje (LLM) y generadores de imágenes, se entrenan con datos masivos extraídos de internet, frecuentemente sin el consentimiento de los creadores. Casos como la demanda de Getty Images contra generadores de imágenes de IA y los debates regulatorios en Europa y <text:soft-page-break/>EE.UU. (por ejemplo, el EU AI Act y los informes de la Oficina de Derechos de Autor de EE.UU.) destacan la urgencia de proteger la propiedad intelectual en la era digital. ContentShield AI surge como una respuesta innovadora a esta problemática, ofreciendo una herramienta accesible para creadores y empresas.</text:p>
      <text:p text:style-name="P34">Problema al que da respuesta o solución:<text:line-break/>El problema principal es la falta de control sobre el uso no autorizado de contenido digital por parte de modelos de IA. Creadores, medios y empresas enfrentan: </text:p>
      <text:list text:style-name="L74">
        <text:list-item>
          <text:p text:style-name="P83">Extracción masiva de contenido (scraping) sin permiso. </text:p>
        </text:list-item>
        <text:list-item>
          <text:p text:style-name="P83">Reproducción o parafraseo de su trabajo sin atribución. </text:p>
        </text:list-item>
        <text:list-item>
          <text:p text:style-name="P83">Vulnerabilidad ante bots automáticos como scrapers y crawlers de IA.</text:p>
        </text:list-item>
      </text:list>
      <text:p text:style-name="P34">ContentShield AI propone una solución integral que incluye: </text:p>
      <text:list text:style-name="L75">
        <text:list-item>
          <text:p text:style-name="P84">Protección técnica: Bloqueo de crawlers en tiempo real, generación de archivos como robots.txt y llms.txt, y marcas digitales (fingerprinting) para rastrear el uso del contenido. </text:p>
        </text:list-item>
        <text:list-item>
          <text:p text:style-name="P84">Protección legal: Términos de uso personalizados, licencias "No IA" y herramientas para notificaciones de retiro (takedown notices). </text:p>
        </text:list-item>
        <text:list-item>
          <text:p text:style-name="P84">Monitoreo: Detección de uso indebido en modelos de IA y alertas automáticas.</text:p>
        </text:list-item>
      </text:list>
      <text:p text:style-name="P34">Tecnología y/o innovación:<text:line-break/>La plataforma combina tecnologías avanzadas en un servicio SaaS fácil de usar: </text:p>
      <text:list text:style-name="L76">
        <text:list-item>
          <text:p text:style-name="P85">Bloqueo técnico mediante configuraciones automáticas (robots.txt, meta tags). </text:p>
        </text:list-item>
        <text:list-item>
          <text:p text:style-name="P85">Fingerprinting invisible en texto, imágenes, audio y código para rastrear uso no autorizado. </text:p>
        </text:list-item>
        <text:list-item>
          <text:p text:style-name="P85">Registro en blockchain para pruebas irrefutables de autoría. </text:p>
        </text:list-item>
        <text:list-item>
          <text:p text:style-name="P85">Una API de monitoreo que detecta similitudes con outputs de modelos de IA.<text:line-break/>La innovación radica en integrar estas soluciones en un plugin de WordPress y una API adaptable a otros CMS, haciéndola accesible a usuarios sin conocimientos técnicos avanzados.</text:p>
        </text:list-item>
      </text:list>
      <text:p text:style-name="P86"/>
      <text:p text:style-name="P86"/>
      <text:p text:style-name="P87">Medidas técnicas adoptadas <text:span text:style-name="T5">por sitios afectados:</text:span><text:line-break/>Los sitios afectados han implementado principalmente: </text:p>
      <text:list text:style-name="L77">
        <text:list-item>
          <text:p text:style-name="P88"><text:span text:style-name="T1">Archivos </text:span><text:span text:style-name="T6">robots.txt</text:span><text:span text:style-name="T1">: Bloquean bots de IA como ChatGPT-User, GPTBot y otros, restringiendo el acceso a ciertas áreas del sitio. Por ejemplo, The New York Times bloquea a GPTBot </text:span><text:a xlink:type="simple" xlink:href="https://www.nytimes.com/robots.txt" office:target-frame-name="_blank" xlink:show="new" text:style-name="Internet_20_link" text:visited-style-name="Visited_20_Internet_20_Link"><text:span text:style-name="T7">The New York Times robots.txt</text:span></text:a><text:span text:style-name="T1">. </text:span></text:p>
        </text:list-item>
        <text:list-item>
          <text:p text:style-name="P89">Actualizaciones en términos de servicio: Prohíben explícitamente el uso de contenido para entrenar sistemas de IA, como hizo The New York Times </text:p>
          <text:p text:style-name="P90"><draw:frame draw:style-name="fr1" draw:name="Imagen1" text:anchor-type="as-char" svg:width="0.847cm" svg:height="0.847cm" draw:z-index="0"><draw:image xlink:href="Pictures/10000001000000200000002065F3FE8D.png" xlink:type="simple" xlink:show="embed" xlink:actuate="onLoad" draw:mime-type="image/png"/></draw:frame></text:p>
          <text:p text:style-name="P89">. </text:p>
        </text:list-item>
        <text:list-item>
          <text:p text:style-name="P89">Restricciones adicionales: Algunos, como DeviantArt, establecen retrasos de rastreo (<text:span text:style-name="T2">Crawl-Delay</text:span>) y bloquean rutas sensibles, mientras que Forbes permite excepciones específicas para ciertos bots como OAI-SearchBot.</text:p>
        </text:list-item>
      </text:list>
      <text:p text:style-name="P86"/>
      <text:p text:style-name="P86"/>
      <text:p text:style-name="P33"><text:soft-page-break/>Sector:<text:line-break/>ContentShield AI se enfoca en el sector de la tecnología de protección de contenido digital, un mercado en crecimiento impulsado por la proliferación de IA y la necesidad de salvaguardar la propiedad intelectual en línea.</text:p>
      <text:p text:style-name="P34">Tamaño del mercado:<text:line-break/>El público objetivo abarca: </text:p>
      <text:list text:style-name="L78">
        <text:list-item>
          <text:p text:style-name="P91">Creadores independientes (artistas, escritores, músicos). </text:p>
        </text:list-item>
        <text:list-item>
          <text:p text:style-name="P91">Medios de comunicación y blogs. </text:p>
        </text:list-item>
        <text:list-item>
          <text:p text:style-name="P91">Instituciones educativas y universidades. </text:p>
        </text:list-item>
        <text:list-item>
          <text:p text:style-name="P91">Empresas con contenido propietario. </text:p>
        </text:list-item>
        <text:list-item>
          <text:p text:style-name="P91">Plataformas de contenido (cursos, stock, tutoriales).<text:line-break/>Con más del 40% de los sitios web globales usando WordPress, el mercado potencial incluye millones de usuarios solo en este ecosistema, además de un crecimiento proyectado en la protección de propiedad intelectual digital debido a regulaciones emergentes.</text:p>
        </text:list-item>
      </text:list>
      <text:p text:style-name="P34">Competencia:<text:line-break/>No existe una solución SaaS integral contra el uso de IA como ContentShield AI. Competidores indirectos son: </text:p>
      <text:list text:style-name="L79">
        <text:list-item>
          <text:p text:style-name="P92">Herramientas de detección de plagio (Copyscape, Grammarly). </text:p>
        </text:list-item>
        <text:list-item>
          <text:p text:style-name="P92">Soluciones de rastreo de imágenes (Digimarc, Imatag). </text:p>
        </text:list-item>
        <text:list-item>
          <text:p text:style-name="P92">Proyectos como Spawning.ai o Glaze, enfocados en artistas visuales.<text:line-break/>ContentShield AI se diferencia por su enfoque multimodal, facilidad de uso y combinación de protección técnica y legal.</text:p>
        </text:list-item>
      </text:list>
      <text:p text:style-name="P33">Grado de desarrollo de la idea:<text:line-break/>La idea está en una etapa avanzada de conceptualización, con un plan claro para desarrollar un MVP en los próximos meses. Se ha realizado un análisis exhaustivo de mercado y necesidades, y existe un roadmap definido para el lanzamiento.</text:p>
      <text:p text:style-name="P34">Estimación de la inversión y los medios necesarios:<text:line-break/>Se estima una inversión inicial de 300.000 a 750.000 euros en el primer año para: </text:p>
      <text:list text:style-name="L80">
        <text:list-item>
          <text:p text:style-name="P93">Desarrollo del plugin y la API. </text:p>
        </text:list-item>
        <text:list-item>
          <text:p text:style-name="P93">Integración de blockchain y fingerprinting. </text:p>
        </text:list-item>
        <text:list-item>
          <text:p text:style-name="P93">Marketing y captación de usuarios. </text:p>
        </text:list-item>
        <text:list-item>
          <text:p text:style-name="P93">Equipo inicial de 6-8 personas (CEO, CTO, desarrolladores, legal, ventas).<text:line-break/>Se requerirán recursos como infraestructura cloud, alianzas con CMS (WordPress, Shopify) y expertos legales en propiedad intelectual.</text:p>
        </text:list-item>
      </text:list>
      <text:p text:style-name="P34">Impacto esperado:<text:line-break/>ContentShield AI busca: </text:p>
      <text:list text:style-name="L81">
        <text:list-item>
          <text:p text:style-name="P94">Proteger a millones de creadores y empresas frente al uso no autorizado por IA. </text:p>
        </text:list-item>
        <text:list-item>
          <text:p text:style-name="P94">Promover un ecosistema digital ético, alineado con ODS como trabajo decente (ODS 8), innovación responsable (ODS 9) y reducción de desigualdades (ODS 10). </text:p>
        </text:list-item>
        <text:list-item>
          <text:p text:style-name="P94">Generar ingresos recurrentes, con un ARR proyectado de más de 500.000 euros en el primer año.</text:p>
        </text:list-item>
      </text:list>
      <text:p text:style-name="Horizontal_20_Line"/>
      <text:p text:style-name="P33"><text:soft-page-break/>2. DESCRIBE CUÁL ES LA TECNOLOGÍA Y CÓMO TIENES PENSADO QUE ESCALE</text:p>
      <text:p text:style-name="P34">Descripción de la tecnología:<text:line-break/>ContentShield AI se basa en una plataforma SaaS con múltiples capas de protección y monitoreo: </text:p>
      <text:list text:style-name="L82">
        <text:list-item>
          <text:p text:style-name="P95">Protección técnica: </text:p>
          <text:list>
            <text:list-item>
              <text:p text:style-name="P95">Generación automática de archivos robots.txt y llms.txt para bloquear bots de IA. </text:p>
            </text:list-item>
            <text:list-item>
              <text:p text:style-name="P95">Uso de meta tags y headers HTTP para reforzar estas restricciones. </text:p>
            </text:list-item>
            <text:list-item>
              <text:p text:style-name="P95">Bloqueo en tiempo real de crawlers mediante análisis de patrones (IP, user-agents).</text:p>
            </text:list-item>
          </text:list>
        </text:list-item>
        <text:list-item>
          <text:p text:style-name="P95">Fingerprinting invisible: </text:p>
          <text:list>
            <text:list-item>
              <text:p text:style-name="P95">Marcas digitales imperceptibles incrustadas en texto, imágenes, audio y código mediante esteganografía, permitiendo rastrear uso indebido.</text:p>
            </text:list-item>
          </text:list>
        </text:list-item>
        <text:list-item>
          <text:p text:style-name="P95">Registro en blockchain: </text:p>
          <text:list>
            <text:list-item>
              <text:p text:style-name="P95">Hashes criptográficos y timestamps registrados en blockchain para crear pruebas inmutables de autoría y fecha de creación.</text:p>
            </text:list-item>
          </text:list>
        </text:list-item>
        <text:list-item>
          <text:p text:style-name="P95">Monitoreo y auditoría: </text:p>
          <text:list>
            <text:list-item>
              <text:p text:style-name="P95">API que compara contenido protegido con outputs de modelos de IA, detectando similitudes. </text:p>
            </text:list-item>
            <text:list-item>
              <text:p text:style-name="P95">Alertas automáticas ante uso no autorizado.</text:p>
            </text:list-item>
          </text:list>
        </text:list-item>
        <text:list-item>
          <text:p text:style-name="P95">Interfaz de usuario: </text:p>
          <text:list>
            <text:list-item>
              <text:p text:style-name="P95">Plugin de WordPress que automatiza la protección. </text:p>
            </text:list-item>
            <text:list-item>
              <text:p text:style-name="P95">Panel web y API para otros CMS, con configuración sencilla.</text:p>
            </text:list-item>
          </text:list>
        </text:list-item>
      </text:list>
      <text:p text:style-name="P34">Plan de escalado:<text:line-break/>El crecimiento de ContentShield AI se estructura en fases estratégicas: </text:p>
      <text:list text:style-name="L83">
        <text:list-item>
          <text:p text:style-name="P96">Lanzamiento inicial (MVP): </text:p>
          <text:list>
            <text:list-item>
              <text:p text:style-name="P96">Desarrollar y lanzar un plugin de WordPress con funciones básicas (bloqueo técnico, términos de uso). </text:p>
            </text:list-item>
            <text:list-item>
              <text:p text:style-name="P96">Publicarlo en WordPress.org para atraer usuarios gratuitos y ganar visibilidad.</text:p>
            </text:list-item>
          </text:list>
        </text:list-item>
        <text:list-item>
          <text:p text:style-name="P96">Expansión de funcionalidades: </text:p>
          <text:list>
            <text:list-item>
              <text:p text:style-name="P96">Integrar fingerprinting y blockchain progresivamente. </text:p>
            </text:list-item>
            <text:list-item>
              <text:p text:style-name="P96">Desarrollar la API de monitoreo para detectar uso en modelos de IA.</text:p>
            </text:list-item>
          </text:list>
        </text:list-item>
        <text:list-item>
          <text:p text:style-name="P96">Modelo freemium: </text:p>
          <text:list>
            <text:list-item>
              <text:p text:style-name="P96">Versión gratuita con funciones básicas para captar usuarios. </text:p>
            </text:list-item>
            <text:list-item>
              <text:p text:style-name="P96">Versión premium con fingerprinting, blockchain y soporte avanzado, bajo suscripción anual.</text:p>
            </text:list-item>
          </text:list>
        </text:list-item>
        <text:list-item>
          <text:p text:style-name="P96">Integraciones y partnerships: </text:p>
          <text:list>
            <text:list-item>
              <text:p text:style-name="P96">Alianzas con CMS como Webflow, Shopify y Drupal para integraciones nativas. </text:p>
            </text:list-item>
            <text:list-item>
              <text:p text:style-name="P96">Colaboraciones con plataformas como Substack o Patreon para proteger a sus creadores.</text:p>
            </text:list-item>
          </text:list>
        </text:list-item>
        <text:list-item>
          <text:p text:style-name="P96">Escalado internacional: </text:p>
          <text:list>
            <text:list-item>
              <text:p text:style-name="P96">Adaptar la plataforma a múltiples idiomas y regulaciones locales. </text:p>
            </text:list-item>
            <text:list-item>
              <text:p text:style-name="P96">Expandir marketing a mercados clave (EE.UU., Europa, Asia).</text:p>
            </text:list-item>
          </text:list>
        </text:list-item>
        <text:list-item>
          <text:p text:style-name="P96"><text:soft-page-break/>Enterprise y personalización: </text:p>
          <text:list>
            <text:list-item>
              <text:p text:style-name="P96">Ofrecer soluciones a medida para sectores críticos (defensa, pharma, gobierno). </text:p>
            </text:list-item>
            <text:list-item>
              <text:p text:style-name="P96">Servicios de consultoría legal y técnica para grandes clientes.</text:p>
            </text:list-item>
          </text:list>
        </text:list-item>
        <text:list-item>
          <text:p text:style-name="P96">Comunidad y open-source: </text:p>
          <text:list>
            <text:list-item>
              <text:p text:style-name="P96">Fomentar una comunidad de desarrolladores que contribuya al plugin, mejorándolo y adaptándolo. </text:p>
            </text:list-item>
            <text:list-item>
              <text:p text:style-name="P96">Usar retroalimentación para priorizar nuevas funciones.</text:p>
            </text:list-item>
          </text:list>
        </text:list-item>
      </text:list>
      <text:p text:style-name="P33">Este enfoque permite un crecimiento sostenible, empezando por el ecosistema de WordPress y expandiéndose a otros mercados, respondiendo a la demanda creciente de protección de contenido en la era de la IA.</text:p>
      <text:p text:style-name="Horizontal_20_Line"/>
      <text:p text:style-name="P33">Espero que estas respuestas cumplan con tus expectativas para el formulario. Si necesitas ajustes o más detalles, no dudes en pedírmelo. ¡Éxito con ContentShield AI!</text:p>
      <text:p text:style-name="P81"/>
      <text:p text:style-name="P81">----</text:p>
      <text:p text:style-name="P81"/>
      <text:p text:style-name="P82">Hola! Me parece genial que estés considerando crear un software SaaS para bloquear las técnicas de scraping de IA y proteger el contenido de los usuarios. A continuación, te doy mi opinión sobre el tema y un plan de negocio detallado para que puedas dar los primeros pasos con tu startup.</text:p>
      <text:p text:style-name="Horizontal_20_Line"/>
      <text:p text:style-name="P33">Opinión sobre la Idea</text:p>
      <text:p text:style-name="P33">El tema del scraping de IA es muy actual y relevante. Empresas de inteligencia artificial están recolectando grandes cantidades de datos de la web, a menudo sin el consentimiento de los creadores de contenido, para entrenar sus modelos de lenguaje. Esto ha generado preocupaciones éticas y legales, especialmente en torno a la propiedad intelectual y la privacidad. Tu idea de desarrollar un software SaaS que bloquee estas prácticas tiene mucho potencial, ya que responde a una necesidad real: proteger el contenido de quienes lo crean.</text:p>
      <text:p text:style-name="P34">Ventajas:</text:p>
      <text:list text:style-name="L84">
        <text:list-item>
          <text:p text:style-name="P97">Demanda creciente: Hay un interés cada vez mayor por parte de creadores de contenido, medios y empresas en proteger su propiedad intelectual frente al uso no autorizado por parte de IA.</text:p>
        </text:list-item>
        <text:list-item>
          <text:p text:style-name="P97">Nicho específico: Al enfocarte en el scraping de IA, te diferencias de soluciones más genéricas de protección contra bots, lo que puede ser un gran punto a tu favor.</text:p>
        </text:list-item>
        <text:list-item>
          <text:p text:style-name="P97">Modelo SaaS: Es escalable y permite generar ingresos recurrentes a través de suscripciones.</text:p>
        </text:list-item>
      </text:list>
      <text:p text:style-name="P34">Desafíos:</text:p>
      <text:list text:style-name="L85">
        <text:list-item>
          <text:p text:style-name="P98">Complejidad técnica: Los scrapers de IA son avanzados (usan proxies, emulan comportamiento humano, etc.), por lo que tu software deberá ser sofisticado y actualizarse constantemente.</text:p>
        </text:list-item>
        <text:list-item>
          <text:p text:style-name="P98">Competencia: Empresas como Cloudflare o Akamai ya ofrecen protección contra bots, aunque no están especializadas en IA. Necesitarás una propuesta de valor única.</text:p>
        </text:list-item>
        <text:list-item>
          <text:p text:style-name="P98"><text:soft-page-break/>Educación del mercado: Muchos usuarios no saben que su contenido está siendo scraped o por qué necesitan protegerse, así que tendrás que invertir en concienciación.</text:p>
        </text:list-item>
      </text:list>
      <text:p text:style-name="P33">En resumen, creo que tu idea es prometedora y tiene un mercado potencial, pero el éxito dependerá de una ejecución técnica sólida, una estrategia de marketing efectiva y la capacidad de adaptarte a los cambios rápidos en las tácticas de scraping.</text:p>
      <text:p text:style-name="Horizontal_20_Line"/>
      <text:p text:style-name="P33">Plan de Negocio: SaaS para Bloquear Scraping de IA</text:p>
      <text:p text:style-name="P33">1. Resumen Ejecutivo</text:p>
      <text:p text:style-name="P33">[Nombre de la Empresa] será una startup que desarrolle un software SaaS para proteger el contenido web de los usuarios al bloquear técnicas avanzadas de scraping utilizadas por empresas de IA. Nuestra misión es empoderar a los creadores de contenido y empresas dándoles control sobre su propiedad intelectual en un mundo donde los datos son explotados sin permiso.</text:p>
      <text:p text:style-name="P33">2. Descripción del Negocio</text:p>
      <text:p text:style-name="P34">Ofreceremos un servicio SaaS que:</text:p>
      <text:list text:style-name="L86">
        <text:list-item>
          <text:p text:style-name="P99">Detecta y bloquea bots de scraping de IA, tanto conocidos como emergentes.</text:p>
        </text:list-item>
        <text:list-item>
          <text:p text:style-name="P99">Permite a los usuarios definir reglas personalizadas de bloqueo según sus necesidades.</text:p>
        </text:list-item>
        <text:list-item>
          <text:p text:style-name="P99">Incluye monitoreo en tiempo real y alertas sobre intentos de scraping.</text:p>
        </text:list-item>
        <text:list-item>
          <text:p text:style-name="P99">Se integra fácilmente con plataformas populares como WordPress, Shopify o Joomla.</text:p>
        </text:list-item>
      </text:list>
      <text:p text:style-name="P33">Propuesta de Valor: "Protege tu contenido del scraping de IA y mantén tu propiedad intelectual segura con una solución simple y efectiva."</text:p>
      <text:p text:style-name="P34">3. Análisis de Mercado</text:p>
      <text:list text:style-name="L87">
        <text:list-item>
          <text:p text:style-name="P100">Tamaño del Mercado: El mercado global de protección contra bots y scraping está valorado en aproximadamente $1.5 mil millones en 2023, con un crecimiento anual estimado del 15% (según datos de MarketsandMarkets).</text:p>
        </text:list-item>
        <text:list-item>
          <text:p text:style-name="P100">Segmento Objetivo: </text:p>
          <text:list>
            <text:list-item>
              <text:p text:style-name="P100">Creadores de contenido (bloggers, escritores, artistas).</text:p>
            </text:list-item>
            <text:list-item>
              <text:p text:style-name="P100">Medios de comunicación (periódicos, revistas digitales).</text:p>
            </text:list-item>
            <text:list-item>
              <text:p text:style-name="P100">Empresas de comercio electrónico y sitios con contenido propietario.</text:p>
            </text:list-item>
          </text:list>
        </text:list-item>
        <text:list-item>
          <text:p text:style-name="P100">Competencia: Cloudflare, Akamai e Imperva ofrecen soluciones anti-bots, pero no se especializan en scraping de IA. Nuestra ventaja será un enfoque específico y una interfaz amigable para usuarios no técnicos.</text:p>
        </text:list-item>
      </text:list>
      <text:p text:style-name="P34">4. Estrategia de Marketing</text:p>
      <text:list text:style-name="L88">
        <text:list-item>
          <text:p text:style-name="P101">Posicionamiento: "La solución definitiva para proteger tu contenido de la IA."</text:p>
        </text:list-item>
        <text:list-item>
          <text:p text:style-name="P101">Canales:</text:p>
          <text:list>
            <text:list-item>
              <text:p text:style-name="P101">Marketing de contenido: Artículos y guías sobre los riesgos del scraping de IA y cómo protegerse.</text:p>
            </text:list-item>
            <text:list-item>
              <text:p text:style-name="P101">SEO: Optimización para términos como "proteger contenido de IA" o "bloquear scraping".</text:p>
            </text:list-item>
            <text:list-item>
              <text:p text:style-name="P101">Partnerships: Colaboraciones con plataformas CMS (WordPress, Shopify) para integraciones nativas.</text:p>
            </text:list-item>
            <text:list-item>
              <text:p text:style-name="P101"><text:soft-page-break/>Redes sociales: Publicidad dirigida a creadores y medios.</text:p>
            </text:list-item>
          </text:list>
        </text:list-item>
        <text:list-item>
          <text:p text:style-name="P101">Precios: Modelo freemium:</text:p>
          <text:list>
            <text:list-item>
              <text:p text:style-name="P101">Plan gratuito: Protección básica para sitios pequeños.</text:p>
            </text:list-item>
            <text:list-item>
              <text:p text:style-name="P101">Planes premium: $20-$100/mes según el tamaño del sitio y funcionalidades avanzadas (monitoreo, personalización).</text:p>
            </text:list-item>
          </text:list>
        </text:list-item>
      </text:list>
      <text:p text:style-name="P34">5. Plan Operativo</text:p>
      <text:list text:style-name="L89">
        <text:list-item>
          <text:p text:style-name="P102">Desarrollo del Producto:</text:p>
          <text:list>
            <text:list-item>
              <text:p text:style-name="P102">Fase 1 (MVP): Bloqueo de bots de IA conocidos (como los usados por grandes empresas de lenguaje) y reglas básicas.</text:p>
            </text:list-item>
            <text:list-item>
              <text:p text:style-name="P102">Fase 2: Integración con CMS populares y personalización avanzada.</text:p>
            </text:list-item>
            <text:list-item>
              <text:p text:style-name="P102">Fase 3: Uso de machine learning para detectar y bloquear bots emergentes automáticamente.</text:p>
            </text:list-item>
          </text:list>
        </text:list-item>
        <text:list-item>
          <text:p text:style-name="P102">Equipo:</text:p>
          <text:list>
            <text:list-item>
              <text:p text:style-name="P102">Fundadores con experiencia en ciberseguridad y desarrollo web.</text:p>
            </text:list-item>
            <text:list-item>
              <text:p text:style-name="P102">Ingenieros de software, especialistas en marketing digital y personal de soporte.</text:p>
            </text:list-item>
          </text:list>
        </text:list-item>
        <text:list-item>
          <text:p text:style-name="P102">Infraestructura: Uso de servicios en la nube (AWS o Google Cloud) para garantizar escalabilidad.</text:p>
        </text:list-item>
      </text:list>
      <text:p text:style-name="P34">6. Proyecciones Financieras</text:p>
      <text:list text:style-name="L90">
        <text:list-item>
          <text:p text:style-name="P103">Ingresos:</text:p>
          <text:list>
            <text:list-item>
              <text:p text:style-name="P103">Año 1: 1,000 usuarios con un ingreso promedio por usuario (ARPU) de $30/mes → $360,000.</text:p>
            </text:list-item>
            <text:list-item>
              <text:p text:style-name="P103">Año 2: 5,000 usuarios con ARPU de $35/mes → $2.1 millones.</text:p>
            </text:list-item>
          </text:list>
        </text:list-item>
        <text:list-item>
          <text:p text:style-name="P103">Costos (Año 1):</text:p>
          <text:list>
            <text:list-item>
              <text:p text:style-name="P103">Desarrollo: $200,000.</text:p>
            </text:list-item>
            <text:list-item>
              <text:p text:style-name="P103">Marketing: $100,000.</text:p>
            </text:list-item>
            <text:list-item>
              <text:p text:style-name="P103">Operaciones: $50,000.</text:p>
            </text:list-item>
          </text:list>
        </text:list-item>
        <text:list-item>
          <text:p text:style-name="P103">Punto de Equilibrio: 18 meses.</text:p>
        </text:list-item>
        <text:list-item>
          <text:p text:style-name="P103">Financiamiento: Bootstrapping inicial, seguido de una ronda seed de $500,000 para acelerar el crecimiento.</text:p>
        </text:list-item>
      </text:list>
      <text:p text:style-name="P34">7. Riesgos y Mitigaciones</text:p>
      <text:list text:style-name="L91">
        <text:list-item>
          <text:p text:style-name="P104">Riesgo Técnico: Los scrapers evolucionan rápido.</text:p>
          <text:list>
            <text:list-item>
              <text:p text:style-name="P104">Mitigación: Equipo de investigación y desarrollo dedicado a actualizaciones constantes.</text:p>
            </text:list-item>
          </text:list>
        </text:list-item>
        <text:list-item>
          <text:p text:style-name="P104">Riesgo de Mercado: Baja adopción inicial.</text:p>
          <text:list>
            <text:list-item>
              <text:p text:style-name="P104">Mitigación: Marketing educativo y partnerships estratégicos.</text:p>
            </text:list-item>
          </text:list>
        </text:list-item>
        <text:list-item>
          <text:p text:style-name="P104">Riesgo Legal: Posibles disputas sobre el bloqueo de bots.</text:p>
          <text:list>
            <text:list-item>
              <text:p text:style-name="P104">Mitigación: Asesoría legal para cumplir normativas y transparencia con los usuarios.</text:p>
            </text:list-item>
          </text:list>
        </text:list-item>
      </text:list>
      <text:p text:style-name="P33">8. Conclusión</text:p>
      <text:p text:style-name="P33">[Nombre de la Empresa] tiene el potencial de liderar un nicho en crecimiento: la protección contra el scraping de IA. Con un producto bien ejecutado y una estrategia enfocada en las necesidades de los creadores, podemos capturar una parte significativa de este mercado.</text:p>
      <text:p text:style-name="Horizontal_20_Line"/>
      <text:p text:style-name="P33"><text:soft-page-break/>Consejos Finales</text:p>
      <text:p text:style-name="P34">Tu idea tiene mucho sentido en el contexto actual, pero te recomiendo:</text:p>
      <text:list text:style-name="L92">
        <text:list-item>
          <text:p text:style-name="P105">Validar con un MVP: Lanza una versión básica para probar la demanda y obtener feedback.</text:p>
        </text:list-item>
        <text:list-item>
          <text:p text:style-name="P105">Invertir en educación: Explica a tus clientes por qué necesitan tu solución.</text:p>
        </text:list-item>
        <text:list-item>
          <text:p text:style-name="P105">Buscar diferenciación: Enfócate en la simplicidad para usuarios no técnicos y en la especialización en IA.</text:p>
        </text:list-item>
      </text:list>
      <text:p text:style-name="P33">Espero que este plan te sea útil como base. ¡Mucho éxito con tu startup! Si necesitas ajustar algo o profundizar en algún punto, no dudes en pedírmelo.</text:p>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9T13:19:02.878000000</meta:creation-date>
    <dc:date>2025-06-15T18:37:45.018000000</dc:date>
    <meta:editing-duration>PT9H43M25S</meta:editing-duration>
    <meta:editing-cycles>10</meta:editing-cycles>
    <meta:generator>LibreOffice/24.8.7.2$Windows_X86_64 LibreOffice_project/e07d0a63a46349d29051da79b1fde8160bab2a89</meta:generator>
    <meta:document-statistic meta:table-count="12" meta:image-count="1" meta:object-count="0" meta:page-count="40" meta:paragraph-count="1036" meta:word-count="10286" meta:character-count="68639" meta:non-whitespace-character-count="59810"/>
  </office:meta>
</office:document-meta>
</file>